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1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>
            <text:p>Generatio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single</text:p>
          </table:table-cell>
          <table:table-cell office:value-type="string">
            <text:p>single_av_10</text:p>
          </table:table-cell>
          <table:table-cell office:value-type="string">
            <text:p>multiple</text:p>
          </table:table-cell>
          <table:table-cell office:value-type="string">
            <text:p>Multi_av_10</text:p>
          </table:table-cell>
          <table:table-cell>
            <draw:frame table:end-cell-address="Data.AA39" table:end-x="0.938cm" table:end-y="0.36cm" draw:z-index="0" draw:style-name="gr1" draw:text-style-name="P1" svg:width="39.214cm" svg:height="18.145cm" svg:x="0.112cm" svg:y="0.111cm">
              <draw:object draw:notify-on-update-of-ranges="Data.F1:Data.F1 Data.F2:Data.F305 Data.G1:Data.G1 Data.G2:Data.G305 Data.H1:Data.H1 Data.H2:Data.H305 Data.I1:Data.I1 Data.I2:Data.I3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Gen</text:p>
          </table:table-cell>
          <table:table-cell office:value-type="float" office:value="2">
            <text:p>2</text:p>
          </table:table-cell>
          <table:table-cell office:value-type="string">
            <text:p>median:</text:p>
          </table:table-cell>
          <table:table-cell office:value-type="string">
            <text:p>0.004m</text:p>
          </table:table-cell>
          <table:table-cell office:value-type="string">
            <text:p>took:</text:p>
          </table:table-cell>
          <table:table-cell office:value-type="float" office:value="232">
            <text:p>232</text:p>
          </table:table-cell>
          <table:table-cell/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3">
            <text:p>3</text:p>
          </table:table-cell>
          <table:table-cell office:value-type="string">
            <text:p>median:</text:p>
          </table:table-cell>
          <table:table-cell office:value-type="string">
            <text:p>0.068m</text:p>
          </table:table-cell>
          <table:table-cell office:value-type="string">
            <text:p>took:</text:p>
          </table:table-cell>
          <table:table-cell office:value-type="float" office:value="233">
            <text:p>233</text:p>
          </table:table-cell>
          <table:table-cell/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4">
            <text:p>4</text:p>
          </table:table-cell>
          <table:table-cell office:value-type="string">
            <text:p>median:</text:p>
          </table:table-cell>
          <table:table-cell office:value-type="string">
            <text:p>0.117m</text:p>
          </table:table-cell>
          <table:table-cell office:value-type="string">
            <text:p>took:</text:p>
          </table:table-cell>
          <table:table-cell office:value-type="float" office:value="242">
            <text:p>242</text:p>
          </table:table-cell>
          <table:table-cell/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5">
            <text:p>5</text:p>
          </table:table-cell>
          <table:table-cell office:value-type="string">
            <text:p>median:</text:p>
          </table:table-cell>
          <table:table-cell office:value-type="string">
            <text:p>0.159m</text:p>
          </table:table-cell>
          <table:table-cell office:value-type="string">
            <text:p>took:</text:p>
          </table:table-cell>
          <table:table-cell office:value-type="float" office:value="242">
            <text:p>242</text:p>
          </table:table-cell>
          <table:table-cell/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6">
            <text:p>6</text:p>
          </table:table-cell>
          <table:table-cell office:value-type="string">
            <text:p>median:</text:p>
          </table:table-cell>
          <table:table-cell office:value-type="string">
            <text:p>0.208m</text:p>
          </table:table-cell>
          <table:table-cell office:value-type="string">
            <text:p>took:</text:p>
          </table:table-cell>
          <table:table-cell office:value-type="float" office:value="253">
            <text:p>253</text:p>
          </table:table-cell>
          <table:table-cell/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7">
            <text:p>7</text:p>
          </table:table-cell>
          <table:table-cell office:value-type="string">
            <text:p>median:</text:p>
          </table:table-cell>
          <table:table-cell office:value-type="string">
            <text:p>0.283m</text:p>
          </table:table-cell>
          <table:table-cell office:value-type="string">
            <text:p>took:</text:p>
          </table:table-cell>
          <table:table-cell office:value-type="float" office:value="254">
            <text:p>254</text:p>
          </table:table-cell>
          <table:table-cell/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8">
            <text:p>8</text:p>
          </table:table-cell>
          <table:table-cell office:value-type="string">
            <text:p>median:</text:p>
          </table:table-cell>
          <table:table-cell office:value-type="string">
            <text:p>0.381m</text:p>
          </table:table-cell>
          <table:table-cell office:value-type="string">
            <text:p>took:</text:p>
          </table:table-cell>
          <table:table-cell office:value-type="float" office:value="260">
            <text:p>260</text:p>
          </table:table-cell>
          <table:table-cell/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9">
            <text:p>9</text:p>
          </table:table-cell>
          <table:table-cell office:value-type="string">
            <text:p>median:</text:p>
          </table:table-cell>
          <table:table-cell office:value-type="string">
            <text:p>0.504m</text:p>
          </table:table-cell>
          <table:table-cell office:value-type="string">
            <text:p>took:</text:p>
          </table:table-cell>
          <table:table-cell office:value-type="float" office:value="284">
            <text:p>284</text:p>
          </table:table-cell>
          <table:table-cell/>
          <table:table-cell office:value-type="float" office:value="284">
            <text:p>284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10">
            <text:p>10</text:p>
          </table:table-cell>
          <table:table-cell office:value-type="string">
            <text:p>median:</text:p>
          </table:table-cell>
          <table:table-cell office:value-type="string">
            <text:p>0.595m</text:p>
          </table:table-cell>
          <table:table-cell office:value-type="string">
            <text:p>took:</text:p>
          </table:table-cell>
          <table:table-cell office:value-type="float" office:value="264">
            <text:p>264</text:p>
          </table:table-cell>
          <table:table-cell/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11">
            <text:p>11</text:p>
          </table:table-cell>
          <table:table-cell office:value-type="string">
            <text:p>median:</text:p>
          </table:table-cell>
          <table:table-cell office:value-type="string">
            <text:p>0.693m</text:p>
          </table:table-cell>
          <table:table-cell office:value-type="string">
            <text:p>took:</text:p>
          </table:table-cell>
          <table:table-cell office:value-type="float" office:value="268">
            <text:p>268</text:p>
          </table:table-cell>
          <table:table-cell table:formula="of:=SUM([.F2:.F11])/10" office:value-type="float" office:value="253.2">
            <text:p>253,2</text:p>
          </table:table-cell>
          <table:table-cell office:value-type="float" office:value="242">
            <text:p>242</text:p>
          </table:table-cell>
          <table:table-cell table:formula="of:=SUM([.H2:.H11])/10" office:value-type="float" office:value="257.6">
            <text:p>257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">
            <text:p>12</text:p>
          </table:table-cell>
          <table:table-cell office:value-type="string">
            <text:p>median:</text:p>
          </table:table-cell>
          <table:table-cell office:value-type="string">
            <text:p>0.787m</text:p>
          </table:table-cell>
          <table:table-cell office:value-type="string">
            <text:p>took:</text:p>
          </table:table-cell>
          <table:table-cell office:value-type="float" office:value="239">
            <text:p>239</text:p>
          </table:table-cell>
          <table:table-cell table:formula="of:=SUM([.F3:.F12])/10" office:value-type="float" office:value="253.9">
            <text:p>253,9</text:p>
          </table:table-cell>
          <table:table-cell office:value-type="float" office:value="240">
            <text:p>240</text:p>
          </table:table-cell>
          <table:table-cell table:formula="of:=SUM([.H3:.H12])/10" office:value-type="float" office:value="258.5">
            <text:p>258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">
            <text:p>13</text:p>
          </table:table-cell>
          <table:table-cell office:value-type="string">
            <text:p>median:</text:p>
          </table:table-cell>
          <table:table-cell office:value-type="string">
            <text:p>0.903m</text:p>
          </table:table-cell>
          <table:table-cell office:value-type="string">
            <text:p>took:</text:p>
          </table:table-cell>
          <table:table-cell office:value-type="float" office:value="237">
            <text:p>237</text:p>
          </table:table-cell>
          <table:table-cell table:formula="of:=SUM([.F4:.F13])/10" office:value-type="float" office:value="254.3">
            <text:p>254,3</text:p>
          </table:table-cell>
          <table:table-cell office:value-type="float" office:value="238">
            <text:p>238</text:p>
          </table:table-cell>
          <table:table-cell table:formula="of:=SUM([.H4:.H13])/10" office:value-type="float" office:value="258.8">
            <text:p>258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">
            <text:p>14</text:p>
          </table:table-cell>
          <table:table-cell office:value-type="string">
            <text:p>median:</text:p>
          </table:table-cell>
          <table:table-cell office:value-type="string">
            <text:p>1.007m</text:p>
          </table:table-cell>
          <table:table-cell office:value-type="string">
            <text:p>took:</text:p>
          </table:table-cell>
          <table:table-cell office:value-type="float" office:value="231">
            <text:p>231</text:p>
          </table:table-cell>
          <table:table-cell table:formula="of:=SUM([.F5:.F14])/10" office:value-type="float" office:value="253.2">
            <text:p>253,2</text:p>
          </table:table-cell>
          <table:table-cell office:value-type="float" office:value="232">
            <text:p>232</text:p>
          </table:table-cell>
          <table:table-cell table:formula="of:=SUM([.H5:.H14])/10" office:value-type="float" office:value="257.5">
            <text:p>257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">
            <text:p>15</text:p>
          </table:table-cell>
          <table:table-cell office:value-type="string">
            <text:p>median:</text:p>
          </table:table-cell>
          <table:table-cell office:value-type="string">
            <text:p>1.111m</text:p>
          </table:table-cell>
          <table:table-cell office:value-type="string">
            <text:p>took:</text:p>
          </table:table-cell>
          <table:table-cell office:value-type="float" office:value="229">
            <text:p>229</text:p>
          </table:table-cell>
          <table:table-cell table:formula="of:=SUM([.F6:.F15])/10" office:value-type="float" office:value="251.9">
            <text:p>251,9</text:p>
          </table:table-cell>
          <table:table-cell office:value-type="float" office:value="225">
            <text:p>225</text:p>
          </table:table-cell>
          <table:table-cell table:formula="of:=SUM([.H6:.H15])/10" office:value-type="float" office:value="253.9">
            <text:p>25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">
            <text:p>16</text:p>
          </table:table-cell>
          <table:table-cell office:value-type="string">
            <text:p>median:</text:p>
          </table:table-cell>
          <table:table-cell office:value-type="string">
            <text:p>1.187m</text:p>
          </table:table-cell>
          <table:table-cell office:value-type="string">
            <text:p>took:</text:p>
          </table:table-cell>
          <table:table-cell office:value-type="float" office:value="228">
            <text:p>228</text:p>
          </table:table-cell>
          <table:table-cell table:formula="of:=SUM([.F7:.F16])/10" office:value-type="float" office:value="249.4">
            <text:p>249,4</text:p>
          </table:table-cell>
          <table:table-cell office:value-type="float" office:value="232">
            <text:p>232</text:p>
          </table:table-cell>
          <table:table-cell table:formula="of:=SUM([.H7:.H16])/10" office:value-type="float" office:value="248">
            <text:p>24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">
            <text:p>17</text:p>
          </table:table-cell>
          <table:table-cell office:value-type="string">
            <text:p>median:</text:p>
          </table:table-cell>
          <table:table-cell office:value-type="string">
            <text:p>1.292m</text:p>
          </table:table-cell>
          <table:table-cell office:value-type="string">
            <text:p>took:</text:p>
          </table:table-cell>
          <table:table-cell office:value-type="float" office:value="235">
            <text:p>235</text:p>
          </table:table-cell>
          <table:table-cell table:formula="of:=SUM([.F8:.F17])/10" office:value-type="float" office:value="247.5">
            <text:p>247,5</text:p>
          </table:table-cell>
          <table:table-cell office:value-type="float" office:value="230">
            <text:p>230</text:p>
          </table:table-cell>
          <table:table-cell table:formula="of:=SUM([.H8:.H17])/10" office:value-type="float" office:value="245.8">
            <text:p>245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">
            <text:p>18</text:p>
          </table:table-cell>
          <table:table-cell office:value-type="string">
            <text:p>median:</text:p>
          </table:table-cell>
          <table:table-cell office:value-type="string">
            <text:p>1.404m</text:p>
          </table:table-cell>
          <table:table-cell office:value-type="string">
            <text:p>took:</text:p>
          </table:table-cell>
          <table:table-cell office:value-type="float" office:value="234">
            <text:p>234</text:p>
          </table:table-cell>
          <table:table-cell table:formula="of:=SUM([.F9:.F18])/10" office:value-type="float" office:value="244.9">
            <text:p>244,9</text:p>
          </table:table-cell>
          <table:table-cell office:value-type="float" office:value="235">
            <text:p>235</text:p>
          </table:table-cell>
          <table:table-cell table:formula="of:=SUM([.H9:.H18])/10" office:value-type="float" office:value="240.7">
            <text:p>240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">
            <text:p>19</text:p>
          </table:table-cell>
          <table:table-cell office:value-type="string">
            <text:p>median:</text:p>
          </table:table-cell>
          <table:table-cell office:value-type="string">
            <text:p>1.501m</text:p>
          </table:table-cell>
          <table:table-cell office:value-type="string">
            <text:p>took:</text:p>
          </table:table-cell>
          <table:table-cell office:value-type="float" office:value="249">
            <text:p>249</text:p>
          </table:table-cell>
          <table:table-cell table:formula="of:=SUM([.F10:.F19])/10" office:value-type="float" office:value="241.4">
            <text:p>241,4</text:p>
          </table:table-cell>
          <table:table-cell office:value-type="float" office:value="240">
            <text:p>240</text:p>
          </table:table-cell>
          <table:table-cell table:formula="of:=SUM([.H10:.H19])/10" office:value-type="float" office:value="236.3">
            <text:p>236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">
            <text:p>20</text:p>
          </table:table-cell>
          <table:table-cell office:value-type="string">
            <text:p>median:</text:p>
          </table:table-cell>
          <table:table-cell office:value-type="string">
            <text:p>1.643m</text:p>
          </table:table-cell>
          <table:table-cell office:value-type="string">
            <text:p>took:</text:p>
          </table:table-cell>
          <table:table-cell office:value-type="float" office:value="234">
            <text:p>234</text:p>
          </table:table-cell>
          <table:table-cell table:formula="of:=SUM([.F11:.F20])/10" office:value-type="float" office:value="238.4">
            <text:p>238,4</text:p>
          </table:table-cell>
          <table:table-cell office:value-type="float" office:value="234">
            <text:p>234</text:p>
          </table:table-cell>
          <table:table-cell table:formula="of:=SUM([.H11:.H20])/10" office:value-type="float" office:value="234.8">
            <text:p>234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">
            <text:p>21</text:p>
          </table:table-cell>
          <table:table-cell office:value-type="string">
            <text:p>median:</text:p>
          </table:table-cell>
          <table:table-cell office:value-type="string">
            <text:p>1.757m</text:p>
          </table:table-cell>
          <table:table-cell office:value-type="string">
            <text:p>took:</text:p>
          </table:table-cell>
          <table:table-cell office:value-type="float" office:value="236">
            <text:p>236</text:p>
          </table:table-cell>
          <table:table-cell table:formula="of:=SUM([.F12:.F21])/10" office:value-type="float" office:value="235.2">
            <text:p>235,2</text:p>
          </table:table-cell>
          <table:table-cell office:value-type="float" office:value="233">
            <text:p>233</text:p>
          </table:table-cell>
          <table:table-cell table:formula="of:=SUM([.H12:.H21])/10" office:value-type="float" office:value="233.9">
            <text:p>23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">
            <text:p>22</text:p>
          </table:table-cell>
          <table:table-cell office:value-type="string">
            <text:p>median:</text:p>
          </table:table-cell>
          <table:table-cell office:value-type="string">
            <text:p>1.875m</text:p>
          </table:table-cell>
          <table:table-cell office:value-type="string">
            <text:p>took:</text:p>
          </table:table-cell>
          <table:table-cell office:value-type="float" office:value="241">
            <text:p>241</text:p>
          </table:table-cell>
          <table:table-cell table:formula="of:=SUM([.F13:.F22])/10" office:value-type="float" office:value="235.4">
            <text:p>235,4</text:p>
          </table:table-cell>
          <table:table-cell office:value-type="float" office:value="243">
            <text:p>243</text:p>
          </table:table-cell>
          <table:table-cell table:formula="of:=SUM([.H13:.H22])/10" office:value-type="float" office:value="234.2">
            <text:p>234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">
            <text:p>23</text:p>
          </table:table-cell>
          <table:table-cell office:value-type="string">
            <text:p>median:</text:p>
          </table:table-cell>
          <table:table-cell office:value-type="string">
            <text:p>1.992m</text:p>
          </table:table-cell>
          <table:table-cell office:value-type="string">
            <text:p>took:</text:p>
          </table:table-cell>
          <table:table-cell office:value-type="float" office:value="240">
            <text:p>240</text:p>
          </table:table-cell>
          <table:table-cell table:formula="of:=SUM([.F14:.F23])/10" office:value-type="float" office:value="235.7">
            <text:p>235,7</text:p>
          </table:table-cell>
          <table:table-cell office:value-type="float" office:value="235">
            <text:p>235</text:p>
          </table:table-cell>
          <table:table-cell table:formula="of:=SUM([.H14:.H23])/10" office:value-type="float" office:value="233.9">
            <text:p>23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">
            <text:p>24</text:p>
          </table:table-cell>
          <table:table-cell office:value-type="string">
            <text:p>median:</text:p>
          </table:table-cell>
          <table:table-cell office:value-type="string">
            <text:p>2.12m</text:p>
          </table:table-cell>
          <table:table-cell office:value-type="string">
            <text:p>took:</text:p>
          </table:table-cell>
          <table:table-cell office:value-type="float" office:value="234">
            <text:p>234</text:p>
          </table:table-cell>
          <table:table-cell table:formula="of:=SUM([.F15:.F24])/10" office:value-type="float" office:value="236">
            <text:p>236</text:p>
          </table:table-cell>
          <table:table-cell office:value-type="float" office:value="235">
            <text:p>235</text:p>
          </table:table-cell>
          <table:table-cell table:formula="of:=SUM([.H15:.H24])/10" office:value-type="float" office:value="234.2">
            <text:p>234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">
            <text:p>25</text:p>
          </table:table-cell>
          <table:table-cell office:value-type="string">
            <text:p>median:</text:p>
          </table:table-cell>
          <table:table-cell office:value-type="string">
            <text:p>2.213m</text:p>
          </table:table-cell>
          <table:table-cell office:value-type="string">
            <text:p>took:</text:p>
          </table:table-cell>
          <table:table-cell office:value-type="float" office:value="236">
            <text:p>236</text:p>
          </table:table-cell>
          <table:table-cell table:formula="of:=SUM([.F16:.F25])/10" office:value-type="float" office:value="236.7">
            <text:p>236,7</text:p>
          </table:table-cell>
          <table:table-cell office:value-type="float" office:value="237">
            <text:p>237</text:p>
          </table:table-cell>
          <table:table-cell table:formula="of:=SUM([.H16:.H25])/10" office:value-type="float" office:value="235.4">
            <text:p>235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">
            <text:p>26</text:p>
          </table:table-cell>
          <table:table-cell office:value-type="string">
            <text:p>median:</text:p>
          </table:table-cell>
          <table:table-cell office:value-type="string">
            <text:p>2.333m</text:p>
          </table:table-cell>
          <table:table-cell office:value-type="string">
            <text:p>took:</text:p>
          </table:table-cell>
          <table:table-cell office:value-type="float" office:value="240">
            <text:p>240</text:p>
          </table:table-cell>
          <table:table-cell table:formula="of:=SUM([.F17:.F26])/10" office:value-type="float" office:value="237.9">
            <text:p>237,9</text:p>
          </table:table-cell>
          <table:table-cell office:value-type="float" office:value="252">
            <text:p>252</text:p>
          </table:table-cell>
          <table:table-cell table:formula="of:=SUM([.H17:.H26])/10" office:value-type="float" office:value="237.4">
            <text:p>237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">
            <text:p>27</text:p>
          </table:table-cell>
          <table:table-cell office:value-type="string">
            <text:p>median:</text:p>
          </table:table-cell>
          <table:table-cell office:value-type="string">
            <text:p>2.43m</text:p>
          </table:table-cell>
          <table:table-cell office:value-type="string">
            <text:p>took:</text:p>
          </table:table-cell>
          <table:table-cell office:value-type="float" office:value="243">
            <text:p>243</text:p>
          </table:table-cell>
          <table:table-cell table:formula="of:=SUM([.F18:.F27])/10" office:value-type="float" office:value="238.7">
            <text:p>238,7</text:p>
          </table:table-cell>
          <table:table-cell office:value-type="float" office:value="243">
            <text:p>243</text:p>
          </table:table-cell>
          <table:table-cell table:formula="of:=SUM([.H18:.H27])/10" office:value-type="float" office:value="238.7">
            <text:p>238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">
            <text:p>28</text:p>
          </table:table-cell>
          <table:table-cell office:value-type="string">
            <text:p>median:</text:p>
          </table:table-cell>
          <table:table-cell office:value-type="string">
            <text:p>2.532m</text:p>
          </table:table-cell>
          <table:table-cell office:value-type="string">
            <text:p>took:</text:p>
          </table:table-cell>
          <table:table-cell office:value-type="float" office:value="259">
            <text:p>259</text:p>
          </table:table-cell>
          <table:table-cell table:formula="of:=SUM([.F19:.F28])/10" office:value-type="float" office:value="241.2">
            <text:p>241,2</text:p>
          </table:table-cell>
          <table:table-cell office:value-type="float" office:value="280">
            <text:p>280</text:p>
          </table:table-cell>
          <table:table-cell table:formula="of:=SUM([.H19:.H28])/10" office:value-type="float" office:value="243.2">
            <text:p>243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">
            <text:p>29</text:p>
          </table:table-cell>
          <table:table-cell office:value-type="string">
            <text:p>median:</text:p>
          </table:table-cell>
          <table:table-cell office:value-type="string">
            <text:p>2.694m</text:p>
          </table:table-cell>
          <table:table-cell office:value-type="string">
            <text:p>took:</text:p>
          </table:table-cell>
          <table:table-cell office:value-type="float" office:value="242">
            <text:p>242</text:p>
          </table:table-cell>
          <table:table-cell table:formula="of:=SUM([.F20:.F29])/10" office:value-type="float" office:value="240.5">
            <text:p>240,5</text:p>
          </table:table-cell>
          <table:table-cell office:value-type="float" office:value="239">
            <text:p>239</text:p>
          </table:table-cell>
          <table:table-cell table:formula="of:=SUM([.H20:.H29])/10" office:value-type="float" office:value="243.1">
            <text:p>243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0">
            <text:p>30</text:p>
          </table:table-cell>
          <table:table-cell office:value-type="string">
            <text:p>median:</text:p>
          </table:table-cell>
          <table:table-cell office:value-type="string">
            <text:p>2.818m</text:p>
          </table:table-cell>
          <table:table-cell office:value-type="string">
            <text:p>took:</text:p>
          </table:table-cell>
          <table:table-cell office:value-type="float" office:value="245">
            <text:p>245</text:p>
          </table:table-cell>
          <table:table-cell table:formula="of:=SUM([.F21:.F30])/10" office:value-type="float" office:value="241.6">
            <text:p>241,6</text:p>
          </table:table-cell>
          <table:table-cell office:value-type="float" office:value="255">
            <text:p>255</text:p>
          </table:table-cell>
          <table:table-cell table:formula="of:=SUM([.H21:.H30])/10" office:value-type="float" office:value="245.2">
            <text:p>245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1">
            <text:p>31</text:p>
          </table:table-cell>
          <table:table-cell office:value-type="string">
            <text:p>median:</text:p>
          </table:table-cell>
          <table:table-cell office:value-type="string">
            <text:p>2.939m</text:p>
          </table:table-cell>
          <table:table-cell office:value-type="string">
            <text:p>took:</text:p>
          </table:table-cell>
          <table:table-cell office:value-type="float" office:value="245">
            <text:p>245</text:p>
          </table:table-cell>
          <table:table-cell table:formula="of:=SUM([.F22:.F31])/10" office:value-type="float" office:value="242.5">
            <text:p>242,5</text:p>
          </table:table-cell>
          <table:table-cell office:value-type="float" office:value="242">
            <text:p>242</text:p>
          </table:table-cell>
          <table:table-cell table:formula="of:=SUM([.H22:.H31])/10" office:value-type="float" office:value="246.1">
            <text:p>246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2">
            <text:p>32</text:p>
          </table:table-cell>
          <table:table-cell office:value-type="string">
            <text:p>median:</text:p>
          </table:table-cell>
          <table:table-cell office:value-type="string">
            <text:p>3.052m</text:p>
          </table:table-cell>
          <table:table-cell office:value-type="string">
            <text:p>took:</text:p>
          </table:table-cell>
          <table:table-cell office:value-type="float" office:value="249">
            <text:p>249</text:p>
          </table:table-cell>
          <table:table-cell table:formula="of:=SUM([.F23:.F32])/10" office:value-type="float" office:value="243.3">
            <text:p>243,3</text:p>
          </table:table-cell>
          <table:table-cell office:value-type="float" office:value="250">
            <text:p>250</text:p>
          </table:table-cell>
          <table:table-cell table:formula="of:=SUM([.H23:.H32])/10" office:value-type="float" office:value="246.8">
            <text:p>246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3">
            <text:p>33</text:p>
          </table:table-cell>
          <table:table-cell office:value-type="string">
            <text:p>median:</text:p>
          </table:table-cell>
          <table:table-cell office:value-type="string">
            <text:p>3.165m</text:p>
          </table:table-cell>
          <table:table-cell office:value-type="string">
            <text:p>took:</text:p>
          </table:table-cell>
          <table:table-cell office:value-type="float" office:value="244">
            <text:p>244</text:p>
          </table:table-cell>
          <table:table-cell table:formula="of:=SUM([.F24:.F33])/10" office:value-type="float" office:value="243.7">
            <text:p>243,7</text:p>
          </table:table-cell>
          <table:table-cell office:value-type="float" office:value="245">
            <text:p>245</text:p>
          </table:table-cell>
          <table:table-cell table:formula="of:=SUM([.H24:.H33])/10" office:value-type="float" office:value="247.8">
            <text:p>247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4">
            <text:p>34</text:p>
          </table:table-cell>
          <table:table-cell office:value-type="string">
            <text:p>median:</text:p>
          </table:table-cell>
          <table:table-cell office:value-type="string">
            <text:p>3.225m</text:p>
          </table:table-cell>
          <table:table-cell office:value-type="string">
            <text:p>took:</text:p>
          </table:table-cell>
          <table:table-cell office:value-type="float" office:value="246">
            <text:p>246</text:p>
          </table:table-cell>
          <table:table-cell table:formula="of:=SUM([.F25:.F34])/10" office:value-type="float" office:value="244.9">
            <text:p>244,9</text:p>
          </table:table-cell>
          <table:table-cell office:value-type="float" office:value="256">
            <text:p>256</text:p>
          </table:table-cell>
          <table:table-cell table:formula="of:=SUM([.H25:.H34])/10" office:value-type="float" office:value="249.9">
            <text:p>249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5">
            <text:p>35</text:p>
          </table:table-cell>
          <table:table-cell office:value-type="string">
            <text:p>median:</text:p>
          </table:table-cell>
          <table:table-cell office:value-type="string">
            <text:p>3.298m</text:p>
          </table:table-cell>
          <table:table-cell office:value-type="string">
            <text:p>took:</text:p>
          </table:table-cell>
          <table:table-cell office:value-type="float" office:value="249">
            <text:p>249</text:p>
          </table:table-cell>
          <table:table-cell table:formula="of:=SUM([.F26:.F35])/10" office:value-type="float" office:value="246.2">
            <text:p>246,2</text:p>
          </table:table-cell>
          <table:table-cell office:value-type="float" office:value="254">
            <text:p>254</text:p>
          </table:table-cell>
          <table:table-cell table:formula="of:=SUM([.H26:.H35])/10" office:value-type="float" office:value="251.6">
            <text:p>251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6">
            <text:p>36</text:p>
          </table:table-cell>
          <table:table-cell office:value-type="string">
            <text:p>median:</text:p>
          </table:table-cell>
          <table:table-cell office:value-type="string">
            <text:p>3.383m</text:p>
          </table:table-cell>
          <table:table-cell office:value-type="string">
            <text:p>took:</text:p>
          </table:table-cell>
          <table:table-cell office:value-type="float" office:value="257">
            <text:p>257</text:p>
          </table:table-cell>
          <table:table-cell table:formula="of:=SUM([.F27:.F36])/10" office:value-type="float" office:value="247.9">
            <text:p>247,9</text:p>
          </table:table-cell>
          <table:table-cell office:value-type="float" office:value="255">
            <text:p>255</text:p>
          </table:table-cell>
          <table:table-cell table:formula="of:=SUM([.H27:.H36])/10" office:value-type="float" office:value="251.9">
            <text:p>251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7">
            <text:p>37</text:p>
          </table:table-cell>
          <table:table-cell office:value-type="string">
            <text:p>median:</text:p>
          </table:table-cell>
          <table:table-cell office:value-type="string">
            <text:p>3.431m</text:p>
          </table:table-cell>
          <table:table-cell office:value-type="string">
            <text:p>took:</text:p>
          </table:table-cell>
          <table:table-cell office:value-type="float" office:value="251">
            <text:p>251</text:p>
          </table:table-cell>
          <table:table-cell table:formula="of:=SUM([.F28:.F37])/10" office:value-type="float" office:value="248.7">
            <text:p>248,7</text:p>
          </table:table-cell>
          <table:table-cell office:value-type="float" office:value="252">
            <text:p>252</text:p>
          </table:table-cell>
          <table:table-cell table:formula="of:=SUM([.H28:.H37])/10" office:value-type="float" office:value="252.8">
            <text:p>252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8">
            <text:p>38</text:p>
          </table:table-cell>
          <table:table-cell office:value-type="string">
            <text:p>median:</text:p>
          </table:table-cell>
          <table:table-cell office:value-type="string">
            <text:p>3.496m</text:p>
          </table:table-cell>
          <table:table-cell office:value-type="string">
            <text:p>took:</text:p>
          </table:table-cell>
          <table:table-cell office:value-type="float" office:value="255">
            <text:p>255</text:p>
          </table:table-cell>
          <table:table-cell table:formula="of:=SUM([.F29:.F38])/10" office:value-type="float" office:value="248.3">
            <text:p>248,3</text:p>
          </table:table-cell>
          <table:table-cell office:value-type="float" office:value="267">
            <text:p>267</text:p>
          </table:table-cell>
          <table:table-cell table:formula="of:=SUM([.H29:.H38])/10" office:value-type="float" office:value="251.5">
            <text:p>251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9">
            <text:p>39</text:p>
          </table:table-cell>
          <table:table-cell office:value-type="string">
            <text:p>median:</text:p>
          </table:table-cell>
          <table:table-cell office:value-type="string">
            <text:p>3.603m</text:p>
          </table:table-cell>
          <table:table-cell office:value-type="string">
            <text:p>took:</text:p>
          </table:table-cell>
          <table:table-cell office:value-type="float" office:value="258">
            <text:p>258</text:p>
          </table:table-cell>
          <table:table-cell table:formula="of:=SUM([.F30:.F39])/10" office:value-type="float" office:value="249.9">
            <text:p>249,9</text:p>
          </table:table-cell>
          <table:table-cell office:value-type="float" office:value="258">
            <text:p>258</text:p>
          </table:table-cell>
          <table:table-cell table:formula="of:=SUM([.H30:.H39])/10" office:value-type="float" office:value="253.4">
            <text:p>253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0">
            <text:p>40</text:p>
          </table:table-cell>
          <table:table-cell office:value-type="string">
            <text:p>median:</text:p>
          </table:table-cell>
          <table:table-cell office:value-type="string">
            <text:p>3.675m</text:p>
          </table:table-cell>
          <table:table-cell office:value-type="string">
            <text:p>took:</text:p>
          </table:table-cell>
          <table:table-cell office:value-type="float" office:value="257">
            <text:p>257</text:p>
          </table:table-cell>
          <table:table-cell table:formula="of:=SUM([.F31:.F40])/10" office:value-type="float" office:value="251.1">
            <text:p>251,1</text:p>
          </table:table-cell>
          <table:table-cell office:value-type="float" office:value="259">
            <text:p>259</text:p>
          </table:table-cell>
          <table:table-cell table:formula="of:=SUM([.H31:.H40])/10" office:value-type="float" office:value="253.8">
            <text:p>253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1">
            <text:p>41</text:p>
          </table:table-cell>
          <table:table-cell office:value-type="string">
            <text:p>median:</text:p>
          </table:table-cell>
          <table:table-cell office:value-type="string">
            <text:p>3.782m</text:p>
          </table:table-cell>
          <table:table-cell office:value-type="string">
            <text:p>took:</text:p>
          </table:table-cell>
          <table:table-cell office:value-type="float" office:value="260">
            <text:p>260</text:p>
          </table:table-cell>
          <table:table-cell table:formula="of:=SUM([.F32:.F41])/10" office:value-type="float" office:value="252.6">
            <text:p>252,6</text:p>
          </table:table-cell>
          <table:table-cell office:value-type="float" office:value="261">
            <text:p>261</text:p>
          </table:table-cell>
          <table:table-cell table:formula="of:=SUM([.H32:.H41])/10" office:value-type="float" office:value="255.7">
            <text:p>255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2">
            <text:p>42</text:p>
          </table:table-cell>
          <table:table-cell office:value-type="string">
            <text:p>median:</text:p>
          </table:table-cell>
          <table:table-cell office:value-type="string">
            <text:p>3.844m</text:p>
          </table:table-cell>
          <table:table-cell office:value-type="string">
            <text:p>took:</text:p>
          </table:table-cell>
          <table:table-cell office:value-type="float" office:value="267">
            <text:p>267</text:p>
          </table:table-cell>
          <table:table-cell table:formula="of:=SUM([.F33:.F42])/10" office:value-type="float" office:value="254.4">
            <text:p>254,4</text:p>
          </table:table-cell>
          <table:table-cell office:value-type="float" office:value="270">
            <text:p>270</text:p>
          </table:table-cell>
          <table:table-cell table:formula="of:=SUM([.H33:.H42])/10" office:value-type="float" office:value="257.7">
            <text:p>257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3">
            <text:p>43</text:p>
          </table:table-cell>
          <table:table-cell office:value-type="string">
            <text:p>median:</text:p>
          </table:table-cell>
          <table:table-cell office:value-type="string">
            <text:p>3.947m</text:p>
          </table:table-cell>
          <table:table-cell office:value-type="string">
            <text:p>took:</text:p>
          </table:table-cell>
          <table:table-cell office:value-type="float" office:value="264">
            <text:p>264</text:p>
          </table:table-cell>
          <table:table-cell table:formula="of:=SUM([.F34:.F43])/10" office:value-type="float" office:value="256.4">
            <text:p>256,4</text:p>
          </table:table-cell>
          <table:table-cell office:value-type="float" office:value="267">
            <text:p>267</text:p>
          </table:table-cell>
          <table:table-cell table:formula="of:=SUM([.H34:.H43])/10" office:value-type="float" office:value="259.9">
            <text:p>259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4">
            <text:p>44</text:p>
          </table:table-cell>
          <table:table-cell office:value-type="string">
            <text:p>median:</text:p>
          </table:table-cell>
          <table:table-cell office:value-type="string">
            <text:p>3.98m</text:p>
          </table:table-cell>
          <table:table-cell office:value-type="string">
            <text:p>took:</text:p>
          </table:table-cell>
          <table:table-cell office:value-type="float" office:value="264">
            <text:p>264</text:p>
          </table:table-cell>
          <table:table-cell table:formula="of:=SUM([.F35:.F44])/10" office:value-type="float" office:value="258.2">
            <text:p>258,2</text:p>
          </table:table-cell>
          <table:table-cell office:value-type="float" office:value="266">
            <text:p>266</text:p>
          </table:table-cell>
          <table:table-cell table:formula="of:=SUM([.H35:.H44])/10" office:value-type="float" office:value="260.9">
            <text:p>260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5">
            <text:p>45</text:p>
          </table:table-cell>
          <table:table-cell office:value-type="string">
            <text:p>median:</text:p>
          </table:table-cell>
          <table:table-cell office:value-type="string">
            <text:p>4.08m</text:p>
          </table:table-cell>
          <table:table-cell office:value-type="string">
            <text:p>took:</text:p>
          </table:table-cell>
          <table:table-cell office:value-type="float" office:value="266">
            <text:p>266</text:p>
          </table:table-cell>
          <table:table-cell table:formula="of:=SUM([.F36:.F45])/10" office:value-type="float" office:value="259.9">
            <text:p>259,9</text:p>
          </table:table-cell>
          <table:table-cell office:value-type="float" office:value="265">
            <text:p>265</text:p>
          </table:table-cell>
          <table:table-cell table:formula="of:=SUM([.H36:.H45])/10"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6">
            <text:p>46</text:p>
          </table:table-cell>
          <table:table-cell office:value-type="string">
            <text:p>median:</text:p>
          </table:table-cell>
          <table:table-cell office:value-type="string">
            <text:p>4.159m</text:p>
          </table:table-cell>
          <table:table-cell office:value-type="string">
            <text:p>took:</text:p>
          </table:table-cell>
          <table:table-cell office:value-type="float" office:value="263">
            <text:p>263</text:p>
          </table:table-cell>
          <table:table-cell table:formula="of:=SUM([.F37:.F46])/10" office:value-type="float" office:value="260.5">
            <text:p>260,5</text:p>
          </table:table-cell>
          <table:table-cell office:value-type="float" office:value="262">
            <text:p>262</text:p>
          </table:table-cell>
          <table:table-cell table:formula="of:=SUM([.H37:.H46])/10" office:value-type="float" office:value="262.7">
            <text:p>262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7">
            <text:p>47</text:p>
          </table:table-cell>
          <table:table-cell office:value-type="string">
            <text:p>median:</text:p>
          </table:table-cell>
          <table:table-cell office:value-type="string">
            <text:p>4.269m</text:p>
          </table:table-cell>
          <table:table-cell office:value-type="string">
            <text:p>took:</text:p>
          </table:table-cell>
          <table:table-cell office:value-type="float" office:value="262">
            <text:p>262</text:p>
          </table:table-cell>
          <table:table-cell table:formula="of:=SUM([.F38:.F47])/10" office:value-type="float" office:value="261.6">
            <text:p>261,6</text:p>
          </table:table-cell>
          <table:table-cell office:value-type="float" office:value="265">
            <text:p>265</text:p>
          </table:table-cell>
          <table:table-cell table:formula="of:=SUM([.H38:.H47])/10" office:value-type="float" office:value="264">
            <text:p>26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8">
            <text:p>48</text:p>
          </table:table-cell>
          <table:table-cell office:value-type="string">
            <text:p>median:</text:p>
          </table:table-cell>
          <table:table-cell office:value-type="string">
            <text:p>4.348m</text:p>
          </table:table-cell>
          <table:table-cell office:value-type="string">
            <text:p>took:</text:p>
          </table:table-cell>
          <table:table-cell office:value-type="float" office:value="264">
            <text:p>264</text:p>
          </table:table-cell>
          <table:table-cell table:formula="of:=SUM([.F39:.F48])/10" office:value-type="float" office:value="262.5">
            <text:p>262,5</text:p>
          </table:table-cell>
          <table:table-cell office:value-type="float" office:value="259">
            <text:p>259</text:p>
          </table:table-cell>
          <table:table-cell table:formula="of:=SUM([.H39:.H48])/10" office:value-type="float" office:value="263.2">
            <text:p>263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49">
            <text:p>49</text:p>
          </table:table-cell>
          <table:table-cell office:value-type="string">
            <text:p>median:</text:p>
          </table:table-cell>
          <table:table-cell office:value-type="string">
            <text:p>4.434m</text:p>
          </table:table-cell>
          <table:table-cell office:value-type="string">
            <text:p>took:</text:p>
          </table:table-cell>
          <table:table-cell office:value-type="float" office:value="256">
            <text:p>256</text:p>
          </table:table-cell>
          <table:table-cell table:formula="of:=SUM([.F40:.F49])/10" office:value-type="float" office:value="262.3">
            <text:p>262,3</text:p>
          </table:table-cell>
          <table:table-cell office:value-type="float" office:value="258">
            <text:p>258</text:p>
          </table:table-cell>
          <table:table-cell table:formula="of:=SUM([.H40:.H49])/10" office:value-type="float" office:value="263.2">
            <text:p>263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0">
            <text:p>50</text:p>
          </table:table-cell>
          <table:table-cell office:value-type="string">
            <text:p>median:</text:p>
          </table:table-cell>
          <table:table-cell office:value-type="string">
            <text:p>4.511m</text:p>
          </table:table-cell>
          <table:table-cell office:value-type="string">
            <text:p>took:</text:p>
          </table:table-cell>
          <table:table-cell office:value-type="float" office:value="253">
            <text:p>253</text:p>
          </table:table-cell>
          <table:table-cell table:formula="of:=SUM([.F41:.F50])/10" office:value-type="float" office:value="261.9">
            <text:p>261,9</text:p>
          </table:table-cell>
          <table:table-cell office:value-type="float" office:value="279">
            <text:p>279</text:p>
          </table:table-cell>
          <table:table-cell table:formula="of:=SUM([.H41:.H50])/10" office:value-type="float" office:value="265.2">
            <text:p>265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1">
            <text:p>51</text:p>
          </table:table-cell>
          <table:table-cell office:value-type="string">
            <text:p>median:</text:p>
          </table:table-cell>
          <table:table-cell office:value-type="string">
            <text:p>4.627m</text:p>
          </table:table-cell>
          <table:table-cell office:value-type="string">
            <text:p>took:</text:p>
          </table:table-cell>
          <table:table-cell office:value-type="float" office:value="249">
            <text:p>249</text:p>
          </table:table-cell>
          <table:table-cell table:formula="of:=SUM([.F42:.F51])/10" office:value-type="float" office:value="260.8">
            <text:p>260,8</text:p>
          </table:table-cell>
          <table:table-cell office:value-type="float" office:value="251">
            <text:p>251</text:p>
          </table:table-cell>
          <table:table-cell table:formula="of:=SUM([.H42:.H51])/10" office:value-type="float" office:value="264.2">
            <text:p>264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2">
            <text:p>52</text:p>
          </table:table-cell>
          <table:table-cell office:value-type="string">
            <text:p>median:</text:p>
          </table:table-cell>
          <table:table-cell office:value-type="string">
            <text:p>4.719m</text:p>
          </table:table-cell>
          <table:table-cell office:value-type="string">
            <text:p>took:</text:p>
          </table:table-cell>
          <table:table-cell office:value-type="float" office:value="246">
            <text:p>246</text:p>
          </table:table-cell>
          <table:table-cell table:formula="of:=SUM([.F43:.F52])/10" office:value-type="float" office:value="258.7">
            <text:p>258,7</text:p>
          </table:table-cell>
          <table:table-cell office:value-type="float" office:value="248">
            <text:p>248</text:p>
          </table:table-cell>
          <table:table-cell table:formula="of:=SUM([.H43:.H52])/10" office:value-type="float" office:value="262">
            <text:p>26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3">
            <text:p>53</text:p>
          </table:table-cell>
          <table:table-cell office:value-type="string">
            <text:p>median:</text:p>
          </table:table-cell>
          <table:table-cell office:value-type="string">
            <text:p>4.826m</text:p>
          </table:table-cell>
          <table:table-cell office:value-type="string">
            <text:p>took:</text:p>
          </table:table-cell>
          <table:table-cell office:value-type="float" office:value="251">
            <text:p>251</text:p>
          </table:table-cell>
          <table:table-cell table:formula="of:=SUM([.F44:.F53])/10" office:value-type="float" office:value="257.4">
            <text:p>257,4</text:p>
          </table:table-cell>
          <table:table-cell office:value-type="float" office:value="248">
            <text:p>248</text:p>
          </table:table-cell>
          <table:table-cell table:formula="of:=SUM([.H44:.H53])/10" office:value-type="float" office:value="260.1">
            <text:p>260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4">
            <text:p>54</text:p>
          </table:table-cell>
          <table:table-cell office:value-type="string">
            <text:p>median:</text:p>
          </table:table-cell>
          <table:table-cell office:value-type="string">
            <text:p>4.936m</text:p>
          </table:table-cell>
          <table:table-cell office:value-type="string">
            <text:p>took:</text:p>
          </table:table-cell>
          <table:table-cell office:value-type="float" office:value="249">
            <text:p>249</text:p>
          </table:table-cell>
          <table:table-cell table:formula="of:=SUM([.F45:.F54])/10" office:value-type="float" office:value="255.9">
            <text:p>255,9</text:p>
          </table:table-cell>
          <table:table-cell office:value-type="float" office:value="250">
            <text:p>250</text:p>
          </table:table-cell>
          <table:table-cell table:formula="of:=SUM([.H45:.H54])/10" office:value-type="float" office:value="258.5">
            <text:p>258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5">
            <text:p>55</text:p>
          </table:table-cell>
          <table:table-cell office:value-type="string">
            <text:p>median:</text:p>
          </table:table-cell>
          <table:table-cell office:value-type="string">
            <text:p>5.073m</text:p>
          </table:table-cell>
          <table:table-cell office:value-type="string">
            <text:p>took:</text:p>
          </table:table-cell>
          <table:table-cell office:value-type="float" office:value="249">
            <text:p>249</text:p>
          </table:table-cell>
          <table:table-cell table:formula="of:=SUM([.F46:.F55])/10" office:value-type="float" office:value="254.2">
            <text:p>254,2</text:p>
          </table:table-cell>
          <table:table-cell office:value-type="float" office:value="245">
            <text:p>245</text:p>
          </table:table-cell>
          <table:table-cell table:formula="of:=SUM([.H46:.H55])/10" office:value-type="float" office:value="256.5">
            <text:p>256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6">
            <text:p>56</text:p>
          </table:table-cell>
          <table:table-cell office:value-type="string">
            <text:p>median:</text:p>
          </table:table-cell>
          <table:table-cell office:value-type="string">
            <text:p>5.24m</text:p>
          </table:table-cell>
          <table:table-cell office:value-type="string">
            <text:p>took:</text:p>
          </table:table-cell>
          <table:table-cell office:value-type="float" office:value="245">
            <text:p>245</text:p>
          </table:table-cell>
          <table:table-cell table:formula="of:=SUM([.F47:.F56])/10" office:value-type="float" office:value="252.4">
            <text:p>252,4</text:p>
          </table:table-cell>
          <table:table-cell office:value-type="float" office:value="243">
            <text:p>243</text:p>
          </table:table-cell>
          <table:table-cell table:formula="of:=SUM([.H47:.H56])/10" office:value-type="float" office:value="254.6">
            <text:p>254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7">
            <text:p>57</text:p>
          </table:table-cell>
          <table:table-cell office:value-type="string">
            <text:p>median:</text:p>
          </table:table-cell>
          <table:table-cell office:value-type="string">
            <text:p>5.357m</text:p>
          </table:table-cell>
          <table:table-cell office:value-type="string">
            <text:p>took:</text:p>
          </table:table-cell>
          <table:table-cell office:value-type="float" office:value="245">
            <text:p>245</text:p>
          </table:table-cell>
          <table:table-cell table:formula="of:=SUM([.F48:.F57])/10" office:value-type="float" office:value="250.7">
            <text:p>250,7</text:p>
          </table:table-cell>
          <table:table-cell office:value-type="float" office:value="245">
            <text:p>245</text:p>
          </table:table-cell>
          <table:table-cell table:formula="of:=SUM([.H48:.H57])/10" office:value-type="float" office:value="252.6">
            <text:p>252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8">
            <text:p>58</text:p>
          </table:table-cell>
          <table:table-cell office:value-type="string">
            <text:p>median:</text:p>
          </table:table-cell>
          <table:table-cell office:value-type="string">
            <text:p>5.561m</text:p>
          </table:table-cell>
          <table:table-cell office:value-type="string">
            <text:p>took:</text:p>
          </table:table-cell>
          <table:table-cell office:value-type="float" office:value="242">
            <text:p>242</text:p>
          </table:table-cell>
          <table:table-cell table:formula="of:=SUM([.F49:.F58])/10" office:value-type="float" office:value="248.5">
            <text:p>248,5</text:p>
          </table:table-cell>
          <table:table-cell office:value-type="float" office:value="243">
            <text:p>243</text:p>
          </table:table-cell>
          <table:table-cell table:formula="of:=SUM([.H49:.H58])/10" office:value-type="float" office:value="251">
            <text:p>25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59">
            <text:p>59</text:p>
          </table:table-cell>
          <table:table-cell office:value-type="string">
            <text:p>median:</text:p>
          </table:table-cell>
          <table:table-cell office:value-type="string">
            <text:p>5.672m</text:p>
          </table:table-cell>
          <table:table-cell office:value-type="string">
            <text:p>took:</text:p>
          </table:table-cell>
          <table:table-cell office:value-type="float" office:value="243">
            <text:p>243</text:p>
          </table:table-cell>
          <table:table-cell table:formula="of:=SUM([.F50:.F59])/10" office:value-type="float" office:value="247.2">
            <text:p>247,2</text:p>
          </table:table-cell>
          <table:table-cell office:value-type="float" office:value="245">
            <text:p>245</text:p>
          </table:table-cell>
          <table:table-cell table:formula="of:=SUM([.H50:.H59])/10" office:value-type="float" office:value="249.7">
            <text:p>249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0">
            <text:p>60</text:p>
          </table:table-cell>
          <table:table-cell office:value-type="string">
            <text:p>median:</text:p>
          </table:table-cell>
          <table:table-cell office:value-type="string">
            <text:p>5.821m</text:p>
          </table:table-cell>
          <table:table-cell office:value-type="string">
            <text:p>took:</text:p>
          </table:table-cell>
          <table:table-cell office:value-type="float" office:value="240">
            <text:p>240</text:p>
          </table:table-cell>
          <table:table-cell table:formula="of:=SUM([.F51:.F60])/10" office:value-type="float" office:value="245.9">
            <text:p>245,9</text:p>
          </table:table-cell>
          <table:table-cell office:value-type="float" office:value="239">
            <text:p>239</text:p>
          </table:table-cell>
          <table:table-cell table:formula="of:=SUM([.H51:.H60])/10" office:value-type="float" office:value="245.7">
            <text:p>245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1">
            <text:p>61</text:p>
          </table:table-cell>
          <table:table-cell office:value-type="string">
            <text:p>median:</text:p>
          </table:table-cell>
          <table:table-cell office:value-type="string">
            <text:p>5.914m</text:p>
          </table:table-cell>
          <table:table-cell office:value-type="string">
            <text:p>took:</text:p>
          </table:table-cell>
          <table:table-cell office:value-type="float" office:value="242">
            <text:p>242</text:p>
          </table:table-cell>
          <table:table-cell table:formula="of:=SUM([.F52:.F61])/10" office:value-type="float" office:value="245.2">
            <text:p>245,2</text:p>
          </table:table-cell>
          <table:table-cell office:value-type="float" office:value="243">
            <text:p>243</text:p>
          </table:table-cell>
          <table:table-cell table:formula="of:=SUM([.H52:.H61])/10" office:value-type="float" office:value="244.9">
            <text:p>244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2">
            <text:p>62</text:p>
          </table:table-cell>
          <table:table-cell office:value-type="string">
            <text:p>median:</text:p>
          </table:table-cell>
          <table:table-cell office:value-type="string">
            <text:p>6.05m</text:p>
          </table:table-cell>
          <table:table-cell office:value-type="string">
            <text:p>took:</text:p>
          </table:table-cell>
          <table:table-cell office:value-type="float" office:value="243">
            <text:p>243</text:p>
          </table:table-cell>
          <table:table-cell table:formula="of:=SUM([.F53:.F62])/10" office:value-type="float" office:value="244.9">
            <text:p>244,9</text:p>
          </table:table-cell>
          <table:table-cell office:value-type="float" office:value="239">
            <text:p>239</text:p>
          </table:table-cell>
          <table:table-cell table:formula="of:=SUM([.H53:.H62])/10" office:value-type="float" office:value="244">
            <text:p>24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3">
            <text:p>63</text:p>
          </table:table-cell>
          <table:table-cell office:value-type="string">
            <text:p>median:</text:p>
          </table:table-cell>
          <table:table-cell office:value-type="string">
            <text:p>6.186m</text:p>
          </table:table-cell>
          <table:table-cell office:value-type="string">
            <text:p>took:</text:p>
          </table:table-cell>
          <table:table-cell office:value-type="float" office:value="241">
            <text:p>241</text:p>
          </table:table-cell>
          <table:table-cell table:formula="of:=SUM([.F54:.F63])/10" office:value-type="float" office:value="243.9">
            <text:p>243,9</text:p>
          </table:table-cell>
          <table:table-cell office:value-type="float" office:value="244">
            <text:p>244</text:p>
          </table:table-cell>
          <table:table-cell table:formula="of:=SUM([.H54:.H63])/10" office:value-type="float" office:value="243.6">
            <text:p>243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4">
            <text:p>64</text:p>
          </table:table-cell>
          <table:table-cell office:value-type="string">
            <text:p>median:</text:p>
          </table:table-cell>
          <table:table-cell office:value-type="string">
            <text:p>6.269m</text:p>
          </table:table-cell>
          <table:table-cell office:value-type="string">
            <text:p>took:</text:p>
          </table:table-cell>
          <table:table-cell office:value-type="float" office:value="241">
            <text:p>241</text:p>
          </table:table-cell>
          <table:table-cell table:formula="of:=SUM([.F55:.F64])/10" office:value-type="float" office:value="243.1">
            <text:p>243,1</text:p>
          </table:table-cell>
          <table:table-cell office:value-type="float" office:value="241">
            <text:p>241</text:p>
          </table:table-cell>
          <table:table-cell table:formula="of:=SUM([.H55:.H64])/10" office:value-type="float" office:value="242.7">
            <text:p>242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5">
            <text:p>65</text:p>
          </table:table-cell>
          <table:table-cell office:value-type="string">
            <text:p>median:</text:p>
          </table:table-cell>
          <table:table-cell office:value-type="string">
            <text:p>6.378m</text:p>
          </table:table-cell>
          <table:table-cell office:value-type="string">
            <text:p>took:</text:p>
          </table:table-cell>
          <table:table-cell office:value-type="float" office:value="242">
            <text:p>242</text:p>
          </table:table-cell>
          <table:table-cell table:formula="of:=SUM([.F56:.F65])/10" office:value-type="float" office:value="242.4">
            <text:p>242,4</text:p>
          </table:table-cell>
          <table:table-cell office:value-type="float" office:value="240">
            <text:p>240</text:p>
          </table:table-cell>
          <table:table-cell table:formula="of:=SUM([.H56:.H65])/10" office:value-type="float" office:value="242.2">
            <text:p>242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6">
            <text:p>66</text:p>
          </table:table-cell>
          <table:table-cell office:value-type="string">
            <text:p>median:</text:p>
          </table:table-cell>
          <table:table-cell office:value-type="string">
            <text:p>6.491m</text:p>
          </table:table-cell>
          <table:table-cell office:value-type="string">
            <text:p>took:</text:p>
          </table:table-cell>
          <table:table-cell office:value-type="float" office:value="245">
            <text:p>245</text:p>
          </table:table-cell>
          <table:table-cell table:formula="of:=SUM([.F57:.F66])/10" office:value-type="float" office:value="242.4">
            <text:p>242,4</text:p>
          </table:table-cell>
          <table:table-cell office:value-type="float" office:value="243">
            <text:p>243</text:p>
          </table:table-cell>
          <table:table-cell table:formula="of:=SUM([.H57:.H66])/10" office:value-type="float" office:value="242.2">
            <text:p>242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7">
            <text:p>67</text:p>
          </table:table-cell>
          <table:table-cell office:value-type="string">
            <text:p>median:</text:p>
          </table:table-cell>
          <table:table-cell office:value-type="string">
            <text:p>6.498m</text:p>
          </table:table-cell>
          <table:table-cell office:value-type="string">
            <text:p>took:</text:p>
          </table:table-cell>
          <table:table-cell office:value-type="float" office:value="241">
            <text:p>241</text:p>
          </table:table-cell>
          <table:table-cell table:formula="of:=SUM([.F58:.F67])/10" office:value-type="float" office:value="242">
            <text:p>242</text:p>
          </table:table-cell>
          <table:table-cell office:value-type="float" office:value="242">
            <text:p>242</text:p>
          </table:table-cell>
          <table:table-cell table:formula="of:=SUM([.H58:.H67])/10" office:value-type="float" office:value="241.9">
            <text:p>241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8">
            <text:p>68</text:p>
          </table:table-cell>
          <table:table-cell office:value-type="string">
            <text:p>median:</text:p>
          </table:table-cell>
          <table:table-cell office:value-type="string">
            <text:p>6.622m</text:p>
          </table:table-cell>
          <table:table-cell office:value-type="string">
            <text:p>took:</text:p>
          </table:table-cell>
          <table:table-cell office:value-type="float" office:value="243">
            <text:p>243</text:p>
          </table:table-cell>
          <table:table-cell table:formula="of:=SUM([.F59:.F68])/10" office:value-type="float" office:value="242.1">
            <text:p>242,1</text:p>
          </table:table-cell>
          <table:table-cell office:value-type="float" office:value="240">
            <text:p>240</text:p>
          </table:table-cell>
          <table:table-cell table:formula="of:=SUM([.H59:.H68])/10" office:value-type="float" office:value="241.6">
            <text:p>241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69">
            <text:p>69</text:p>
          </table:table-cell>
          <table:table-cell office:value-type="string">
            <text:p>median:</text:p>
          </table:table-cell>
          <table:table-cell office:value-type="string">
            <text:p>6.641m</text:p>
          </table:table-cell>
          <table:table-cell office:value-type="string">
            <text:p>took:</text:p>
          </table:table-cell>
          <table:table-cell office:value-type="float" office:value="237">
            <text:p>237</text:p>
          </table:table-cell>
          <table:table-cell table:formula="of:=SUM([.F60:.F69])/10" office:value-type="float" office:value="241.5">
            <text:p>241,5</text:p>
          </table:table-cell>
          <table:table-cell office:value-type="float" office:value="240">
            <text:p>240</text:p>
          </table:table-cell>
          <table:table-cell table:formula="of:=SUM([.H60:.H69])/10" office:value-type="float" office:value="241.1">
            <text:p>241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0">
            <text:p>70</text:p>
          </table:table-cell>
          <table:table-cell office:value-type="string">
            <text:p>median:</text:p>
          </table:table-cell>
          <table:table-cell office:value-type="string">
            <text:p>6.742m</text:p>
          </table:table-cell>
          <table:table-cell office:value-type="string">
            <text:p>took:</text:p>
          </table:table-cell>
          <table:table-cell office:value-type="float" office:value="238">
            <text:p>238</text:p>
          </table:table-cell>
          <table:table-cell table:formula="of:=SUM([.F61:.F70])/10" office:value-type="float" office:value="241.3">
            <text:p>241,3</text:p>
          </table:table-cell>
          <table:table-cell office:value-type="float" office:value="237">
            <text:p>237</text:p>
          </table:table-cell>
          <table:table-cell table:formula="of:=SUM([.H61:.H70])/10" office:value-type="float" office:value="240.9">
            <text:p>240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1">
            <text:p>71</text:p>
          </table:table-cell>
          <table:table-cell office:value-type="string">
            <text:p>median:</text:p>
          </table:table-cell>
          <table:table-cell office:value-type="string">
            <text:p>6.744m</text:p>
          </table:table-cell>
          <table:table-cell office:value-type="string">
            <text:p>took:</text:p>
          </table:table-cell>
          <table:table-cell office:value-type="float" office:value="239">
            <text:p>239</text:p>
          </table:table-cell>
          <table:table-cell table:formula="of:=SUM([.F62:.F71])/10" office:value-type="float" office:value="241">
            <text:p>241</text:p>
          </table:table-cell>
          <table:table-cell office:value-type="float" office:value="238">
            <text:p>238</text:p>
          </table:table-cell>
          <table:table-cell table:formula="of:=SUM([.H62:.H71])/10" office:value-type="float" office:value="240.4">
            <text:p>240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2">
            <text:p>72</text:p>
          </table:table-cell>
          <table:table-cell office:value-type="string">
            <text:p>median:</text:p>
          </table:table-cell>
          <table:table-cell office:value-type="string">
            <text:p>6.864m</text:p>
          </table:table-cell>
          <table:table-cell office:value-type="string">
            <text:p>took:</text:p>
          </table:table-cell>
          <table:table-cell office:value-type="float" office:value="235">
            <text:p>235</text:p>
          </table:table-cell>
          <table:table-cell table:formula="of:=SUM([.F63:.F72])/10" office:value-type="float" office:value="240.2">
            <text:p>240,2</text:p>
          </table:table-cell>
          <table:table-cell office:value-type="float" office:value="240">
            <text:p>240</text:p>
          </table:table-cell>
          <table:table-cell table:formula="of:=SUM([.H63:.H72])/10" office:value-type="float" office:value="240.5">
            <text:p>240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3">
            <text:p>73</text:p>
          </table:table-cell>
          <table:table-cell office:value-type="string">
            <text:p>median:</text:p>
          </table:table-cell>
          <table:table-cell office:value-type="string">
            <text:p>6.959m</text:p>
          </table:table-cell>
          <table:table-cell office:value-type="string">
            <text:p>took:</text:p>
          </table:table-cell>
          <table:table-cell office:value-type="float" office:value="234">
            <text:p>234</text:p>
          </table:table-cell>
          <table:table-cell table:formula="of:=SUM([.F64:.F73])/10" office:value-type="float" office:value="239.5">
            <text:p>239,5</text:p>
          </table:table-cell>
          <table:table-cell office:value-type="float" office:value="237">
            <text:p>237</text:p>
          </table:table-cell>
          <table:table-cell table:formula="of:=SUM([.H64:.H73])/10" office:value-type="float" office:value="239.8">
            <text:p>239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4">
            <text:p>74</text:p>
          </table:table-cell>
          <table:table-cell office:value-type="string">
            <text:p>median:</text:p>
          </table:table-cell>
          <table:table-cell office:value-type="string">
            <text:p>7.031m</text:p>
          </table:table-cell>
          <table:table-cell office:value-type="string">
            <text:p>took:</text:p>
          </table:table-cell>
          <table:table-cell office:value-type="float" office:value="234">
            <text:p>234</text:p>
          </table:table-cell>
          <table:table-cell table:formula="of:=SUM([.F65:.F74])/10" office:value-type="float" office:value="238.8">
            <text:p>238,8</text:p>
          </table:table-cell>
          <table:table-cell office:value-type="float" office:value="241">
            <text:p>241</text:p>
          </table:table-cell>
          <table:table-cell table:formula="of:=SUM([.H65:.H74])/10" office:value-type="float" office:value="239.8">
            <text:p>239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5">
            <text:p>75</text:p>
          </table:table-cell>
          <table:table-cell office:value-type="string">
            <text:p>median:</text:p>
          </table:table-cell>
          <table:table-cell office:value-type="string">
            <text:p>7.189m</text:p>
          </table:table-cell>
          <table:table-cell office:value-type="string">
            <text:p>took:</text:p>
          </table:table-cell>
          <table:table-cell office:value-type="float" office:value="230">
            <text:p>230</text:p>
          </table:table-cell>
          <table:table-cell table:formula="of:=SUM([.F66:.F75])/10" office:value-type="float" office:value="237.6">
            <text:p>237,6</text:p>
          </table:table-cell>
          <table:table-cell office:value-type="float" office:value="236">
            <text:p>236</text:p>
          </table:table-cell>
          <table:table-cell table:formula="of:=SUM([.H66:.H75])/10" office:value-type="float" office:value="239.4">
            <text:p>239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6">
            <text:p>76</text:p>
          </table:table-cell>
          <table:table-cell office:value-type="string">
            <text:p>median:</text:p>
          </table:table-cell>
          <table:table-cell office:value-type="string">
            <text:p>7.223m</text:p>
          </table:table-cell>
          <table:table-cell office:value-type="string">
            <text:p>took:</text:p>
          </table:table-cell>
          <table:table-cell office:value-type="float" office:value="229">
            <text:p>229</text:p>
          </table:table-cell>
          <table:table-cell table:formula="of:=SUM([.F67:.F76])/10" office:value-type="float" office:value="236">
            <text:p>236</text:p>
          </table:table-cell>
          <table:table-cell office:value-type="float" office:value="228">
            <text:p>228</text:p>
          </table:table-cell>
          <table:table-cell table:formula="of:=SUM([.H67:.H76])/10" office:value-type="float" office:value="237.9">
            <text:p>237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7">
            <text:p>77</text:p>
          </table:table-cell>
          <table:table-cell office:value-type="string">
            <text:p>median:</text:p>
          </table:table-cell>
          <table:table-cell office:value-type="string">
            <text:p>7.347m</text:p>
          </table:table-cell>
          <table:table-cell office:value-type="string">
            <text:p>took:</text:p>
          </table:table-cell>
          <table:table-cell office:value-type="float" office:value="227">
            <text:p>227</text:p>
          </table:table-cell>
          <table:table-cell table:formula="of:=SUM([.F68:.F77])/10" office:value-type="float" office:value="234.6">
            <text:p>234,6</text:p>
          </table:table-cell>
          <table:table-cell office:value-type="float" office:value="233">
            <text:p>233</text:p>
          </table:table-cell>
          <table:table-cell table:formula="of:=SUM([.H68:.H77])/10" office:value-type="float" office:value="237">
            <text:p>23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8">
            <text:p>78</text:p>
          </table:table-cell>
          <table:table-cell office:value-type="string">
            <text:p>median:</text:p>
          </table:table-cell>
          <table:table-cell office:value-type="string">
            <text:p>7.497m</text:p>
          </table:table-cell>
          <table:table-cell office:value-type="string">
            <text:p>took:</text:p>
          </table:table-cell>
          <table:table-cell office:value-type="float" office:value="227">
            <text:p>227</text:p>
          </table:table-cell>
          <table:table-cell table:formula="of:=SUM([.F69:.F78])/10" office:value-type="float" office:value="233">
            <text:p>233</text:p>
          </table:table-cell>
          <table:table-cell office:value-type="float" office:value="228">
            <text:p>228</text:p>
          </table:table-cell>
          <table:table-cell table:formula="of:=SUM([.H69:.H78])/10" office:value-type="float" office:value="235.8">
            <text:p>235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79">
            <text:p>79</text:p>
          </table:table-cell>
          <table:table-cell office:value-type="string">
            <text:p>median:</text:p>
          </table:table-cell>
          <table:table-cell office:value-type="string">
            <text:p>7.655m</text:p>
          </table:table-cell>
          <table:table-cell office:value-type="string">
            <text:p>took:</text:p>
          </table:table-cell>
          <table:table-cell office:value-type="float" office:value="223">
            <text:p>223</text:p>
          </table:table-cell>
          <table:table-cell table:formula="of:=SUM([.F70:.F79])/10" office:value-type="float" office:value="231.6">
            <text:p>231,6</text:p>
          </table:table-cell>
          <table:table-cell office:value-type="float" office:value="224">
            <text:p>224</text:p>
          </table:table-cell>
          <table:table-cell table:formula="of:=SUM([.H70:.H79])/10" office:value-type="float" office:value="234.2">
            <text:p>234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0">
            <text:p>80</text:p>
          </table:table-cell>
          <table:table-cell office:value-type="string">
            <text:p>median:</text:p>
          </table:table-cell>
          <table:table-cell office:value-type="string">
            <text:p>7.796m</text:p>
          </table:table-cell>
          <table:table-cell office:value-type="string">
            <text:p>took:</text:p>
          </table:table-cell>
          <table:table-cell office:value-type="float" office:value="224">
            <text:p>224</text:p>
          </table:table-cell>
          <table:table-cell table:formula="of:=SUM([.F71:.F80])/10" office:value-type="float" office:value="230.2">
            <text:p>230,2</text:p>
          </table:table-cell>
          <table:table-cell office:value-type="float" office:value="223">
            <text:p>223</text:p>
          </table:table-cell>
          <table:table-cell table:formula="of:=SUM([.H71:.H80])/10" office:value-type="float" office:value="232.8">
            <text:p>232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1">
            <text:p>81</text:p>
          </table:table-cell>
          <table:table-cell office:value-type="string">
            <text:p>median:</text:p>
          </table:table-cell>
          <table:table-cell office:value-type="string">
            <text:p>7.885m</text:p>
          </table:table-cell>
          <table:table-cell office:value-type="string">
            <text:p>took:</text:p>
          </table:table-cell>
          <table:table-cell office:value-type="float" office:value="217">
            <text:p>217</text:p>
          </table:table-cell>
          <table:table-cell table:formula="of:=SUM([.F72:.F81])/10" office:value-type="float" office:value="228">
            <text:p>228</text:p>
          </table:table-cell>
          <table:table-cell office:value-type="float" office:value="231">
            <text:p>231</text:p>
          </table:table-cell>
          <table:table-cell table:formula="of:=SUM([.H72:.H81])/10" office:value-type="float" office:value="232.1">
            <text:p>232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2">
            <text:p>82</text:p>
          </table:table-cell>
          <table:table-cell office:value-type="string">
            <text:p>median:</text:p>
          </table:table-cell>
          <table:table-cell office:value-type="string">
            <text:p>7.977m</text:p>
          </table:table-cell>
          <table:table-cell office:value-type="string">
            <text:p>took:</text:p>
          </table:table-cell>
          <table:table-cell office:value-type="float" office:value="214">
            <text:p>214</text:p>
          </table:table-cell>
          <table:table-cell table:formula="of:=SUM([.F73:.F82])/10" office:value-type="float" office:value="225.9">
            <text:p>225,9</text:p>
          </table:table-cell>
          <table:table-cell office:value-type="float" office:value="215">
            <text:p>215</text:p>
          </table:table-cell>
          <table:table-cell table:formula="of:=SUM([.H73:.H82])/10" office:value-type="float" office:value="229.6">
            <text:p>229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3">
            <text:p>83</text:p>
          </table:table-cell>
          <table:table-cell office:value-type="string">
            <text:p>median:</text:p>
          </table:table-cell>
          <table:table-cell office:value-type="string">
            <text:p>8.154m</text:p>
          </table:table-cell>
          <table:table-cell office:value-type="string">
            <text:p>took:</text:p>
          </table:table-cell>
          <table:table-cell office:value-type="float" office:value="212">
            <text:p>212</text:p>
          </table:table-cell>
          <table:table-cell table:formula="of:=SUM([.F74:.F83])/10" office:value-type="float" office:value="223.7">
            <text:p>223,7</text:p>
          </table:table-cell>
          <table:table-cell office:value-type="float" office:value="211">
            <text:p>211</text:p>
          </table:table-cell>
          <table:table-cell table:formula="of:=SUM([.H74:.H83])/10" office:value-type="float" office:value="227">
            <text:p>22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4">
            <text:p>84</text:p>
          </table:table-cell>
          <table:table-cell office:value-type="string">
            <text:p>median:</text:p>
          </table:table-cell>
          <table:table-cell office:value-type="string">
            <text:p>8.342m</text:p>
          </table:table-cell>
          <table:table-cell office:value-type="string">
            <text:p>took:</text:p>
          </table:table-cell>
          <table:table-cell office:value-type="float" office:value="207">
            <text:p>207</text:p>
          </table:table-cell>
          <table:table-cell table:formula="of:=SUM([.F75:.F84])/10"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formula="of:=SUM([.H75:.H84])/10" office:value-type="float" office:value="223.9">
            <text:p>22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5">
            <text:p>85</text:p>
          </table:table-cell>
          <table:table-cell office:value-type="string">
            <text:p>median:</text:p>
          </table:table-cell>
          <table:table-cell office:value-type="string">
            <text:p>8.453m</text:p>
          </table:table-cell>
          <table:table-cell office:value-type="string">
            <text:p>took:</text:p>
          </table:table-cell>
          <table:table-cell office:value-type="float" office:value="206">
            <text:p>206</text:p>
          </table:table-cell>
          <table:table-cell table:formula="of:=SUM([.F76:.F85])/10" office:value-type="float" office:value="218.6">
            <text:p>218,6</text:p>
          </table:table-cell>
          <table:table-cell office:value-type="float" office:value="221">
            <text:p>221</text:p>
          </table:table-cell>
          <table:table-cell table:formula="of:=SUM([.H76:.H85])/10" office:value-type="float" office:value="222.4">
            <text:p>222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6">
            <text:p>86</text:p>
          </table:table-cell>
          <table:table-cell office:value-type="string">
            <text:p>median:</text:p>
          </table:table-cell>
          <table:table-cell office:value-type="string">
            <text:p>8.652m</text:p>
          </table:table-cell>
          <table:table-cell office:value-type="string">
            <text:p>took:</text:p>
          </table:table-cell>
          <table:table-cell office:value-type="float" office:value="213">
            <text:p>213</text:p>
          </table:table-cell>
          <table:table-cell table:formula="of:=SUM([.F77:.F86])/10" office:value-type="float" office:value="217">
            <text:p>217</text:p>
          </table:table-cell>
          <table:table-cell office:value-type="float" office:value="231">
            <text:p>231</text:p>
          </table:table-cell>
          <table:table-cell table:formula="of:=SUM([.H77:.H86])/10" office:value-type="float" office:value="222.7">
            <text:p>222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7">
            <text:p>87</text:p>
          </table:table-cell>
          <table:table-cell office:value-type="string">
            <text:p>median:</text:p>
          </table:table-cell>
          <table:table-cell office:value-type="string">
            <text:p>8.854m</text:p>
          </table:table-cell>
          <table:table-cell office:value-type="string">
            <text:p>took:</text:p>
          </table:table-cell>
          <table:table-cell office:value-type="float" office:value="204">
            <text:p>204</text:p>
          </table:table-cell>
          <table:table-cell table:formula="of:=SUM([.F78:.F87])/10" office:value-type="float" office:value="214.7">
            <text:p>214,7</text:p>
          </table:table-cell>
          <table:table-cell office:value-type="float" office:value="209">
            <text:p>209</text:p>
          </table:table-cell>
          <table:table-cell table:formula="of:=SUM([.H78:.H87])/10" office:value-type="float" office:value="220.3">
            <text:p>220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8">
            <text:p>88</text:p>
          </table:table-cell>
          <table:table-cell office:value-type="string">
            <text:p>median:</text:p>
          </table:table-cell>
          <table:table-cell office:value-type="string">
            <text:p>8.96m</text:p>
          </table:table-cell>
          <table:table-cell office:value-type="string">
            <text:p>took:</text:p>
          </table:table-cell>
          <table:table-cell office:value-type="float" office:value="207">
            <text:p>207</text:p>
          </table:table-cell>
          <table:table-cell table:formula="of:=SUM([.F79:.F88])/10" office:value-type="float" office:value="212.7">
            <text:p>212,7</text:p>
          </table:table-cell>
          <table:table-cell office:value-type="float" office:value="206">
            <text:p>206</text:p>
          </table:table-cell>
          <table:table-cell table:formula="of:=SUM([.H79:.H88])/10" office:value-type="float" office:value="218.1">
            <text:p>218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89">
            <text:p>89</text:p>
          </table:table-cell>
          <table:table-cell office:value-type="string">
            <text:p>median:</text:p>
          </table:table-cell>
          <table:table-cell office:value-type="string">
            <text:p>9.041m</text:p>
          </table:table-cell>
          <table:table-cell office:value-type="string">
            <text:p>took:</text:p>
          </table:table-cell>
          <table:table-cell office:value-type="float" office:value="202">
            <text:p>202</text:p>
          </table:table-cell>
          <table:table-cell table:formula="of:=SUM([.F80:.F89])/10" office:value-type="float" office:value="210.6">
            <text:p>210,6</text:p>
          </table:table-cell>
          <table:table-cell office:value-type="float" office:value="204">
            <text:p>204</text:p>
          </table:table-cell>
          <table:table-cell table:formula="of:=SUM([.H80:.H89])/10" office:value-type="float" office:value="216.1">
            <text:p>216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0">
            <text:p>90</text:p>
          </table:table-cell>
          <table:table-cell office:value-type="string">
            <text:p>median:</text:p>
          </table:table-cell>
          <table:table-cell office:value-type="string">
            <text:p>9.3m</text:p>
          </table:table-cell>
          <table:table-cell office:value-type="string">
            <text:p>took:</text:p>
          </table:table-cell>
          <table:table-cell office:value-type="float" office:value="200">
            <text:p>200</text:p>
          </table:table-cell>
          <table:table-cell table:formula="of:=SUM([.F81:.F90])/10" office:value-type="float" office:value="208.2">
            <text:p>208,2</text:p>
          </table:table-cell>
          <table:table-cell office:value-type="float" office:value="203">
            <text:p>203</text:p>
          </table:table-cell>
          <table:table-cell table:formula="of:=SUM([.H81:.H90])/10" office:value-type="float" office:value="214.1">
            <text:p>214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1">
            <text:p>91</text:p>
          </table:table-cell>
          <table:table-cell office:value-type="string">
            <text:p>median:</text:p>
          </table:table-cell>
          <table:table-cell office:value-type="string">
            <text:p>9.452m</text:p>
          </table:table-cell>
          <table:table-cell office:value-type="string">
            <text:p>took:</text:p>
          </table:table-cell>
          <table:table-cell office:value-type="float" office:value="200">
            <text:p>200</text:p>
          </table:table-cell>
          <table:table-cell table:formula="of:=SUM([.F82:.F91])/10" office:value-type="float" office:value="206.5">
            <text:p>206,5</text:p>
          </table:table-cell>
          <table:table-cell office:value-type="float" office:value="200">
            <text:p>200</text:p>
          </table:table-cell>
          <table:table-cell table:formula="of:=SUM([.H82:.H91])/10" office:value-type="float" office:value="211">
            <text:p>21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2">
            <text:p>92</text:p>
          </table:table-cell>
          <table:table-cell office:value-type="string">
            <text:p>median:</text:p>
          </table:table-cell>
          <table:table-cell office:value-type="string">
            <text:p>9.661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83:.F92])/10" office:value-type="float" office:value="204.8">
            <text:p>204,8</text:p>
          </table:table-cell>
          <table:table-cell office:value-type="float" office:value="209">
            <text:p>209</text:p>
          </table:table-cell>
          <table:table-cell table:formula="of:=SUM([.H83:.H92])/10" office:value-type="float" office:value="210.4">
            <text:p>210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3">
            <text:p>93</text:p>
          </table:table-cell>
          <table:table-cell office:value-type="string">
            <text:p>median:</text:p>
          </table:table-cell>
          <table:table-cell office:value-type="string">
            <text:p>9.789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84:.F93])/10" office:value-type="float" office:value="203.3">
            <text:p>203,3</text:p>
          </table:table-cell>
          <table:table-cell office:value-type="float" office:value="196">
            <text:p>196</text:p>
          </table:table-cell>
          <table:table-cell table:formula="of:=SUM([.H84:.H93])/10" office:value-type="float" office:value="208.9">
            <text:p>208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4">
            <text:p>94</text:p>
          </table:table-cell>
          <table:table-cell office:value-type="string">
            <text:p>median:</text:p>
          </table:table-cell>
          <table:table-cell office:value-type="string">
            <text:p>9.884m</text:p>
          </table:table-cell>
          <table:table-cell office:value-type="string">
            <text:p>took:</text:p>
          </table:table-cell>
          <table:table-cell office:value-type="float" office:value="196">
            <text:p>196</text:p>
          </table:table-cell>
          <table:table-cell table:formula="of:=SUM([.F85:.F94])/10" office:value-type="float" office:value="202.2">
            <text:p>202,2</text:p>
          </table:table-cell>
          <table:table-cell office:value-type="float" office:value="194">
            <text:p>194</text:p>
          </table:table-cell>
          <table:table-cell table:formula="of:=SUM([.H85:.H94])/10" office:value-type="float" office:value="207.3">
            <text:p>207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5">
            <text:p>95</text:p>
          </table:table-cell>
          <table:table-cell office:value-type="string">
            <text:p>median:</text:p>
          </table:table-cell>
          <table:table-cell office:value-type="string">
            <text:p>10.015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86:.F95])/10" office:value-type="float" office:value="200.6">
            <text:p>200,6</text:p>
          </table:table-cell>
          <table:table-cell office:value-type="float" office:value="195">
            <text:p>195</text:p>
          </table:table-cell>
          <table:table-cell table:formula="of:=SUM([.H86:.H95])/10" office:value-type="float" office:value="204.7">
            <text:p>204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6">
            <text:p>96</text:p>
          </table:table-cell>
          <table:table-cell office:value-type="string">
            <text:p>median:</text:p>
          </table:table-cell>
          <table:table-cell office:value-type="string">
            <text:p>10.243m</text:p>
          </table:table-cell>
          <table:table-cell office:value-type="string">
            <text:p>took:</text:p>
          </table:table-cell>
          <table:table-cell office:value-type="float" office:value="187">
            <text:p>187</text:p>
          </table:table-cell>
          <table:table-cell table:formula="of:=SUM([.F87:.F96])/10" office:value-type="float" office:value="198">
            <text:p>198</text:p>
          </table:table-cell>
          <table:table-cell office:value-type="float" office:value="186">
            <text:p>186</text:p>
          </table:table-cell>
          <table:table-cell table:formula="of:=SUM([.H87:.H96])/10" office:value-type="float" office:value="200.2">
            <text:p>200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7">
            <text:p>97</text:p>
          </table:table-cell>
          <table:table-cell office:value-type="string">
            <text:p>median:</text:p>
          </table:table-cell>
          <table:table-cell office:value-type="string">
            <text:p>10.395m</text:p>
          </table:table-cell>
          <table:table-cell office:value-type="string">
            <text:p>took:</text:p>
          </table:table-cell>
          <table:table-cell office:value-type="float" office:value="185">
            <text:p>185</text:p>
          </table:table-cell>
          <table:table-cell table:formula="of:=SUM([.F88:.F97])/10" office:value-type="float" office:value="196.1">
            <text:p>196,1</text:p>
          </table:table-cell>
          <table:table-cell office:value-type="float" office:value="191">
            <text:p>191</text:p>
          </table:table-cell>
          <table:table-cell table:formula="of:=SUM([.H88:.H97])/10" office:value-type="float" office:value="198.4">
            <text:p>198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8">
            <text:p>98</text:p>
          </table:table-cell>
          <table:table-cell office:value-type="string">
            <text:p>median:</text:p>
          </table:table-cell>
          <table:table-cell office:value-type="string">
            <text:p>10.56m</text:p>
          </table:table-cell>
          <table:table-cell office:value-type="string">
            <text:p>took:</text:p>
          </table:table-cell>
          <table:table-cell office:value-type="float" office:value="184">
            <text:p>184</text:p>
          </table:table-cell>
          <table:table-cell table:formula="of:=SUM([.F89:.F98])/10" office:value-type="float" office:value="193.8">
            <text:p>193,8</text:p>
          </table:table-cell>
          <table:table-cell office:value-type="float" office:value="186">
            <text:p>186</text:p>
          </table:table-cell>
          <table:table-cell table:formula="of:=SUM([.H89:.H98])/10" office:value-type="float" office:value="196.4">
            <text:p>196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99">
            <text:p>99</text:p>
          </table:table-cell>
          <table:table-cell office:value-type="string">
            <text:p>median:</text:p>
          </table:table-cell>
          <table:table-cell office:value-type="string">
            <text:p>10.848m</text:p>
          </table:table-cell>
          <table:table-cell office:value-type="string">
            <text:p>took:</text:p>
          </table:table-cell>
          <table:table-cell office:value-type="float" office:value="182">
            <text:p>182</text:p>
          </table:table-cell>
          <table:table-cell table:formula="of:=SUM([.F90:.F99])/10" office:value-type="float" office:value="191.8">
            <text:p>191,8</text:p>
          </table:table-cell>
          <table:table-cell office:value-type="float" office:value="181">
            <text:p>181</text:p>
          </table:table-cell>
          <table:table-cell table:formula="of:=SUM([.H90:.H99])/10" office:value-type="float" office:value="194.1">
            <text:p>194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0">
            <text:p>100</text:p>
          </table:table-cell>
          <table:table-cell office:value-type="string">
            <text:p>median:</text:p>
          </table:table-cell>
          <table:table-cell office:value-type="string">
            <text:p>10.918m</text:p>
          </table:table-cell>
          <table:table-cell office:value-type="string">
            <text:p>took:</text:p>
          </table:table-cell>
          <table:table-cell office:value-type="float" office:value="178">
            <text:p>178</text:p>
          </table:table-cell>
          <table:table-cell table:formula="of:=SUM([.F91:.F100])/10" office:value-type="float" office:value="189.6">
            <text:p>189,6</text:p>
          </table:table-cell>
          <table:table-cell office:value-type="float" office:value="179">
            <text:p>179</text:p>
          </table:table-cell>
          <table:table-cell table:formula="of:=SUM([.H91:.H100])/10" office:value-type="float" office:value="191.7">
            <text:p>191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1">
            <text:p>101</text:p>
          </table:table-cell>
          <table:table-cell office:value-type="string">
            <text:p>median:</text:p>
          </table:table-cell>
          <table:table-cell office:value-type="string">
            <text:p>11.082m</text:p>
          </table:table-cell>
          <table:table-cell office:value-type="string">
            <text:p>took:</text:p>
          </table:table-cell>
          <table:table-cell office:value-type="float" office:value="181">
            <text:p>181</text:p>
          </table:table-cell>
          <table:table-cell table:formula="of:=SUM([.F92:.F101])/10" office:value-type="float" office:value="187.7">
            <text:p>187,7</text:p>
          </table:table-cell>
          <table:table-cell office:value-type="float" office:value="179">
            <text:p>179</text:p>
          </table:table-cell>
          <table:table-cell table:formula="of:=SUM([.H92:.H101])/10" office:value-type="float" office:value="189.6">
            <text:p>189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2">
            <text:p>102</text:p>
          </table:table-cell>
          <table:table-cell office:value-type="string">
            <text:p>median:</text:p>
          </table:table-cell>
          <table:table-cell office:value-type="string">
            <text:p>11.236m</text:p>
          </table:table-cell>
          <table:table-cell office:value-type="string">
            <text:p>took:</text:p>
          </table:table-cell>
          <table:table-cell office:value-type="float" office:value="177">
            <text:p>177</text:p>
          </table:table-cell>
          <table:table-cell table:formula="of:=SUM([.F93:.F102])/10" office:value-type="float" office:value="185.7">
            <text:p>185,7</text:p>
          </table:table-cell>
          <table:table-cell office:value-type="float" office:value="176">
            <text:p>176</text:p>
          </table:table-cell>
          <table:table-cell table:formula="of:=SUM([.H93:.H102])/10" office:value-type="float" office:value="186.3">
            <text:p>186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3">
            <text:p>103</text:p>
          </table:table-cell>
          <table:table-cell office:value-type="string">
            <text:p>median:</text:p>
          </table:table-cell>
          <table:table-cell office:value-type="string">
            <text:p>11.366m</text:p>
          </table:table-cell>
          <table:table-cell office:value-type="string">
            <text:p>took:</text:p>
          </table:table-cell>
          <table:table-cell office:value-type="float" office:value="178">
            <text:p>178</text:p>
          </table:table-cell>
          <table:table-cell table:formula="of:=SUM([.F94:.F103])/10" office:value-type="float" office:value="183.8">
            <text:p>183,8</text:p>
          </table:table-cell>
          <table:table-cell office:value-type="float" office:value="178">
            <text:p>178</text:p>
          </table:table-cell>
          <table:table-cell table:formula="of:=SUM([.H94:.H103])/10" office:value-type="float" office:value="184.5">
            <text:p>184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4">
            <text:p>104</text:p>
          </table:table-cell>
          <table:table-cell office:value-type="string">
            <text:p>median:</text:p>
          </table:table-cell>
          <table:table-cell office:value-type="string">
            <text:p>11.508m</text:p>
          </table:table-cell>
          <table:table-cell office:value-type="string">
            <text:p>took:</text:p>
          </table:table-cell>
          <table:table-cell office:value-type="float" office:value="176">
            <text:p>176</text:p>
          </table:table-cell>
          <table:table-cell table:formula="of:=SUM([.F95:.F104])/10" office:value-type="float" office:value="181.8">
            <text:p>181,8</text:p>
          </table:table-cell>
          <table:table-cell office:value-type="float" office:value="178">
            <text:p>178</text:p>
          </table:table-cell>
          <table:table-cell table:formula="of:=SUM([.H95:.H104])/10" office:value-type="float" office:value="182.9">
            <text:p>182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5">
            <text:p>105</text:p>
          </table:table-cell>
          <table:table-cell office:value-type="string">
            <text:p>median:</text:p>
          </table:table-cell>
          <table:table-cell office:value-type="string">
            <text:p>11.688m</text:p>
          </table:table-cell>
          <table:table-cell office:value-type="string">
            <text:p>took:</text:p>
          </table:table-cell>
          <table:table-cell office:value-type="float" office:value="176">
            <text:p>176</text:p>
          </table:table-cell>
          <table:table-cell table:formula="of:=SUM([.F96:.F105])/10" office:value-type="float" office:value="180.4">
            <text:p>180,4</text:p>
          </table:table-cell>
          <table:table-cell office:value-type="float" office:value="177">
            <text:p>177</text:p>
          </table:table-cell>
          <table:table-cell table:formula="of:=SUM([.H96:.H105])/10" office:value-type="float" office:value="181.1">
            <text:p>181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6">
            <text:p>106</text:p>
          </table:table-cell>
          <table:table-cell office:value-type="string">
            <text:p>median:</text:p>
          </table:table-cell>
          <table:table-cell office:value-type="string">
            <text:p>11.847m</text:p>
          </table:table-cell>
          <table:table-cell office:value-type="string">
            <text:p>took:</text:p>
          </table:table-cell>
          <table:table-cell office:value-type="float" office:value="173">
            <text:p>173</text:p>
          </table:table-cell>
          <table:table-cell table:formula="of:=SUM([.F97:.F106])/10" office:value-type="float" office:value="179">
            <text:p>179</text:p>
          </table:table-cell>
          <table:table-cell office:value-type="float" office:value="174">
            <text:p>174</text:p>
          </table:table-cell>
          <table:table-cell table:formula="of:=SUM([.H97:.H106])/10" office:value-type="float" office:value="179.9">
            <text:p>179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7">
            <text:p>107</text:p>
          </table:table-cell>
          <table:table-cell office:value-type="string">
            <text:p>median:</text:p>
          </table:table-cell>
          <table:table-cell office:value-type="string">
            <text:p>11.953m</text:p>
          </table:table-cell>
          <table:table-cell office:value-type="string">
            <text:p>took:</text:p>
          </table:table-cell>
          <table:table-cell office:value-type="float" office:value="176">
            <text:p>176</text:p>
          </table:table-cell>
          <table:table-cell table:formula="of:=SUM([.F98:.F107])/10" office:value-type="float" office:value="178.1">
            <text:p>178,1</text:p>
          </table:table-cell>
          <table:table-cell office:value-type="float" office:value="176">
            <text:p>176</text:p>
          </table:table-cell>
          <table:table-cell table:formula="of:=SUM([.H98:.H107])/10" office:value-type="float" office:value="178.4">
            <text:p>178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8">
            <text:p>108</text:p>
          </table:table-cell>
          <table:table-cell office:value-type="string">
            <text:p>median:</text:p>
          </table:table-cell>
          <table:table-cell office:value-type="string">
            <text:p>12.065m</text:p>
          </table:table-cell>
          <table:table-cell office:value-type="string">
            <text:p>took:</text:p>
          </table:table-cell>
          <table:table-cell office:value-type="float" office:value="175">
            <text:p>175</text:p>
          </table:table-cell>
          <table:table-cell table:formula="of:=SUM([.F99:.F108])/10" office:value-type="float" office:value="177.2">
            <text:p>177,2</text:p>
          </table:table-cell>
          <table:table-cell office:value-type="float" office:value="173">
            <text:p>173</text:p>
          </table:table-cell>
          <table:table-cell table:formula="of:=SUM([.H99:.H108])/10" office:value-type="float" office:value="177.1">
            <text:p>177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09">
            <text:p>109</text:p>
          </table:table-cell>
          <table:table-cell office:value-type="string">
            <text:p>median:</text:p>
          </table:table-cell>
          <table:table-cell office:value-type="string">
            <text:p>12.036m</text:p>
          </table:table-cell>
          <table:table-cell office:value-type="string">
            <text:p>took:</text:p>
          </table:table-cell>
          <table:table-cell office:value-type="float" office:value="173">
            <text:p>173</text:p>
          </table:table-cell>
          <table:table-cell table:formula="of:=SUM([.F100:.F109])/10" office:value-type="float" office:value="176.3">
            <text:p>176,3</text:p>
          </table:table-cell>
          <table:table-cell office:value-type="float" office:value="177">
            <text:p>177</text:p>
          </table:table-cell>
          <table:table-cell table:formula="of:=SUM([.H100:.H109])/10" office:value-type="float" office:value="176.7">
            <text:p>176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0">
            <text:p>110</text:p>
          </table:table-cell>
          <table:table-cell office:value-type="string">
            <text:p>median:</text:p>
          </table:table-cell>
          <table:table-cell office:value-type="string">
            <text:p>12.161m</text:p>
          </table:table-cell>
          <table:table-cell office:value-type="string">
            <text:p>took:</text:p>
          </table:table-cell>
          <table:table-cell office:value-type="float" office:value="176">
            <text:p>176</text:p>
          </table:table-cell>
          <table:table-cell table:formula="of:=SUM([.F101:.F110])/10" office:value-type="float" office:value="176.1">
            <text:p>176,1</text:p>
          </table:table-cell>
          <table:table-cell office:value-type="float" office:value="175">
            <text:p>175</text:p>
          </table:table-cell>
          <table:table-cell table:formula="of:=SUM([.H101:.H110])/10" office:value-type="float" office:value="176.3">
            <text:p>176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1">
            <text:p>111</text:p>
          </table:table-cell>
          <table:table-cell office:value-type="string">
            <text:p>median:</text:p>
          </table:table-cell>
          <table:table-cell office:value-type="string">
            <text:p>12.225m</text:p>
          </table:table-cell>
          <table:table-cell office:value-type="string">
            <text:p>took:</text:p>
          </table:table-cell>
          <table:table-cell office:value-type="float" office:value="175">
            <text:p>175</text:p>
          </table:table-cell>
          <table:table-cell table:formula="of:=SUM([.F102:.F111])/10" office:value-type="float" office:value="175.5">
            <text:p>175,5</text:p>
          </table:table-cell>
          <table:table-cell office:value-type="float" office:value="176">
            <text:p>176</text:p>
          </table:table-cell>
          <table:table-cell table:formula="of:=SUM([.H102:.H111])/10" office:value-type="float" office:value="176">
            <text:p>17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2">
            <text:p>112</text:p>
          </table:table-cell>
          <table:table-cell office:value-type="string">
            <text:p>median:</text:p>
          </table:table-cell>
          <table:table-cell office:value-type="string">
            <text:p>12.417m</text:p>
          </table:table-cell>
          <table:table-cell office:value-type="string">
            <text:p>took:</text:p>
          </table:table-cell>
          <table:table-cell office:value-type="float" office:value="177">
            <text:p>177</text:p>
          </table:table-cell>
          <table:table-cell table:formula="of:=SUM([.F103:.F112])/10" office:value-type="float" office:value="175.5">
            <text:p>175,5</text:p>
          </table:table-cell>
          <table:table-cell office:value-type="float" office:value="179">
            <text:p>179</text:p>
          </table:table-cell>
          <table:table-cell table:formula="of:=SUM([.H103:.H112])/10" office:value-type="float" office:value="176.3">
            <text:p>176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3">
            <text:p>113</text:p>
          </table:table-cell>
          <table:table-cell office:value-type="string">
            <text:p>median:</text:p>
          </table:table-cell>
          <table:table-cell office:value-type="string">
            <text:p>12.638m</text:p>
          </table:table-cell>
          <table:table-cell office:value-type="string">
            <text:p>took:</text:p>
          </table:table-cell>
          <table:table-cell office:value-type="float" office:value="176">
            <text:p>176</text:p>
          </table:table-cell>
          <table:table-cell table:formula="of:=SUM([.F104:.F113])/10" office:value-type="float" office:value="175.3">
            <text:p>175,3</text:p>
          </table:table-cell>
          <table:table-cell office:value-type="float" office:value="179">
            <text:p>179</text:p>
          </table:table-cell>
          <table:table-cell table:formula="of:=SUM([.H104:.H113])/10" office:value-type="float" office:value="176.4">
            <text:p>176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4">
            <text:p>114</text:p>
          </table:table-cell>
          <table:table-cell office:value-type="string">
            <text:p>median:</text:p>
          </table:table-cell>
          <table:table-cell office:value-type="string">
            <text:p>12.804m</text:p>
          </table:table-cell>
          <table:table-cell office:value-type="string">
            <text:p>took:</text:p>
          </table:table-cell>
          <table:table-cell office:value-type="float" office:value="177">
            <text:p>177</text:p>
          </table:table-cell>
          <table:table-cell table:formula="of:=SUM([.F105:.F114])/10" office:value-type="float" office:value="175.4">
            <text:p>175,4</text:p>
          </table:table-cell>
          <table:table-cell office:value-type="float" office:value="189">
            <text:p>189</text:p>
          </table:table-cell>
          <table:table-cell table:formula="of:=SUM([.H105:.H114])/10" office:value-type="float" office:value="177.5">
            <text:p>177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5">
            <text:p>115</text:p>
          </table:table-cell>
          <table:table-cell office:value-type="string">
            <text:p>median:</text:p>
          </table:table-cell>
          <table:table-cell office:value-type="string">
            <text:p>12.935m</text:p>
          </table:table-cell>
          <table:table-cell office:value-type="string">
            <text:p>took:</text:p>
          </table:table-cell>
          <table:table-cell office:value-type="float" office:value="178">
            <text:p>178</text:p>
          </table:table-cell>
          <table:table-cell table:formula="of:=SUM([.F106:.F115])/10" office:value-type="float" office:value="175.6">
            <text:p>175,6</text:p>
          </table:table-cell>
          <table:table-cell office:value-type="float" office:value="176">
            <text:p>176</text:p>
          </table:table-cell>
          <table:table-cell table:formula="of:=SUM([.H106:.H115])/10" office:value-type="float" office:value="177.4">
            <text:p>177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6">
            <text:p>116</text:p>
          </table:table-cell>
          <table:table-cell office:value-type="string">
            <text:p>median:</text:p>
          </table:table-cell>
          <table:table-cell office:value-type="string">
            <text:p>12.799m</text:p>
          </table:table-cell>
          <table:table-cell office:value-type="string">
            <text:p>took:</text:p>
          </table:table-cell>
          <table:table-cell office:value-type="float" office:value="175">
            <text:p>175</text:p>
          </table:table-cell>
          <table:table-cell table:formula="of:=SUM([.F107:.F116])/10" office:value-type="float" office:value="175.8">
            <text:p>175,8</text:p>
          </table:table-cell>
          <table:table-cell office:value-type="float" office:value="176">
            <text:p>176</text:p>
          </table:table-cell>
          <table:table-cell table:formula="of:=SUM([.H107:.H116])/10" office:value-type="float" office:value="177.6">
            <text:p>177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7">
            <text:p>117</text:p>
          </table:table-cell>
          <table:table-cell office:value-type="string">
            <text:p>median:</text:p>
          </table:table-cell>
          <table:table-cell office:value-type="string">
            <text:p>12.865m</text:p>
          </table:table-cell>
          <table:table-cell office:value-type="string">
            <text:p>took:</text:p>
          </table:table-cell>
          <table:table-cell office:value-type="float" office:value="178">
            <text:p>178</text:p>
          </table:table-cell>
          <table:table-cell table:formula="of:=SUM([.F108:.F117])/10" office:value-type="float" office:value="176">
            <text:p>176</text:p>
          </table:table-cell>
          <table:table-cell office:value-type="float" office:value="175">
            <text:p>175</text:p>
          </table:table-cell>
          <table:table-cell table:formula="of:=SUM([.H108:.H117])/10" office:value-type="float" office:value="177.5">
            <text:p>177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8">
            <text:p>118</text:p>
          </table:table-cell>
          <table:table-cell office:value-type="string">
            <text:p>median:</text:p>
          </table:table-cell>
          <table:table-cell office:value-type="string">
            <text:p>12.966m</text:p>
          </table:table-cell>
          <table:table-cell office:value-type="string">
            <text:p>took:</text:p>
          </table:table-cell>
          <table:table-cell office:value-type="float" office:value="174">
            <text:p>174</text:p>
          </table:table-cell>
          <table:table-cell table:formula="of:=SUM([.F109:.F118])/10" office:value-type="float" office:value="175.9">
            <text:p>175,9</text:p>
          </table:table-cell>
          <table:table-cell office:value-type="float" office:value="204">
            <text:p>204</text:p>
          </table:table-cell>
          <table:table-cell table:formula="of:=SUM([.H109:.H118])/10" office:value-type="float" office:value="180.6">
            <text:p>180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19">
            <text:p>119</text:p>
          </table:table-cell>
          <table:table-cell office:value-type="string">
            <text:p>median:</text:p>
          </table:table-cell>
          <table:table-cell office:value-type="string">
            <text:p>12.958m</text:p>
          </table:table-cell>
          <table:table-cell office:value-type="string">
            <text:p>took:</text:p>
          </table:table-cell>
          <table:table-cell office:value-type="float" office:value="176">
            <text:p>176</text:p>
          </table:table-cell>
          <table:table-cell table:formula="of:=SUM([.F110:.F119])/10" office:value-type="float" office:value="176.2">
            <text:p>176,2</text:p>
          </table:table-cell>
          <table:table-cell office:value-type="float" office:value="180">
            <text:p>180</text:p>
          </table:table-cell>
          <table:table-cell table:formula="of:=SUM([.H110:.H119])/10" office:value-type="float" office:value="180.9">
            <text:p>180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0">
            <text:p>120</text:p>
          </table:table-cell>
          <table:table-cell office:value-type="string">
            <text:p>median:</text:p>
          </table:table-cell>
          <table:table-cell office:value-type="string">
            <text:p>13.005m</text:p>
          </table:table-cell>
          <table:table-cell office:value-type="string">
            <text:p>took:</text:p>
          </table:table-cell>
          <table:table-cell office:value-type="float" office:value="178">
            <text:p>178</text:p>
          </table:table-cell>
          <table:table-cell table:formula="of:=SUM([.F111:.F120])/10" office:value-type="float" office:value="176.4">
            <text:p>176,4</text:p>
          </table:table-cell>
          <table:table-cell office:value-type="float" office:value="181">
            <text:p>181</text:p>
          </table:table-cell>
          <table:table-cell table:formula="of:=SUM([.H111:.H120])/10" office:value-type="float" office:value="181.5">
            <text:p>181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1">
            <text:p>121</text:p>
          </table:table-cell>
          <table:table-cell office:value-type="string">
            <text:p>median:</text:p>
          </table:table-cell>
          <table:table-cell office:value-type="string">
            <text:p>13.086m</text:p>
          </table:table-cell>
          <table:table-cell office:value-type="string">
            <text:p>took:</text:p>
          </table:table-cell>
          <table:table-cell office:value-type="float" office:value="180">
            <text:p>180</text:p>
          </table:table-cell>
          <table:table-cell table:formula="of:=SUM([.F112:.F121])/10" office:value-type="float" office:value="176.9">
            <text:p>176,9</text:p>
          </table:table-cell>
          <table:table-cell office:value-type="float" office:value="178">
            <text:p>178</text:p>
          </table:table-cell>
          <table:table-cell table:formula="of:=SUM([.H112:.H121])/10" office:value-type="float" office:value="181.7">
            <text:p>181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2">
            <text:p>122</text:p>
          </table:table-cell>
          <table:table-cell office:value-type="string">
            <text:p>median:</text:p>
          </table:table-cell>
          <table:table-cell office:value-type="string">
            <text:p>13.246m</text:p>
          </table:table-cell>
          <table:table-cell office:value-type="string">
            <text:p>took:</text:p>
          </table:table-cell>
          <table:table-cell office:value-type="float" office:value="176">
            <text:p>176</text:p>
          </table:table-cell>
          <table:table-cell table:formula="of:=SUM([.F113:.F122])/10" office:value-type="float" office:value="176.8">
            <text:p>176,8</text:p>
          </table:table-cell>
          <table:table-cell office:value-type="float" office:value="177">
            <text:p>177</text:p>
          </table:table-cell>
          <table:table-cell table:formula="of:=SUM([.H113:.H122])/10" office:value-type="float" office:value="181.5">
            <text:p>181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3">
            <text:p>123</text:p>
          </table:table-cell>
          <table:table-cell office:value-type="string">
            <text:p>median:</text:p>
          </table:table-cell>
          <table:table-cell office:value-type="string">
            <text:p>13.25m</text:p>
          </table:table-cell>
          <table:table-cell office:value-type="string">
            <text:p>took:</text:p>
          </table:table-cell>
          <table:table-cell office:value-type="float" office:value="177">
            <text:p>177</text:p>
          </table:table-cell>
          <table:table-cell table:formula="of:=SUM([.F114:.F123])/10" office:value-type="float" office:value="176.9">
            <text:p>176,9</text:p>
          </table:table-cell>
          <table:table-cell office:value-type="float" office:value="175">
            <text:p>175</text:p>
          </table:table-cell>
          <table:table-cell table:formula="of:=SUM([.H114:.H123])/10" office:value-type="float" office:value="181.1">
            <text:p>181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4">
            <text:p>124</text:p>
          </table:table-cell>
          <table:table-cell office:value-type="string">
            <text:p>median:</text:p>
          </table:table-cell>
          <table:table-cell office:value-type="string">
            <text:p>13.337m</text:p>
          </table:table-cell>
          <table:table-cell office:value-type="string">
            <text:p>took:</text:p>
          </table:table-cell>
          <table:table-cell office:value-type="float" office:value="177">
            <text:p>177</text:p>
          </table:table-cell>
          <table:table-cell table:formula="of:=SUM([.F115:.F124])/10" office:value-type="float" office:value="176.9">
            <text:p>176,9</text:p>
          </table:table-cell>
          <table:table-cell office:value-type="float" office:value="178">
            <text:p>178</text:p>
          </table:table-cell>
          <table:table-cell table:formula="of:=SUM([.H115:.H124])/10"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5">
            <text:p>125</text:p>
          </table:table-cell>
          <table:table-cell office:value-type="string">
            <text:p>median:</text:p>
          </table:table-cell>
          <table:table-cell office:value-type="string">
            <text:p>13.364m</text:p>
          </table:table-cell>
          <table:table-cell office:value-type="string">
            <text:p>took:</text:p>
          </table:table-cell>
          <table:table-cell office:value-type="float" office:value="177">
            <text:p>177</text:p>
          </table:table-cell>
          <table:table-cell table:formula="of:=SUM([.F116:.F125])/10" office:value-type="float" office:value="176.8">
            <text:p>176,8</text:p>
          </table:table-cell>
          <table:table-cell office:value-type="float" office:value="193">
            <text:p>193</text:p>
          </table:table-cell>
          <table:table-cell table:formula="of:=SUM([.H116:.H125])/10" office:value-type="float" office:value="181.7">
            <text:p>181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6">
            <text:p>126</text:p>
          </table:table-cell>
          <table:table-cell office:value-type="string">
            <text:p>median:</text:p>
          </table:table-cell>
          <table:table-cell office:value-type="string">
            <text:p>13.47m</text:p>
          </table:table-cell>
          <table:table-cell office:value-type="string">
            <text:p>took:</text:p>
          </table:table-cell>
          <table:table-cell office:value-type="float" office:value="179">
            <text:p>179</text:p>
          </table:table-cell>
          <table:table-cell table:formula="of:=SUM([.F117:.F126])/10" office:value-type="float" office:value="177.2">
            <text:p>177,2</text:p>
          </table:table-cell>
          <table:table-cell office:value-type="float" office:value="177">
            <text:p>177</text:p>
          </table:table-cell>
          <table:table-cell table:formula="of:=SUM([.H117:.H126])/10" office:value-type="float" office:value="181.8">
            <text:p>181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7">
            <text:p>127</text:p>
          </table:table-cell>
          <table:table-cell office:value-type="string">
            <text:p>median:</text:p>
          </table:table-cell>
          <table:table-cell office:value-type="string">
            <text:p>13.558m</text:p>
          </table:table-cell>
          <table:table-cell office:value-type="string">
            <text:p>took:</text:p>
          </table:table-cell>
          <table:table-cell office:value-type="float" office:value="179">
            <text:p>179</text:p>
          </table:table-cell>
          <table:table-cell table:formula="of:=SUM([.F118:.F127])/10" office:value-type="float" office:value="177.3">
            <text:p>177,3</text:p>
          </table:table-cell>
          <table:table-cell office:value-type="float" office:value="180">
            <text:p>180</text:p>
          </table:table-cell>
          <table:table-cell table:formula="of:=SUM([.H118:.H127])/10" office:value-type="float" office:value="182.3">
            <text:p>182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8">
            <text:p>128</text:p>
          </table:table-cell>
          <table:table-cell office:value-type="string">
            <text:p>median:</text:p>
          </table:table-cell>
          <table:table-cell office:value-type="string">
            <text:p>13.542m</text:p>
          </table:table-cell>
          <table:table-cell office:value-type="string">
            <text:p>took:</text:p>
          </table:table-cell>
          <table:table-cell office:value-type="float" office:value="178">
            <text:p>178</text:p>
          </table:table-cell>
          <table:table-cell table:formula="of:=SUM([.F119:.F128])/10" office:value-type="float" office:value="177.7">
            <text:p>177,7</text:p>
          </table:table-cell>
          <table:table-cell office:value-type="float" office:value="180">
            <text:p>180</text:p>
          </table:table-cell>
          <table:table-cell table:formula="of:=SUM([.H119:.H128])/10" office:value-type="float" office:value="179.9">
            <text:p>179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29">
            <text:p>129</text:p>
          </table:table-cell>
          <table:table-cell office:value-type="string">
            <text:p>median:</text:p>
          </table:table-cell>
          <table:table-cell office:value-type="string">
            <text:p>13.567m</text:p>
          </table:table-cell>
          <table:table-cell office:value-type="string">
            <text:p>took:</text:p>
          </table:table-cell>
          <table:table-cell office:value-type="float" office:value="179">
            <text:p>179</text:p>
          </table:table-cell>
          <table:table-cell table:formula="of:=SUM([.F120:.F129])/10" office:value-type="float" office:value="178">
            <text:p>178</text:p>
          </table:table-cell>
          <table:table-cell office:value-type="float" office:value="180">
            <text:p>180</text:p>
          </table:table-cell>
          <table:table-cell table:formula="of:=SUM([.H120:.H129])/10" office:value-type="float" office:value="179.9">
            <text:p>179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0">
            <text:p>130</text:p>
          </table:table-cell>
          <table:table-cell office:value-type="string">
            <text:p>median:</text:p>
          </table:table-cell>
          <table:table-cell office:value-type="string">
            <text:p>13.644m</text:p>
          </table:table-cell>
          <table:table-cell office:value-type="string">
            <text:p>took:</text:p>
          </table:table-cell>
          <table:table-cell office:value-type="float" office:value="179">
            <text:p>179</text:p>
          </table:table-cell>
          <table:table-cell table:formula="of:=SUM([.F121:.F130])/10" office:value-type="float" office:value="178.1">
            <text:p>178,1</text:p>
          </table:table-cell>
          <table:table-cell office:value-type="float" office:value="182">
            <text:p>182</text:p>
          </table:table-cell>
          <table:table-cell table:formula="of:=SUM([.H121:.H130])/10"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1">
            <text:p>131</text:p>
          </table:table-cell>
          <table:table-cell office:value-type="string">
            <text:p>median:</text:p>
          </table:table-cell>
          <table:table-cell office:value-type="string">
            <text:p>13.808m</text:p>
          </table:table-cell>
          <table:table-cell office:value-type="string">
            <text:p>took:</text:p>
          </table:table-cell>
          <table:table-cell office:value-type="float" office:value="179">
            <text:p>179</text:p>
          </table:table-cell>
          <table:table-cell table:formula="of:=SUM([.F122:.F131])/10" office:value-type="float" office:value="178">
            <text:p>178</text:p>
          </table:table-cell>
          <table:table-cell office:value-type="float" office:value="181">
            <text:p>181</text:p>
          </table:table-cell>
          <table:table-cell table:formula="of:=SUM([.H122:.H131])/10" office:value-type="float" office:value="180.3">
            <text:p>180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2">
            <text:p>132</text:p>
          </table:table-cell>
          <table:table-cell office:value-type="string">
            <text:p>median:</text:p>
          </table:table-cell>
          <table:table-cell office:value-type="string">
            <text:p>13.703m</text:p>
          </table:table-cell>
          <table:table-cell office:value-type="string">
            <text:p>took:</text:p>
          </table:table-cell>
          <table:table-cell office:value-type="float" office:value="185">
            <text:p>185</text:p>
          </table:table-cell>
          <table:table-cell table:formula="of:=SUM([.F123:.F132])/10" office:value-type="float" office:value="178.9">
            <text:p>178,9</text:p>
          </table:table-cell>
          <table:table-cell office:value-type="float" office:value="182">
            <text:p>182</text:p>
          </table:table-cell>
          <table:table-cell table:formula="of:=SUM([.H123:.H132])/10" office:value-type="float" office:value="180.8">
            <text:p>180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3">
            <text:p>133</text:p>
          </table:table-cell>
          <table:table-cell office:value-type="string">
            <text:p>median:</text:p>
          </table:table-cell>
          <table:table-cell office:value-type="string">
            <text:p>13.727m</text:p>
          </table:table-cell>
          <table:table-cell office:value-type="string">
            <text:p>took:</text:p>
          </table:table-cell>
          <table:table-cell office:value-type="float" office:value="181">
            <text:p>181</text:p>
          </table:table-cell>
          <table:table-cell table:formula="of:=SUM([.F124:.F133])/10" office:value-type="float" office:value="179.3">
            <text:p>179,3</text:p>
          </table:table-cell>
          <table:table-cell office:value-type="float" office:value="185">
            <text:p>185</text:p>
          </table:table-cell>
          <table:table-cell table:formula="of:=SUM([.H124:.H133])/10" office:value-type="float" office:value="181.8">
            <text:p>181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4">
            <text:p>134</text:p>
          </table:table-cell>
          <table:table-cell office:value-type="string">
            <text:p>median:</text:p>
          </table:table-cell>
          <table:table-cell office:value-type="string">
            <text:p>13.823m</text:p>
          </table:table-cell>
          <table:table-cell office:value-type="string">
            <text:p>took:</text:p>
          </table:table-cell>
          <table:table-cell office:value-type="float" office:value="183">
            <text:p>183</text:p>
          </table:table-cell>
          <table:table-cell table:formula="of:=SUM([.F125:.F134])/10" office:value-type="float" office:value="179.9">
            <text:p>179,9</text:p>
          </table:table-cell>
          <table:table-cell office:value-type="float" office:value="184">
            <text:p>184</text:p>
          </table:table-cell>
          <table:table-cell table:formula="of:=SUM([.H125:.H134])/10" office:value-type="float" office:value="182.4">
            <text:p>182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5">
            <text:p>135</text:p>
          </table:table-cell>
          <table:table-cell office:value-type="string">
            <text:p>median:</text:p>
          </table:table-cell>
          <table:table-cell office:value-type="string">
            <text:p>13.869m</text:p>
          </table:table-cell>
          <table:table-cell office:value-type="string">
            <text:p>took:</text:p>
          </table:table-cell>
          <table:table-cell office:value-type="float" office:value="180">
            <text:p>180</text:p>
          </table:table-cell>
          <table:table-cell table:formula="of:=SUM([.F126:.F135])/10" office:value-type="float" office:value="180.2">
            <text:p>180,2</text:p>
          </table:table-cell>
          <table:table-cell office:value-type="float" office:value="182">
            <text:p>182</text:p>
          </table:table-cell>
          <table:table-cell table:formula="of:=SUM([.H126:.H135])/10" office:value-type="float" office:value="181.3">
            <text:p>181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6">
            <text:p>136</text:p>
          </table:table-cell>
          <table:table-cell office:value-type="string">
            <text:p>median:</text:p>
          </table:table-cell>
          <table:table-cell office:value-type="string">
            <text:p>13.887m</text:p>
          </table:table-cell>
          <table:table-cell office:value-type="string">
            <text:p>took:</text:p>
          </table:table-cell>
          <table:table-cell office:value-type="float" office:value="182">
            <text:p>182</text:p>
          </table:table-cell>
          <table:table-cell table:formula="of:=SUM([.F127:.F136])/10" office:value-type="float" office:value="180.5">
            <text:p>180,5</text:p>
          </table:table-cell>
          <table:table-cell office:value-type="float" office:value="197">
            <text:p>197</text:p>
          </table:table-cell>
          <table:table-cell table:formula="of:=SUM([.H127:.H136])/10" office:value-type="float" office:value="183.3">
            <text:p>183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7">
            <text:p>137</text:p>
          </table:table-cell>
          <table:table-cell office:value-type="string">
            <text:p>median:</text:p>
          </table:table-cell>
          <table:table-cell office:value-type="string">
            <text:p>13.793m</text:p>
          </table:table-cell>
          <table:table-cell office:value-type="string">
            <text:p>took:</text:p>
          </table:table-cell>
          <table:table-cell office:value-type="float" office:value="183">
            <text:p>183</text:p>
          </table:table-cell>
          <table:table-cell table:formula="of:=SUM([.F128:.F137])/10" office:value-type="float" office:value="180.9">
            <text:p>180,9</text:p>
          </table:table-cell>
          <table:table-cell office:value-type="float" office:value="182">
            <text:p>182</text:p>
          </table:table-cell>
          <table:table-cell table:formula="of:=SUM([.H128:.H137])/10" office:value-type="float" office:value="183.5">
            <text:p>183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8">
            <text:p>138</text:p>
          </table:table-cell>
          <table:table-cell office:value-type="string">
            <text:p>median:</text:p>
          </table:table-cell>
          <table:table-cell office:value-type="string">
            <text:p>13.993m</text:p>
          </table:table-cell>
          <table:table-cell office:value-type="string">
            <text:p>took:</text:p>
          </table:table-cell>
          <table:table-cell office:value-type="float" office:value="183">
            <text:p>183</text:p>
          </table:table-cell>
          <table:table-cell table:formula="of:=SUM([.F129:.F138])/10" office:value-type="float" office:value="181.4">
            <text:p>181,4</text:p>
          </table:table-cell>
          <table:table-cell office:value-type="float" office:value="186">
            <text:p>186</text:p>
          </table:table-cell>
          <table:table-cell table:formula="of:=SUM([.H129:.H138])/10" office:value-type="float" office:value="184.1">
            <text:p>184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39">
            <text:p>139</text:p>
          </table:table-cell>
          <table:table-cell office:value-type="string">
            <text:p>median:</text:p>
          </table:table-cell>
          <table:table-cell office:value-type="string">
            <text:p>13.772m</text:p>
          </table:table-cell>
          <table:table-cell office:value-type="string">
            <text:p>took:</text:p>
          </table:table-cell>
          <table:table-cell office:value-type="float" office:value="179">
            <text:p>179</text:p>
          </table:table-cell>
          <table:table-cell table:formula="of:=SUM([.F130:.F139])/10" office:value-type="float" office:value="181.4">
            <text:p>181,4</text:p>
          </table:table-cell>
          <table:table-cell office:value-type="float" office:value="183">
            <text:p>183</text:p>
          </table:table-cell>
          <table:table-cell table:formula="of:=SUM([.H130:.H139])/10" office:value-type="float" office:value="184.4">
            <text:p>184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0">
            <text:p>140</text:p>
          </table:table-cell>
          <table:table-cell office:value-type="string">
            <text:p>median:</text:p>
          </table:table-cell>
          <table:table-cell office:value-type="string">
            <text:p>14.012m</text:p>
          </table:table-cell>
          <table:table-cell office:value-type="string">
            <text:p>took:</text:p>
          </table:table-cell>
          <table:table-cell office:value-type="float" office:value="181">
            <text:p>181</text:p>
          </table:table-cell>
          <table:table-cell table:formula="of:=SUM([.F131:.F140])/10" office:value-type="float" office:value="181.6">
            <text:p>181,6</text:p>
          </table:table-cell>
          <table:table-cell office:value-type="float" office:value="182">
            <text:p>182</text:p>
          </table:table-cell>
          <table:table-cell table:formula="of:=SUM([.H131:.H140])/10" office:value-type="float" office:value="184.4">
            <text:p>184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1">
            <text:p>141</text:p>
          </table:table-cell>
          <table:table-cell office:value-type="string">
            <text:p>median:</text:p>
          </table:table-cell>
          <table:table-cell office:value-type="string">
            <text:p>14.065m</text:p>
          </table:table-cell>
          <table:table-cell office:value-type="string">
            <text:p>took:</text:p>
          </table:table-cell>
          <table:table-cell office:value-type="float" office:value="183">
            <text:p>183</text:p>
          </table:table-cell>
          <table:table-cell table:formula="of:=SUM([.F132:.F141])/10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formula="of:=SUM([.H132:.H141])/10" office:value-type="float" office:value="184.5">
            <text:p>184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2">
            <text:p>142</text:p>
          </table:table-cell>
          <table:table-cell office:value-type="string">
            <text:p>median:</text:p>
          </table:table-cell>
          <table:table-cell office:value-type="string">
            <text:p>14.065m</text:p>
          </table:table-cell>
          <table:table-cell office:value-type="string">
            <text:p>took:</text:p>
          </table:table-cell>
          <table:table-cell office:value-type="float" office:value="181">
            <text:p>181</text:p>
          </table:table-cell>
          <table:table-cell table:formula="of:=SUM([.F133:.F142])/10" office:value-type="float" office:value="181.6">
            <text:p>181,6</text:p>
          </table:table-cell>
          <table:table-cell office:value-type="float" office:value="182">
            <text:p>182</text:p>
          </table:table-cell>
          <table:table-cell table:formula="of:=SUM([.H133:.H142])/10" office:value-type="float" office:value="184.5">
            <text:p>184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3">
            <text:p>143</text:p>
          </table:table-cell>
          <table:table-cell office:value-type="string">
            <text:p>median:</text:p>
          </table:table-cell>
          <table:table-cell office:value-type="string">
            <text:p>14.031m</text:p>
          </table:table-cell>
          <table:table-cell office:value-type="string">
            <text:p>took:</text:p>
          </table:table-cell>
          <table:table-cell office:value-type="float" office:value="185">
            <text:p>185</text:p>
          </table:table-cell>
          <table:table-cell table:formula="of:=SUM([.F134:.F143])/10" office:value-type="float" office:value="182">
            <text:p>182</text:p>
          </table:table-cell>
          <table:table-cell office:value-type="float" office:value="185">
            <text:p>185</text:p>
          </table:table-cell>
          <table:table-cell table:formula="of:=SUM([.H134:.H143])/10" office:value-type="float" office:value="184.5">
            <text:p>184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4">
            <text:p>144</text:p>
          </table:table-cell>
          <table:table-cell office:value-type="string">
            <text:p>median:</text:p>
          </table:table-cell>
          <table:table-cell office:value-type="string">
            <text:p>14.132m</text:p>
          </table:table-cell>
          <table:table-cell office:value-type="string">
            <text:p>took:</text:p>
          </table:table-cell>
          <table:table-cell office:value-type="float" office:value="182">
            <text:p>182</text:p>
          </table:table-cell>
          <table:table-cell table:formula="of:=SUM([.F135:.F144])/10" office:value-type="float" office:value="181.9">
            <text:p>181,9</text:p>
          </table:table-cell>
          <table:table-cell office:value-type="float" office:value="185">
            <text:p>185</text:p>
          </table:table-cell>
          <table:table-cell table:formula="of:=SUM([.H135:.H144])/10" office:value-type="float" office:value="184.6">
            <text:p>184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5">
            <text:p>145</text:p>
          </table:table-cell>
          <table:table-cell office:value-type="string">
            <text:p>median:</text:p>
          </table:table-cell>
          <table:table-cell office:value-type="string">
            <text:p>14.321m</text:p>
          </table:table-cell>
          <table:table-cell office:value-type="string">
            <text:p>took:</text:p>
          </table:table-cell>
          <table:table-cell office:value-type="float" office:value="182">
            <text:p>182</text:p>
          </table:table-cell>
          <table:table-cell table:formula="of:=SUM([.F136:.F145])/10" office:value-type="float" office:value="182.1">
            <text:p>182,1</text:p>
          </table:table-cell>
          <table:table-cell office:value-type="float" office:value="184">
            <text:p>184</text:p>
          </table:table-cell>
          <table:table-cell table:formula="of:=SUM([.H136:.H145])/10" office:value-type="float" office:value="184.8">
            <text:p>184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6">
            <text:p>146</text:p>
          </table:table-cell>
          <table:table-cell office:value-type="string">
            <text:p>median:</text:p>
          </table:table-cell>
          <table:table-cell office:value-type="string">
            <text:p>14.439m</text:p>
          </table:table-cell>
          <table:table-cell office:value-type="string">
            <text:p>took:</text:p>
          </table:table-cell>
          <table:table-cell office:value-type="float" office:value="180">
            <text:p>180</text:p>
          </table:table-cell>
          <table:table-cell table:formula="of:=SUM([.F137:.F146])/10" office:value-type="float" office:value="181.9">
            <text:p>181,9</text:p>
          </table:table-cell>
          <table:table-cell office:value-type="float" office:value="185">
            <text:p>185</text:p>
          </table:table-cell>
          <table:table-cell table:formula="of:=SUM([.H137:.H146])/10" office:value-type="float" office:value="183.6">
            <text:p>183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7">
            <text:p>147</text:p>
          </table:table-cell>
          <table:table-cell office:value-type="string">
            <text:p>median:</text:p>
          </table:table-cell>
          <table:table-cell office:value-type="string">
            <text:p>14.433m</text:p>
          </table:table-cell>
          <table:table-cell office:value-type="string">
            <text:p>took:</text:p>
          </table:table-cell>
          <table:table-cell office:value-type="float" office:value="183">
            <text:p>183</text:p>
          </table:table-cell>
          <table:table-cell table:formula="of:=SUM([.F138:.F147])/10" office:value-type="float" office:value="181.9">
            <text:p>181,9</text:p>
          </table:table-cell>
          <table:table-cell office:value-type="float" office:value="219">
            <text:p>219</text:p>
          </table:table-cell>
          <table:table-cell table:formula="of:=SUM([.H138:.H147])/10" office:value-type="float" office:value="187.3">
            <text:p>187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8">
            <text:p>148</text:p>
          </table:table-cell>
          <table:table-cell office:value-type="string">
            <text:p>median:</text:p>
          </table:table-cell>
          <table:table-cell office:value-type="string">
            <text:p>14.501m</text:p>
          </table:table-cell>
          <table:table-cell office:value-type="string">
            <text:p>took:</text:p>
          </table:table-cell>
          <table:table-cell office:value-type="float" office:value="187">
            <text:p>187</text:p>
          </table:table-cell>
          <table:table-cell table:formula="of:=SUM([.F139:.F148])/10" office:value-type="float" office:value="182.3">
            <text:p>182,3</text:p>
          </table:table-cell>
          <table:table-cell office:value-type="float" office:value="186">
            <text:p>186</text:p>
          </table:table-cell>
          <table:table-cell table:formula="of:=SUM([.H139:.H148])/10" office:value-type="float" office:value="187.3">
            <text:p>187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49">
            <text:p>149</text:p>
          </table:table-cell>
          <table:table-cell office:value-type="string">
            <text:p>median:</text:p>
          </table:table-cell>
          <table:table-cell office:value-type="string">
            <text:p>14.454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140:.F149])/10" office:value-type="float" office:value="183.4">
            <text:p>183,4</text:p>
          </table:table-cell>
          <table:table-cell office:value-type="float" office:value="186">
            <text:p>186</text:p>
          </table:table-cell>
          <table:table-cell table:formula="of:=SUM([.H140:.H149])/10" office:value-type="float" office:value="187.6">
            <text:p>187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0">
            <text:p>150</text:p>
          </table:table-cell>
          <table:table-cell office:value-type="string">
            <text:p>median:</text:p>
          </table:table-cell>
          <table:table-cell office:value-type="string">
            <text:p>14.443m</text:p>
          </table:table-cell>
          <table:table-cell office:value-type="string">
            <text:p>took:</text:p>
          </table:table-cell>
          <table:table-cell office:value-type="float" office:value="184">
            <text:p>184</text:p>
          </table:table-cell>
          <table:table-cell table:formula="of:=SUM([.F141:.F150])/10" office:value-type="float" office:value="183.7">
            <text:p>183,7</text:p>
          </table:table-cell>
          <table:table-cell office:value-type="float" office:value="185">
            <text:p>185</text:p>
          </table:table-cell>
          <table:table-cell table:formula="of:=SUM([.H141:.H150])/10" office:value-type="float" office:value="187.9">
            <text:p>187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1">
            <text:p>151</text:p>
          </table:table-cell>
          <table:table-cell office:value-type="string">
            <text:p>median:</text:p>
          </table:table-cell>
          <table:table-cell office:value-type="string">
            <text:p>14.265m</text:p>
          </table:table-cell>
          <table:table-cell office:value-type="string">
            <text:p>took:</text:p>
          </table:table-cell>
          <table:table-cell office:value-type="float" office:value="185">
            <text:p>185</text:p>
          </table:table-cell>
          <table:table-cell table:formula="of:=SUM([.F142:.F151])/10" office:value-type="float" office:value="183.9">
            <text:p>183,9</text:p>
          </table:table-cell>
          <table:table-cell office:value-type="float" office:value="184">
            <text:p>184</text:p>
          </table:table-cell>
          <table:table-cell table:formula="of:=SUM([.H142:.H151])/10" office:value-type="float" office:value="188.1">
            <text:p>188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2">
            <text:p>152</text:p>
          </table:table-cell>
          <table:table-cell office:value-type="string">
            <text:p>median:</text:p>
          </table:table-cell>
          <table:table-cell office:value-type="string">
            <text:p>14.499m</text:p>
          </table:table-cell>
          <table:table-cell office:value-type="string">
            <text:p>took:</text:p>
          </table:table-cell>
          <table:table-cell office:value-type="float" office:value="183">
            <text:p>183</text:p>
          </table:table-cell>
          <table:table-cell table:formula="of:=SUM([.F143:.F152])/10" office:value-type="float" office:value="184.1">
            <text:p>184,1</text:p>
          </table:table-cell>
          <table:table-cell office:value-type="float" office:value="198">
            <text:p>198</text:p>
          </table:table-cell>
          <table:table-cell table:formula="of:=SUM([.H143:.H152])/10" office:value-type="float" office:value="189.7">
            <text:p>189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3">
            <text:p>153</text:p>
          </table:table-cell>
          <table:table-cell office:value-type="string">
            <text:p>median:</text:p>
          </table:table-cell>
          <table:table-cell office:value-type="string">
            <text:p>14.534m</text:p>
          </table:table-cell>
          <table:table-cell office:value-type="string">
            <text:p>took:</text:p>
          </table:table-cell>
          <table:table-cell office:value-type="float" office:value="184">
            <text:p>184</text:p>
          </table:table-cell>
          <table:table-cell table:formula="of:=SUM([.F144:.F153])/10"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SUM([.H144:.H153])/10" office:value-type="float" office:value="189.7">
            <text:p>189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4">
            <text:p>154</text:p>
          </table:table-cell>
          <table:table-cell office:value-type="string">
            <text:p>median:</text:p>
          </table:table-cell>
          <table:table-cell office:value-type="string">
            <text:p>14.71m</text:p>
          </table:table-cell>
          <table:table-cell office:value-type="string">
            <text:p>took:</text:p>
          </table:table-cell>
          <table:table-cell office:value-type="float" office:value="189">
            <text:p>189</text:p>
          </table:table-cell>
          <table:table-cell table:formula="of:=SUM([.F145:.F154])/10" office:value-type="float" office:value="184.7">
            <text:p>184,7</text:p>
          </table:table-cell>
          <table:table-cell office:value-type="float" office:value="187">
            <text:p>187</text:p>
          </table:table-cell>
          <table:table-cell table:formula="of:=SUM([.H145:.H154])/10" office:value-type="float" office:value="189.9">
            <text:p>189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5">
            <text:p>155</text:p>
          </table:table-cell>
          <table:table-cell office:value-type="string">
            <text:p>median:</text:p>
          </table:table-cell>
          <table:table-cell office:value-type="string">
            <text:p>14.71m</text:p>
          </table:table-cell>
          <table:table-cell office:value-type="string">
            <text:p>took:</text:p>
          </table:table-cell>
          <table:table-cell office:value-type="float" office:value="185">
            <text:p>185</text:p>
          </table:table-cell>
          <table:table-cell table:formula="of:=SUM([.F146:.F155])/10" office:value-type="float" office:value="185">
            <text:p>185</text:p>
          </table:table-cell>
          <table:table-cell office:value-type="float" office:value="185">
            <text:p>185</text:p>
          </table:table-cell>
          <table:table-cell table:formula="of:=SUM([.H146:.H155])/10" office:value-type="float" office:value="190">
            <text:p>190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6">
            <text:p>156</text:p>
          </table:table-cell>
          <table:table-cell office:value-type="string">
            <text:p>median:</text:p>
          </table:table-cell>
          <table:table-cell office:value-type="string">
            <text:p>14.836m</text:p>
          </table:table-cell>
          <table:table-cell office:value-type="string">
            <text:p>took:</text:p>
          </table:table-cell>
          <table:table-cell office:value-type="float" office:value="184">
            <text:p>184</text:p>
          </table:table-cell>
          <table:table-cell table:formula="of:=SUM([.F147:.F156])/10" office:value-type="float" office:value="185.4">
            <text:p>185,4</text:p>
          </table:table-cell>
          <table:table-cell office:value-type="float" office:value="185">
            <text:p>185</text:p>
          </table:table-cell>
          <table:table-cell table:formula="of:=SUM([.H147:.H156])/10" office:value-type="float" office:value="190">
            <text:p>190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7">
            <text:p>157</text:p>
          </table:table-cell>
          <table:table-cell office:value-type="string">
            <text:p>median:</text:p>
          </table:table-cell>
          <table:table-cell office:value-type="string">
            <text:p>14.92m</text:p>
          </table:table-cell>
          <table:table-cell office:value-type="string">
            <text:p>took:</text:p>
          </table:table-cell>
          <table:table-cell office:value-type="float" office:value="187">
            <text:p>187</text:p>
          </table:table-cell>
          <table:table-cell table:formula="of:=SUM([.F148:.F157])/10" office:value-type="float" office:value="185.8">
            <text:p>185,8</text:p>
          </table:table-cell>
          <table:table-cell office:value-type="float" office:value="186">
            <text:p>186</text:p>
          </table:table-cell>
          <table:table-cell table:formula="of:=SUM([.H148:.H157])/10" office:value-type="float" office:value="186.7">
            <text:p>186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8">
            <text:p>158</text:p>
          </table:table-cell>
          <table:table-cell office:value-type="string">
            <text:p>median:</text:p>
          </table:table-cell>
          <table:table-cell office:value-type="string">
            <text:p>15.012m</text:p>
          </table:table-cell>
          <table:table-cell office:value-type="string">
            <text:p>took:</text:p>
          </table:table-cell>
          <table:table-cell office:value-type="float" office:value="186">
            <text:p>186</text:p>
          </table:table-cell>
          <table:table-cell table:formula="of:=SUM([.F149:.F158])/10" office:value-type="float" office:value="185.7">
            <text:p>185,7</text:p>
          </table:table-cell>
          <table:table-cell office:value-type="float" office:value="186">
            <text:p>186</text:p>
          </table:table-cell>
          <table:table-cell table:formula="of:=SUM([.H149:.H158])/10" office:value-type="float" office:value="186.7">
            <text:p>186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59">
            <text:p>159</text:p>
          </table:table-cell>
          <table:table-cell office:value-type="string">
            <text:p>median:</text:p>
          </table:table-cell>
          <table:table-cell office:value-type="string">
            <text:p>14.907m</text:p>
          </table:table-cell>
          <table:table-cell office:value-type="string">
            <text:p>took:</text:p>
          </table:table-cell>
          <table:table-cell office:value-type="float" office:value="188">
            <text:p>188</text:p>
          </table:table-cell>
          <table:table-cell table:formula="of:=SUM([.F150:.F159])/10" office:value-type="float" office:value="185.5">
            <text:p>185,5</text:p>
          </table:table-cell>
          <table:table-cell office:value-type="float" office:value="186">
            <text:p>186</text:p>
          </table:table-cell>
          <table:table-cell table:formula="of:=SUM([.H150:.H159])/10" office:value-type="float" office:value="186.7">
            <text:p>186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0">
            <text:p>160</text:p>
          </table:table-cell>
          <table:table-cell office:value-type="string">
            <text:p>median:</text:p>
          </table:table-cell>
          <table:table-cell office:value-type="string">
            <text:p>14.849m</text:p>
          </table:table-cell>
          <table:table-cell office:value-type="string">
            <text:p>took:</text:p>
          </table:table-cell>
          <table:table-cell office:value-type="float" office:value="187">
            <text:p>187</text:p>
          </table:table-cell>
          <table:table-cell table:formula="of:=SUM([.F151:.F160])/10" office:value-type="float" office:value="185.8">
            <text:p>185,8</text:p>
          </table:table-cell>
          <table:table-cell office:value-type="float" office:value="187">
            <text:p>187</text:p>
          </table:table-cell>
          <table:table-cell table:formula="of:=SUM([.H151:.H160])/10" office:value-type="float" office:value="186.9">
            <text:p>186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1">
            <text:p>161</text:p>
          </table:table-cell>
          <table:table-cell office:value-type="string">
            <text:p>median:</text:p>
          </table:table-cell>
          <table:table-cell office:value-type="string">
            <text:p>15.049m</text:p>
          </table:table-cell>
          <table:table-cell office:value-type="string">
            <text:p>took:</text:p>
          </table:table-cell>
          <table:table-cell office:value-type="float" office:value="185">
            <text:p>185</text:p>
          </table:table-cell>
          <table:table-cell table:formula="of:=SUM([.F152:.F161])/10" office:value-type="float" office:value="185.8">
            <text:p>185,8</text:p>
          </table:table-cell>
          <table:table-cell office:value-type="float" office:value="187">
            <text:p>187</text:p>
          </table:table-cell>
          <table:table-cell table:formula="of:=SUM([.H152:.H161])/10" office:value-type="float" office:value="187.2">
            <text:p>187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2">
            <text:p>162</text:p>
          </table:table-cell>
          <table:table-cell office:value-type="string">
            <text:p>median:</text:p>
          </table:table-cell>
          <table:table-cell office:value-type="string">
            <text:p>14.97m</text:p>
          </table:table-cell>
          <table:table-cell office:value-type="string">
            <text:p>took:</text:p>
          </table:table-cell>
          <table:table-cell office:value-type="float" office:value="187">
            <text:p>187</text:p>
          </table:table-cell>
          <table:table-cell table:formula="of:=SUM([.F153:.F162])/10" office:value-type="float" office:value="186.2">
            <text:p>186,2</text:p>
          </table:table-cell>
          <table:table-cell office:value-type="float" office:value="187">
            <text:p>187</text:p>
          </table:table-cell>
          <table:table-cell table:formula="of:=SUM([.H153:.H162])/10" office:value-type="float" office:value="186.1">
            <text:p>186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3">
            <text:p>163</text:p>
          </table:table-cell>
          <table:table-cell office:value-type="string">
            <text:p>median:</text:p>
          </table:table-cell>
          <table:table-cell office:value-type="string">
            <text:p>15.17m</text:p>
          </table:table-cell>
          <table:table-cell office:value-type="string">
            <text:p>took:</text:p>
          </table:table-cell>
          <table:table-cell office:value-type="float" office:value="187">
            <text:p>187</text:p>
          </table:table-cell>
          <table:table-cell table:formula="of:=SUM([.F154:.F163])/10" office:value-type="float" office:value="186.5">
            <text:p>186,5</text:p>
          </table:table-cell>
          <table:table-cell office:value-type="float" office:value="186">
            <text:p>186</text:p>
          </table:table-cell>
          <table:table-cell table:formula="of:=SUM([.H154:.H163])/10" office:value-type="float" office:value="186.2">
            <text:p>186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4">
            <text:p>164</text:p>
          </table:table-cell>
          <table:table-cell office:value-type="string">
            <text:p>median:</text:p>
          </table:table-cell>
          <table:table-cell office:value-type="string">
            <text:p>15.277m</text:p>
          </table:table-cell>
          <table:table-cell office:value-type="string">
            <text:p>took:</text:p>
          </table:table-cell>
          <table:table-cell office:value-type="float" office:value="185">
            <text:p>185</text:p>
          </table:table-cell>
          <table:table-cell table:formula="of:=SUM([.F155:.F164])/10" office:value-type="float" office:value="186.1">
            <text:p>186,1</text:p>
          </table:table-cell>
          <table:table-cell office:value-type="float" office:value="187">
            <text:p>187</text:p>
          </table:table-cell>
          <table:table-cell table:formula="of:=SUM([.H155:.H164])/10" office:value-type="float" office:value="186.2">
            <text:p>186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5">
            <text:p>165</text:p>
          </table:table-cell>
          <table:table-cell office:value-type="string">
            <text:p>median:</text:p>
          </table:table-cell>
          <table:table-cell office:value-type="string">
            <text:p>15.011m</text:p>
          </table:table-cell>
          <table:table-cell office:value-type="string">
            <text:p>took:</text:p>
          </table:table-cell>
          <table:table-cell office:value-type="float" office:value="188">
            <text:p>188</text:p>
          </table:table-cell>
          <table:table-cell table:formula="of:=SUM([.F156:.F165])/10" office:value-type="float" office:value="186.4">
            <text:p>186,4</text:p>
          </table:table-cell>
          <table:table-cell office:value-type="float" office:value="186">
            <text:p>186</text:p>
          </table:table-cell>
          <table:table-cell table:formula="of:=SUM([.H156:.H165])/10" office:value-type="float" office:value="186.3">
            <text:p>186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6">
            <text:p>166</text:p>
          </table:table-cell>
          <table:table-cell office:value-type="string">
            <text:p>median:</text:p>
          </table:table-cell>
          <table:table-cell office:value-type="string">
            <text:p>14.805m</text:p>
          </table:table-cell>
          <table:table-cell office:value-type="string">
            <text:p>took:</text:p>
          </table:table-cell>
          <table:table-cell office:value-type="float" office:value="186">
            <text:p>186</text:p>
          </table:table-cell>
          <table:table-cell table:formula="of:=SUM([.F157:.F166])/10" office:value-type="float" office:value="186.6">
            <text:p>186,6</text:p>
          </table:table-cell>
          <table:table-cell office:value-type="float" office:value="186">
            <text:p>186</text:p>
          </table:table-cell>
          <table:table-cell table:formula="of:=SUM([.H157:.H166])/10" office:value-type="float" office:value="186.4">
            <text:p>186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7">
            <text:p>167</text:p>
          </table:table-cell>
          <table:table-cell office:value-type="string">
            <text:p>median:</text:p>
          </table:table-cell>
          <table:table-cell office:value-type="string">
            <text:p>15.031m</text:p>
          </table:table-cell>
          <table:table-cell office:value-type="string">
            <text:p>took:</text:p>
          </table:table-cell>
          <table:table-cell office:value-type="float" office:value="186">
            <text:p>186</text:p>
          </table:table-cell>
          <table:table-cell table:formula="of:=SUM([.F158:.F167])/10" office:value-type="float" office:value="186.5">
            <text:p>186,5</text:p>
          </table:table-cell>
          <table:table-cell office:value-type="float" office:value="190">
            <text:p>190</text:p>
          </table:table-cell>
          <table:table-cell table:formula="of:=SUM([.H158:.H167])/10" office:value-type="float" office:value="186.8">
            <text:p>186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8">
            <text:p>168</text:p>
          </table:table-cell>
          <table:table-cell office:value-type="string">
            <text:p>median:</text:p>
          </table:table-cell>
          <table:table-cell office:value-type="string">
            <text:p>15.158m</text:p>
          </table:table-cell>
          <table:table-cell office:value-type="string">
            <text:p>took:</text:p>
          </table:table-cell>
          <table:table-cell office:value-type="float" office:value="201">
            <text:p>201</text:p>
          </table:table-cell>
          <table:table-cell table:formula="of:=SUM([.F159:.F168])/10" office:value-type="float" office:value="188">
            <text:p>188</text:p>
          </table:table-cell>
          <table:table-cell office:value-type="float" office:value="227">
            <text:p>227</text:p>
          </table:table-cell>
          <table:table-cell table:formula="of:=SUM([.H159:.H168])/10" office:value-type="float" office:value="190.9">
            <text:p>190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69">
            <text:p>169</text:p>
          </table:table-cell>
          <table:table-cell office:value-type="string">
            <text:p>median:</text:p>
          </table:table-cell>
          <table:table-cell office:value-type="string">
            <text:p>15.321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160:.F169])/10" office:value-type="float" office:value="188.7">
            <text:p>188,7</text:p>
          </table:table-cell>
          <table:table-cell office:value-type="float" office:value="217">
            <text:p>217</text:p>
          </table:table-cell>
          <table:table-cell table:formula="of:=SUM([.H160:.H169])/10" office:value-type="float" office:value="194">
            <text:p>19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0">
            <text:p>170</text:p>
          </table:table-cell>
          <table:table-cell office:value-type="string">
            <text:p>median:</text:p>
          </table:table-cell>
          <table:table-cell office:value-type="string">
            <text:p>15.35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161:.F170])/10" office:value-type="float" office:value="189.4">
            <text:p>189,4</text:p>
          </table:table-cell>
          <table:table-cell office:value-type="float" office:value="215">
            <text:p>215</text:p>
          </table:table-cell>
          <table:table-cell table:formula="of:=SUM([.H161:.H170])/10" office:value-type="float" office:value="196.8">
            <text:p>196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1">
            <text:p>171</text:p>
          </table:table-cell>
          <table:table-cell office:value-type="string">
            <text:p>median:</text:p>
          </table:table-cell>
          <table:table-cell office:value-type="string">
            <text:p>15.574m</text:p>
          </table:table-cell>
          <table:table-cell office:value-type="string">
            <text:p>took:</text:p>
          </table:table-cell>
          <table:table-cell office:value-type="float" office:value="186">
            <text:p>186</text:p>
          </table:table-cell>
          <table:table-cell table:formula="of:=SUM([.F162:.F171])/10" office:value-type="float" office:value="189.5">
            <text:p>189,5</text:p>
          </table:table-cell>
          <table:table-cell office:value-type="float" office:value="189">
            <text:p>189</text:p>
          </table:table-cell>
          <table:table-cell table:formula="of:=SUM([.H162:.H171])/10" office:value-type="float" office:value="197">
            <text:p>19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2">
            <text:p>172</text:p>
          </table:table-cell>
          <table:table-cell office:value-type="string">
            <text:p>median:</text:p>
          </table:table-cell>
          <table:table-cell office:value-type="string">
            <text:p>15.621m</text:p>
          </table:table-cell>
          <table:table-cell office:value-type="string">
            <text:p>took:</text:p>
          </table:table-cell>
          <table:table-cell office:value-type="float" office:value="188">
            <text:p>188</text:p>
          </table:table-cell>
          <table:table-cell table:formula="of:=SUM([.F163:.F172])/10" office:value-type="float" office:value="189.6">
            <text:p>189,6</text:p>
          </table:table-cell>
          <table:table-cell office:value-type="float" office:value="188">
            <text:p>188</text:p>
          </table:table-cell>
          <table:table-cell table:formula="of:=SUM([.H163:.H172])/10" office:value-type="float" office:value="197.1">
            <text:p>197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3">
            <text:p>173</text:p>
          </table:table-cell>
          <table:table-cell office:value-type="string">
            <text:p>median:</text:p>
          </table:table-cell>
          <table:table-cell office:value-type="string">
            <text:p>15.677m</text:p>
          </table:table-cell>
          <table:table-cell office:value-type="string">
            <text:p>took:</text:p>
          </table:table-cell>
          <table:table-cell office:value-type="float" office:value="189">
            <text:p>189</text:p>
          </table:table-cell>
          <table:table-cell table:formula="of:=SUM([.F164:.F173])/10" office:value-type="float" office:value="189.8">
            <text:p>189,8</text:p>
          </table:table-cell>
          <table:table-cell office:value-type="float" office:value="193">
            <text:p>193</text:p>
          </table:table-cell>
          <table:table-cell table:formula="of:=SUM([.H164:.H173])/10" office:value-type="float" office:value="197.8">
            <text:p>197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4">
            <text:p>174</text:p>
          </table:table-cell>
          <table:table-cell office:value-type="string">
            <text:p>median:</text:p>
          </table:table-cell>
          <table:table-cell office:value-type="string">
            <text:p>15.39m</text:p>
          </table:table-cell>
          <table:table-cell office:value-type="string">
            <text:p>took:</text:p>
          </table:table-cell>
          <table:table-cell office:value-type="float" office:value="188">
            <text:p>188</text:p>
          </table:table-cell>
          <table:table-cell table:formula="of:=SUM([.F165:.F174])/10" office:value-type="float" office:value="190.1">
            <text:p>190,1</text:p>
          </table:table-cell>
          <table:table-cell office:value-type="float" office:value="188">
            <text:p>188</text:p>
          </table:table-cell>
          <table:table-cell table:formula="of:=SUM([.H165:.H174])/10" office:value-type="float" office:value="197.9">
            <text:p>197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5">
            <text:p>175</text:p>
          </table:table-cell>
          <table:table-cell office:value-type="string">
            <text:p>median:</text:p>
          </table:table-cell>
          <table:table-cell office:value-type="string">
            <text:p>15.36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166:.F175])/10" office:value-type="float" office:value="190.5">
            <text:p>190,5</text:p>
          </table:table-cell>
          <table:table-cell office:value-type="float" office:value="189">
            <text:p>189</text:p>
          </table:table-cell>
          <table:table-cell table:formula="of:=SUM([.H166:.H175])/10" office:value-type="float" office:value="198.2">
            <text:p>198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6">
            <text:p>176</text:p>
          </table:table-cell>
          <table:table-cell office:value-type="string">
            <text:p>median:</text:p>
          </table:table-cell>
          <table:table-cell office:value-type="string">
            <text:p>15.522m</text:p>
          </table:table-cell>
          <table:table-cell office:value-type="string">
            <text:p>took:</text:p>
          </table:table-cell>
          <table:table-cell office:value-type="float" office:value="188">
            <text:p>188</text:p>
          </table:table-cell>
          <table:table-cell table:formula="of:=SUM([.F167:.F176])/10" office:value-type="float" office:value="190.7">
            <text:p>190,7</text:p>
          </table:table-cell>
          <table:table-cell office:value-type="float" office:value="188">
            <text:p>188</text:p>
          </table:table-cell>
          <table:table-cell table:formula="of:=SUM([.H167:.H176])/10" office:value-type="float" office:value="198.4">
            <text:p>198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7">
            <text:p>177</text:p>
          </table:table-cell>
          <table:table-cell office:value-type="string">
            <text:p>median:</text:p>
          </table:table-cell>
          <table:table-cell office:value-type="string">
            <text:p>15.345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168:.F177])/10" office:value-type="float" office:value="191.1">
            <text:p>191,1</text:p>
          </table:table-cell>
          <table:table-cell office:value-type="float" office:value="214">
            <text:p>214</text:p>
          </table:table-cell>
          <table:table-cell table:formula="of:=SUM([.H168:.H177])/10" office:value-type="float" office:value="200.8">
            <text:p>200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8">
            <text:p>178</text:p>
          </table:table-cell>
          <table:table-cell office:value-type="string">
            <text:p>median:</text:p>
          </table:table-cell>
          <table:table-cell office:value-type="string">
            <text:p>15.32m</text:p>
          </table:table-cell>
          <table:table-cell office:value-type="string">
            <text:p>took:</text:p>
          </table:table-cell>
          <table:table-cell office:value-type="float" office:value="187">
            <text:p>187</text:p>
          </table:table-cell>
          <table:table-cell table:formula="of:=SUM([.F169:.F178])/10" office:value-type="float" office:value="189.7">
            <text:p>189,7</text:p>
          </table:table-cell>
          <table:table-cell office:value-type="float" office:value="201">
            <text:p>201</text:p>
          </table:table-cell>
          <table:table-cell table:formula="of:=SUM([.H169:.H178])/10" office:value-type="float" office:value="198.2">
            <text:p>198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79">
            <text:p>179</text:p>
          </table:table-cell>
          <table:table-cell office:value-type="string">
            <text:p>median:</text:p>
          </table:table-cell>
          <table:table-cell office:value-type="string">
            <text:p>15.642m</text:p>
          </table:table-cell>
          <table:table-cell office:value-type="string">
            <text:p>took:</text:p>
          </table:table-cell>
          <table:table-cell office:value-type="float" office:value="199">
            <text:p>199</text:p>
          </table:table-cell>
          <table:table-cell table:formula="of:=SUM([.F170:.F179])/10" office:value-type="float" office:value="190.1">
            <text:p>190,1</text:p>
          </table:table-cell>
          <table:table-cell office:value-type="float" office:value="190">
            <text:p>190</text:p>
          </table:table-cell>
          <table:table-cell table:formula="of:=SUM([.H170:.H179])/10" office:value-type="float" office:value="195.5">
            <text:p>195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0">
            <text:p>180</text:p>
          </table:table-cell>
          <table:table-cell office:value-type="string">
            <text:p>median:</text:p>
          </table:table-cell>
          <table:table-cell office:value-type="string">
            <text:p>15.731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171:.F180])/10" office:value-type="float" office:value="190.1">
            <text:p>190,1</text:p>
          </table:table-cell>
          <table:table-cell office:value-type="float" office:value="190">
            <text:p>190</text:p>
          </table:table-cell>
          <table:table-cell table:formula="of:=SUM([.H171:.H180])/10" office:value-type="float" office:value="193">
            <text:p>19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1">
            <text:p>181</text:p>
          </table:table-cell>
          <table:table-cell office:value-type="string">
            <text:p>median:</text:p>
          </table:table-cell>
          <table:table-cell office:value-type="string">
            <text:p>15.84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172:.F181])/10" office:value-type="float" office:value="190.5">
            <text:p>190,5</text:p>
          </table:table-cell>
          <table:table-cell office:value-type="float" office:value="189">
            <text:p>189</text:p>
          </table:table-cell>
          <table:table-cell table:formula="of:=SUM([.H172:.H181])/10" office:value-type="float" office:value="193">
            <text:p>19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2">
            <text:p>182</text:p>
          </table:table-cell>
          <table:table-cell office:value-type="string">
            <text:p>median:</text:p>
          </table:table-cell>
          <table:table-cell office:value-type="string">
            <text:p>15.741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173:.F182])/10" office:value-type="float" office:value="190.9">
            <text:p>190,9</text:p>
          </table:table-cell>
          <table:table-cell office:value-type="float" office:value="189">
            <text:p>189</text:p>
          </table:table-cell>
          <table:table-cell table:formula="of:=SUM([.H173:.H182])/10" office:value-type="float" office:value="193.1">
            <text:p>193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3">
            <text:p>183</text:p>
          </table:table-cell>
          <table:table-cell office:value-type="string">
            <text:p>median:</text:p>
          </table:table-cell>
          <table:table-cell office:value-type="string">
            <text:p>15.618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174:.F183])/10" office:value-type="float" office:value="191.2">
            <text:p>191,2</text:p>
          </table:table-cell>
          <table:table-cell office:value-type="float" office:value="201">
            <text:p>201</text:p>
          </table:table-cell>
          <table:table-cell table:formula="of:=SUM([.H174:.H183])/10" office:value-type="float" office:value="193.9">
            <text:p>19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4">
            <text:p>184</text:p>
          </table:table-cell>
          <table:table-cell office:value-type="string">
            <text:p>median:</text:p>
          </table:table-cell>
          <table:table-cell office:value-type="string">
            <text:p>15.782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175:.F184])/10" office:value-type="float" office:value="191.7">
            <text:p>191,7</text:p>
          </table:table-cell>
          <table:table-cell office:value-type="float" office:value="192">
            <text:p>192</text:p>
          </table:table-cell>
          <table:table-cell table:formula="of:=SUM([.H175:.H184])/10" office:value-type="float" office:value="194.3">
            <text:p>194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5">
            <text:p>185</text:p>
          </table:table-cell>
          <table:table-cell office:value-type="string">
            <text:p>median:</text:p>
          </table:table-cell>
          <table:table-cell office:value-type="string">
            <text:p>15.732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176:.F185])/10" office:value-type="float" office:value="191.5">
            <text:p>191,5</text:p>
          </table:table-cell>
          <table:table-cell office:value-type="float" office:value="190">
            <text:p>190</text:p>
          </table:table-cell>
          <table:table-cell table:formula="of:=SUM([.H176:.H185])/10" office:value-type="float" office:value="194.4">
            <text:p>194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6">
            <text:p>186</text:p>
          </table:table-cell>
          <table:table-cell office:value-type="string">
            <text:p>median:</text:p>
          </table:table-cell>
          <table:table-cell office:value-type="string">
            <text:p>15.455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177:.F186])/10" office:value-type="float" office:value="191.9">
            <text:p>191,9</text:p>
          </table:table-cell>
          <table:table-cell office:value-type="float" office:value="192">
            <text:p>192</text:p>
          </table:table-cell>
          <table:table-cell table:formula="of:=SUM([.H177:.H186])/10" office:value-type="float" office:value="194.8">
            <text:p>194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7">
            <text:p>187</text:p>
          </table:table-cell>
          <table:table-cell office:value-type="string">
            <text:p>median:</text:p>
          </table:table-cell>
          <table:table-cell office:value-type="string">
            <text:p>15.609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178:.F187])/10" office:value-type="float" office:value="192.1">
            <text:p>192,1</text:p>
          </table:table-cell>
          <table:table-cell office:value-type="float" office:value="190">
            <text:p>190</text:p>
          </table:table-cell>
          <table:table-cell table:formula="of:=SUM([.H178:.H187])/10" office:value-type="float" office:value="192.4">
            <text:p>192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8">
            <text:p>188</text:p>
          </table:table-cell>
          <table:table-cell office:value-type="string">
            <text:p>median:</text:p>
          </table:table-cell>
          <table:table-cell office:value-type="string">
            <text:p>15.496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179:.F188])/10" office:value-type="float" office:value="192.9">
            <text:p>192,9</text:p>
          </table:table-cell>
          <table:table-cell office:value-type="float" office:value="192">
            <text:p>192</text:p>
          </table:table-cell>
          <table:table-cell table:formula="of:=SUM([.H179:.H188])/10" office:value-type="float" office:value="191.5">
            <text:p>191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89">
            <text:p>189</text:p>
          </table:table-cell>
          <table:table-cell office:value-type="string">
            <text:p>median:</text:p>
          </table:table-cell>
          <table:table-cell office:value-type="string">
            <text:p>15.495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180:.F189])/10" office:value-type="float" office:value="192">
            <text:p>192</text:p>
          </table:table-cell>
          <table:table-cell office:value-type="float" office:value="192">
            <text:p>192</text:p>
          </table:table-cell>
          <table:table-cell table:formula="of:=SUM([.H180:.H189])/10" office:value-type="float" office:value="191.7">
            <text:p>191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0">
            <text:p>190</text:p>
          </table:table-cell>
          <table:table-cell office:value-type="string">
            <text:p>median:</text:p>
          </table:table-cell>
          <table:table-cell office:value-type="string">
            <text:p>15.487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181:.F190])/10" office:value-type="float" office:value="191.6">
            <text:p>191,6</text:p>
          </table:table-cell>
          <table:table-cell office:value-type="float" office:value="193">
            <text:p>193</text:p>
          </table:table-cell>
          <table:table-cell table:formula="of:=SUM([.H181:.H190])/10" office:value-type="float" office:value="192">
            <text:p>19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1">
            <text:p>191</text:p>
          </table:table-cell>
          <table:table-cell office:value-type="string">
            <text:p>median:</text:p>
          </table:table-cell>
          <table:table-cell office:value-type="string">
            <text:p>15.545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182:.F191])/10" office:value-type="float" office:value="191.9">
            <text:p>191,9</text:p>
          </table:table-cell>
          <table:table-cell office:value-type="float" office:value="192">
            <text:p>192</text:p>
          </table:table-cell>
          <table:table-cell table:formula="of:=SUM([.H182:.H191])/10" office:value-type="float" office:value="192.3">
            <text:p>192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2">
            <text:p>192</text:p>
          </table:table-cell>
          <table:table-cell office:value-type="string">
            <text:p>median:</text:p>
          </table:table-cell>
          <table:table-cell office:value-type="string">
            <text:p>15.712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183:.F192])/10" office:value-type="float" office:value="192">
            <text:p>192</text:p>
          </table:table-cell>
          <table:table-cell office:value-type="float" office:value="192">
            <text:p>192</text:p>
          </table:table-cell>
          <table:table-cell table:formula="of:=SUM([.H183:.H192])/10" office:value-type="float" office:value="192.6">
            <text:p>192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3">
            <text:p>193</text:p>
          </table:table-cell>
          <table:table-cell office:value-type="string">
            <text:p>median:</text:p>
          </table:table-cell>
          <table:table-cell office:value-type="string">
            <text:p>15.842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184:.F193])/10" office:value-type="float" office:value="191.8">
            <text:p>191,8</text:p>
          </table:table-cell>
          <table:table-cell office:value-type="float" office:value="193">
            <text:p>193</text:p>
          </table:table-cell>
          <table:table-cell table:formula="of:=SUM([.H184:.H193])/10" office:value-type="float" office:value="191.8">
            <text:p>191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4">
            <text:p>194</text:p>
          </table:table-cell>
          <table:table-cell office:value-type="string">
            <text:p>median:</text:p>
          </table:table-cell>
          <table:table-cell office:value-type="string">
            <text:p>15.844m</text:p>
          </table:table-cell>
          <table:table-cell office:value-type="string">
            <text:p>took:</text:p>
          </table:table-cell>
          <table:table-cell office:value-type="float" office:value="191">
            <text:p>191</text:p>
          </table:table-cell>
          <table:table-cell table:formula="of:=SUM([.F185:.F194])/10" office:value-type="float" office:value="191.6">
            <text:p>191,6</text:p>
          </table:table-cell>
          <table:table-cell office:value-type="float" office:value="193">
            <text:p>193</text:p>
          </table:table-cell>
          <table:table-cell table:formula="of:=SUM([.H185:.H194])/10" office:value-type="float" office:value="191.9">
            <text:p>191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5">
            <text:p>195</text:p>
          </table:table-cell>
          <table:table-cell office:value-type="string">
            <text:p>median:</text:p>
          </table:table-cell>
          <table:table-cell office:value-type="string">
            <text:p>15.841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186:.F195])/10" office:value-type="float" office:value="192">
            <text:p>192</text:p>
          </table:table-cell>
          <table:table-cell office:value-type="float" office:value="192">
            <text:p>192</text:p>
          </table:table-cell>
          <table:table-cell table:formula="of:=SUM([.H186:.H195])/10" office:value-type="float" office:value="192.1">
            <text:p>192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6">
            <text:p>196</text:p>
          </table:table-cell>
          <table:table-cell office:value-type="string">
            <text:p>median:</text:p>
          </table:table-cell>
          <table:table-cell office:value-type="string">
            <text:p>15.792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187:.F196])/10" office:value-type="float" office:value="192.6">
            <text:p>192,6</text:p>
          </table:table-cell>
          <table:table-cell office:value-type="float" office:value="193">
            <text:p>193</text:p>
          </table:table-cell>
          <table:table-cell table:formula="of:=SUM([.H187:.H196])/10" office:value-type="float" office:value="192.2">
            <text:p>192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7">
            <text:p>197</text:p>
          </table:table-cell>
          <table:table-cell office:value-type="string">
            <text:p>median:</text:p>
          </table:table-cell>
          <table:table-cell office:value-type="string">
            <text:p>15.899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188:.F197])/10" office:value-type="float" office:value="192.7">
            <text:p>192,7</text:p>
          </table:table-cell>
          <table:table-cell office:value-type="float" office:value="194">
            <text:p>194</text:p>
          </table:table-cell>
          <table:table-cell table:formula="of:=SUM([.H188:.H197])/10" office:value-type="float" office:value="192.6">
            <text:p>192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8">
            <text:p>198</text:p>
          </table:table-cell>
          <table:table-cell office:value-type="string">
            <text:p>median:</text:p>
          </table:table-cell>
          <table:table-cell office:value-type="string">
            <text:p>15.891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189:.F198])/10" office:value-type="float" office:value="192.6">
            <text:p>192,6</text:p>
          </table:table-cell>
          <table:table-cell office:value-type="float" office:value="190">
            <text:p>190</text:p>
          </table:table-cell>
          <table:table-cell table:formula="of:=SUM([.H189:.H198])/10" office:value-type="float" office:value="192.4">
            <text:p>192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199">
            <text:p>199</text:p>
          </table:table-cell>
          <table:table-cell office:value-type="string">
            <text:p>median:</text:p>
          </table:table-cell>
          <table:table-cell office:value-type="string">
            <text:p>15.935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190:.F199])/10" office:value-type="float" office:value="192.9">
            <text:p>192,9</text:p>
          </table:table-cell>
          <table:table-cell office:value-type="float" office:value="191">
            <text:p>191</text:p>
          </table:table-cell>
          <table:table-cell table:formula="of:=SUM([.H190:.H199])/10" office:value-type="float" office:value="192.3">
            <text:p>192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0">
            <text:p>200</text:p>
          </table:table-cell>
          <table:table-cell office:value-type="string">
            <text:p>median:</text:p>
          </table:table-cell>
          <table:table-cell office:value-type="string">
            <text:p>15.907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191:.F200])/10" office:value-type="float" office:value="193.3">
            <text:p>193,3</text:p>
          </table:table-cell>
          <table:table-cell office:value-type="float" office:value="193">
            <text:p>193</text:p>
          </table:table-cell>
          <table:table-cell table:formula="of:=SUM([.H191:.H200])/10" office:value-type="float" office:value="192.3">
            <text:p>192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1">
            <text:p>201</text:p>
          </table:table-cell>
          <table:table-cell office:value-type="string">
            <text:p>median:</text:p>
          </table:table-cell>
          <table:table-cell office:value-type="string">
            <text:p>16.046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192:.F201])/10" office:value-type="float" office:value="193.7">
            <text:p>193,7</text:p>
          </table:table-cell>
          <table:table-cell office:value-type="float" office:value="193">
            <text:p>193</text:p>
          </table:table-cell>
          <table:table-cell table:formula="of:=SUM([.H192:.H201])/10" office:value-type="float" office:value="192.4">
            <text:p>192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2">
            <text:p>202</text:p>
          </table:table-cell>
          <table:table-cell office:value-type="string">
            <text:p>median:</text:p>
          </table:table-cell>
          <table:table-cell office:value-type="string">
            <text:p>16.126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193:.F202])/10" office:value-type="float" office:value="193.8">
            <text:p>193,8</text:p>
          </table:table-cell>
          <table:table-cell office:value-type="float" office:value="194">
            <text:p>194</text:p>
          </table:table-cell>
          <table:table-cell table:formula="of:=SUM([.H193:.H202])/10" office:value-type="float" office:value="192.6">
            <text:p>192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3">
            <text:p>203</text:p>
          </table:table-cell>
          <table:table-cell office:value-type="string">
            <text:p>median:</text:p>
          </table:table-cell>
          <table:table-cell office:value-type="string">
            <text:p>15.996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194:.F203])/10" office:value-type="float" office:value="194">
            <text:p>194</text:p>
          </table:table-cell>
          <table:table-cell office:value-type="float" office:value="193">
            <text:p>193</text:p>
          </table:table-cell>
          <table:table-cell table:formula="of:=SUM([.H194:.H203])/10" office:value-type="float" office:value="192.6">
            <text:p>192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4">
            <text:p>204</text:p>
          </table:table-cell>
          <table:table-cell office:value-type="string">
            <text:p>median:</text:p>
          </table:table-cell>
          <table:table-cell office:value-type="string">
            <text:p>16.101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195:.F204])/10" office:value-type="float" office:value="194.2">
            <text:p>194,2</text:p>
          </table:table-cell>
          <table:table-cell office:value-type="float" office:value="209">
            <text:p>209</text:p>
          </table:table-cell>
          <table:table-cell table:formula="of:=SUM([.H195:.H204])/10" office:value-type="float" office:value="194.2">
            <text:p>194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5">
            <text:p>205</text:p>
          </table:table-cell>
          <table:table-cell office:value-type="string">
            <text:p>median:</text:p>
          </table:table-cell>
          <table:table-cell office:value-type="string">
            <text:p>16.121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196:.F205])/10" office:value-type="float" office:value="194.2">
            <text:p>194,2</text:p>
          </table:table-cell>
          <table:table-cell office:value-type="float" office:value="193">
            <text:p>193</text:p>
          </table:table-cell>
          <table:table-cell table:formula="of:=SUM([.H196:.H205])/10" office:value-type="float" office:value="194.3">
            <text:p>194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6">
            <text:p>206</text:p>
          </table:table-cell>
          <table:table-cell office:value-type="string">
            <text:p>median:</text:p>
          </table:table-cell>
          <table:table-cell office:value-type="string">
            <text:p>16.327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197:.F206])/10" office:value-type="float" office:value="193.7">
            <text:p>193,7</text:p>
          </table:table-cell>
          <table:table-cell office:value-type="float" office:value="192">
            <text:p>192</text:p>
          </table:table-cell>
          <table:table-cell table:formula="of:=SUM([.H197:.H206])/10" office:value-type="float" office:value="194.2">
            <text:p>194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7">
            <text:p>207</text:p>
          </table:table-cell>
          <table:table-cell office:value-type="string">
            <text:p>median:</text:p>
          </table:table-cell>
          <table:table-cell office:value-type="string">
            <text:p>16.403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198:.F207])/10" office:value-type="float" office:value="193.6">
            <text:p>193,6</text:p>
          </table:table-cell>
          <table:table-cell office:value-type="float" office:value="191">
            <text:p>191</text:p>
          </table:table-cell>
          <table:table-cell table:formula="of:=SUM([.H198:.H207])/10" office:value-type="float" office:value="193.9">
            <text:p>19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8">
            <text:p>208</text:p>
          </table:table-cell>
          <table:table-cell office:value-type="string">
            <text:p>median:</text:p>
          </table:table-cell>
          <table:table-cell office:value-type="string">
            <text:p>16.516m</text:p>
          </table:table-cell>
          <table:table-cell office:value-type="string">
            <text:p>took:</text:p>
          </table:table-cell>
          <table:table-cell office:value-type="float" office:value="209">
            <text:p>209</text:p>
          </table:table-cell>
          <table:table-cell table:formula="of:=SUM([.F199:.F208])/10" office:value-type="float" office:value="195.1">
            <text:p>195,1</text:p>
          </table:table-cell>
          <table:table-cell office:value-type="float" office:value="191">
            <text:p>191</text:p>
          </table:table-cell>
          <table:table-cell table:formula="of:=SUM([.H199:.H208])/10" office:value-type="float" office:value="194">
            <text:p>19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09">
            <text:p>209</text:p>
          </table:table-cell>
          <table:table-cell office:value-type="string">
            <text:p>median:</text:p>
          </table:table-cell>
          <table:table-cell office:value-type="string">
            <text:p>16.466m</text:p>
          </table:table-cell>
          <table:table-cell office:value-type="string">
            <text:p>took:</text:p>
          </table:table-cell>
          <table:table-cell office:value-type="float" office:value="191">
            <text:p>191</text:p>
          </table:table-cell>
          <table:table-cell table:formula="of:=SUM([.F200:.F209])/10" office:value-type="float" office:value="194.9">
            <text:p>194,9</text:p>
          </table:table-cell>
          <table:table-cell office:value-type="float" office:value="207">
            <text:p>207</text:p>
          </table:table-cell>
          <table:table-cell table:formula="of:=SUM([.H200:.H209])/10" office:value-type="float" office:value="195.6">
            <text:p>195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0">
            <text:p>210</text:p>
          </table:table-cell>
          <table:table-cell office:value-type="string">
            <text:p>median:</text:p>
          </table:table-cell>
          <table:table-cell office:value-type="string">
            <text:p>16.464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01:.F210])/10" office:value-type="float" office:value="194.8">
            <text:p>194,8</text:p>
          </table:table-cell>
          <table:table-cell office:value-type="float" office:value="193">
            <text:p>193</text:p>
          </table:table-cell>
          <table:table-cell table:formula="of:=SUM([.H201:.H210])/10" office:value-type="float" office:value="195.6">
            <text:p>195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1">
            <text:p>211</text:p>
          </table:table-cell>
          <table:table-cell office:value-type="string">
            <text:p>median:</text:p>
          </table:table-cell>
          <table:table-cell office:value-type="string">
            <text:p>16.543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02:.F211])/10" office:value-type="float" office:value="194.6">
            <text:p>194,6</text:p>
          </table:table-cell>
          <table:table-cell office:value-type="float" office:value="192">
            <text:p>192</text:p>
          </table:table-cell>
          <table:table-cell table:formula="of:=SUM([.H202:.H211])/10" office:value-type="float" office:value="195.5">
            <text:p>195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2">
            <text:p>212</text:p>
          </table:table-cell>
          <table:table-cell office:value-type="string">
            <text:p>median:</text:p>
          </table:table-cell>
          <table:table-cell office:value-type="string">
            <text:p>16.615m</text:p>
          </table:table-cell>
          <table:table-cell office:value-type="string">
            <text:p>took:</text:p>
          </table:table-cell>
          <table:table-cell office:value-type="float" office:value="191">
            <text:p>191</text:p>
          </table:table-cell>
          <table:table-cell table:formula="of:=SUM([.F203:.F212])/10" office:value-type="float" office:value="194.3">
            <text:p>194,3</text:p>
          </table:table-cell>
          <table:table-cell office:value-type="float" office:value="192">
            <text:p>192</text:p>
          </table:table-cell>
          <table:table-cell table:formula="of:=SUM([.H203:.H212])/10" office:value-type="float" office:value="195.3">
            <text:p>195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3">
            <text:p>213</text:p>
          </table:table-cell>
          <table:table-cell office:value-type="string">
            <text:p>median:</text:p>
          </table:table-cell>
          <table:table-cell office:value-type="string">
            <text:p>16.802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204:.F213])/10" office:value-type="float" office:value="194.3">
            <text:p>194,3</text:p>
          </table:table-cell>
          <table:table-cell office:value-type="float" office:value="194">
            <text:p>194</text:p>
          </table:table-cell>
          <table:table-cell table:formula="of:=SUM([.H204:.H213])/10" office:value-type="float" office:value="195.4">
            <text:p>195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4">
            <text:p>214</text:p>
          </table:table-cell>
          <table:table-cell office:value-type="string">
            <text:p>median:</text:p>
          </table:table-cell>
          <table:table-cell office:value-type="string">
            <text:p>16.865m</text:p>
          </table:table-cell>
          <table:table-cell office:value-type="string">
            <text:p>took:</text:p>
          </table:table-cell>
          <table:table-cell office:value-type="float" office:value="191">
            <text:p>191</text:p>
          </table:table-cell>
          <table:table-cell table:formula="of:=SUM([.F205:.F214])/10" office:value-type="float" office:value="194.1">
            <text:p>194,1</text:p>
          </table:table-cell>
          <table:table-cell office:value-type="float" office:value="200">
            <text:p>200</text:p>
          </table:table-cell>
          <table:table-cell table:formula="of:=SUM([.H205:.H214])/10" office:value-type="float" office:value="194.5">
            <text:p>194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5">
            <text:p>215</text:p>
          </table:table-cell>
          <table:table-cell office:value-type="string">
            <text:p>median:</text:p>
          </table:table-cell>
          <table:table-cell office:value-type="string">
            <text:p>16.954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06:.F215])/10" office:value-type="float" office:value="194">
            <text:p>194</text:p>
          </table:table-cell>
          <table:table-cell office:value-type="float" office:value="193">
            <text:p>193</text:p>
          </table:table-cell>
          <table:table-cell table:formula="of:=SUM([.H206:.H215])/10" office:value-type="float" office:value="194.5">
            <text:p>194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6">
            <text:p>216</text:p>
          </table:table-cell>
          <table:table-cell office:value-type="string">
            <text:p>median:</text:p>
          </table:table-cell>
          <table:table-cell office:value-type="string">
            <text:p>17.077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207:.F216])/10" office:value-type="float" office:value="193.9">
            <text:p>193,9</text:p>
          </table:table-cell>
          <table:table-cell office:value-type="float" office:value="195">
            <text:p>195</text:p>
          </table:table-cell>
          <table:table-cell table:formula="of:=SUM([.H207:.H216])/10" office:value-type="float" office:value="194.8">
            <text:p>194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7">
            <text:p>217</text:p>
          </table:table-cell>
          <table:table-cell office:value-type="string">
            <text:p>median:</text:p>
          </table:table-cell>
          <table:table-cell office:value-type="string">
            <text:p>17.054m</text:p>
          </table:table-cell>
          <table:table-cell office:value-type="string">
            <text:p>took:</text:p>
          </table:table-cell>
          <table:table-cell office:value-type="float" office:value="191">
            <text:p>191</text:p>
          </table:table-cell>
          <table:table-cell table:formula="of:=SUM([.F208:.F217])/10" office:value-type="float" office:value="193.8">
            <text:p>193,8</text:p>
          </table:table-cell>
          <table:table-cell office:value-type="float" office:value="193">
            <text:p>193</text:p>
          </table:table-cell>
          <table:table-cell table:formula="of:=SUM([.H208:.H217])/10"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8">
            <text:p>218</text:p>
          </table:table-cell>
          <table:table-cell office:value-type="string">
            <text:p>median:</text:p>
          </table:table-cell>
          <table:table-cell office:value-type="string">
            <text:p>17.182m</text:p>
          </table:table-cell>
          <table:table-cell office:value-type="string">
            <text:p>took:</text:p>
          </table:table-cell>
          <table:table-cell office:value-type="float" office:value="191">
            <text:p>191</text:p>
          </table:table-cell>
          <table:table-cell table:formula="of:=SUM([.F209:.F218])/10" office:value-type="float" office:value="192">
            <text:p>192</text:p>
          </table:table-cell>
          <table:table-cell office:value-type="float" office:value="191">
            <text:p>191</text:p>
          </table:table-cell>
          <table:table-cell table:formula="of:=SUM([.H209:.H218])/10"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19">
            <text:p>219</text:p>
          </table:table-cell>
          <table:table-cell office:value-type="string">
            <text:p>median:</text:p>
          </table:table-cell>
          <table:table-cell office:value-type="string">
            <text:p>17.204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210:.F219])/10" office:value-type="float" office:value="192.1">
            <text:p>192,1</text:p>
          </table:table-cell>
          <table:table-cell office:value-type="float" office:value="193">
            <text:p>193</text:p>
          </table:table-cell>
          <table:table-cell table:formula="of:=SUM([.H210:.H219])/10" office:value-type="float" office:value="193.6">
            <text:p>193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0">
            <text:p>220</text:p>
          </table:table-cell>
          <table:table-cell office:value-type="string">
            <text:p>median:</text:p>
          </table:table-cell>
          <table:table-cell office:value-type="string">
            <text:p>17.317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211:.F220])/10" office:value-type="float" office:value="192">
            <text:p>192</text:p>
          </table:table-cell>
          <table:table-cell office:value-type="float" office:value="192">
            <text:p>192</text:p>
          </table:table-cell>
          <table:table-cell table:formula="of:=SUM([.H211:.H220])/10" office:value-type="float" office:value="193.5">
            <text:p>193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1">
            <text:p>221</text:p>
          </table:table-cell>
          <table:table-cell office:value-type="string">
            <text:p>median:</text:p>
          </table:table-cell>
          <table:table-cell office:value-type="string">
            <text:p>17.286m</text:p>
          </table:table-cell>
          <table:table-cell office:value-type="string">
            <text:p>took:</text:p>
          </table:table-cell>
          <table:table-cell office:value-type="float" office:value="190">
            <text:p>190</text:p>
          </table:table-cell>
          <table:table-cell table:formula="of:=SUM([.F212:.F221])/10" office:value-type="float" office:value="191.5">
            <text:p>191,5</text:p>
          </table:table-cell>
          <table:table-cell office:value-type="float" office:value="192">
            <text:p>192</text:p>
          </table:table-cell>
          <table:table-cell table:formula="of:=SUM([.H212:.H221])/10" office:value-type="float" office:value="193.5">
            <text:p>193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2">
            <text:p>222</text:p>
          </table:table-cell>
          <table:table-cell office:value-type="string">
            <text:p>median:</text:p>
          </table:table-cell>
          <table:table-cell office:value-type="string">
            <text:p>17.38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13:.F222])/10" office:value-type="float" office:value="191.7">
            <text:p>191,7</text:p>
          </table:table-cell>
          <table:table-cell office:value-type="float" office:value="193">
            <text:p>193</text:p>
          </table:table-cell>
          <table:table-cell table:formula="of:=SUM([.H213:.H222])/10" office:value-type="float" office:value="193.6">
            <text:p>193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3">
            <text:p>223</text:p>
          </table:table-cell>
          <table:table-cell office:value-type="string">
            <text:p>median:</text:p>
          </table:table-cell>
          <table:table-cell office:value-type="string">
            <text:p>17.412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14:.F223])/10" office:value-type="float" office:value="191.8">
            <text:p>191,8</text:p>
          </table:table-cell>
          <table:table-cell office:value-type="float" office:value="194">
            <text:p>194</text:p>
          </table:table-cell>
          <table:table-cell table:formula="of:=SUM([.H214:.H223])/10" office:value-type="float" office:value="193.6">
            <text:p>193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4">
            <text:p>224</text:p>
          </table:table-cell>
          <table:table-cell office:value-type="string">
            <text:p>median:</text:p>
          </table:table-cell>
          <table:table-cell office:value-type="string">
            <text:p>17.456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215:.F224])/10" office:value-type="float" office:value="192.1">
            <text:p>192,1</text:p>
          </table:table-cell>
          <table:table-cell office:value-type="float" office:value="197">
            <text:p>197</text:p>
          </table:table-cell>
          <table:table-cell table:formula="of:=SUM([.H215:.H224])/10" office:value-type="float" office:value="193.3">
            <text:p>193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5">
            <text:p>225</text:p>
          </table:table-cell>
          <table:table-cell office:value-type="string">
            <text:p>median:</text:p>
          </table:table-cell>
          <table:table-cell office:value-type="string">
            <text:p>17.49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16:.F225])/10" office:value-type="float" office:value="192.1">
            <text:p>192,1</text:p>
          </table:table-cell>
          <table:table-cell office:value-type="float" office:value="195">
            <text:p>195</text:p>
          </table:table-cell>
          <table:table-cell table:formula="of:=SUM([.H216:.H225])/10" office:value-type="float" office:value="193.5">
            <text:p>193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6">
            <text:p>226</text:p>
          </table:table-cell>
          <table:table-cell office:value-type="string">
            <text:p>median:</text:p>
          </table:table-cell>
          <table:table-cell office:value-type="string">
            <text:p>17.531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17:.F226])/10" office:value-type="float" office:value="192.2">
            <text:p>192,2</text:p>
          </table:table-cell>
          <table:table-cell office:value-type="float" office:value="193">
            <text:p>193</text:p>
          </table:table-cell>
          <table:table-cell table:formula="of:=SUM([.H217:.H226])/10" office:value-type="float" office:value="193.3">
            <text:p>193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7">
            <text:p>227</text:p>
          </table:table-cell>
          <table:table-cell office:value-type="string">
            <text:p>median:</text:p>
          </table:table-cell>
          <table:table-cell office:value-type="string">
            <text:p>17.581m</text:p>
          </table:table-cell>
          <table:table-cell office:value-type="string">
            <text:p>took:</text:p>
          </table:table-cell>
          <table:table-cell office:value-type="float" office:value="196">
            <text:p>196</text:p>
          </table:table-cell>
          <table:table-cell table:formula="of:=SUM([.F218:.F227])/10" office:value-type="float" office:value="192.7">
            <text:p>192,7</text:p>
          </table:table-cell>
          <table:table-cell office:value-type="float" office:value="194">
            <text:p>194</text:p>
          </table:table-cell>
          <table:table-cell table:formula="of:=SUM([.H218:.H227])/10" office:value-type="float" office:value="193.4">
            <text:p>193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8">
            <text:p>228</text:p>
          </table:table-cell>
          <table:table-cell office:value-type="string">
            <text:p>median:</text:p>
          </table:table-cell>
          <table:table-cell office:value-type="string">
            <text:p>17.591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19:.F228])/10" office:value-type="float" office:value="192.9">
            <text:p>192,9</text:p>
          </table:table-cell>
          <table:table-cell office:value-type="float" office:value="190">
            <text:p>190</text:p>
          </table:table-cell>
          <table:table-cell table:formula="of:=SUM([.H219:.H228])/10" office:value-type="float" office:value="193.3">
            <text:p>193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29">
            <text:p>229</text:p>
          </table:table-cell>
          <table:table-cell office:value-type="string">
            <text:p>median:</text:p>
          </table:table-cell>
          <table:table-cell office:value-type="string">
            <text:p>17.65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220:.F229])/10" office:value-type="float" office:value="192.9">
            <text:p>192,9</text:p>
          </table:table-cell>
          <table:table-cell office:value-type="float" office:value="195">
            <text:p>195</text:p>
          </table:table-cell>
          <table:table-cell table:formula="of:=SUM([.H220:.H229])/10" office:value-type="float" office:value="193.5">
            <text:p>193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0">
            <text:p>230</text:p>
          </table:table-cell>
          <table:table-cell office:value-type="string">
            <text:p>median:</text:p>
          </table:table-cell>
          <table:table-cell office:value-type="string">
            <text:p>17.676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221:.F230])/10" office:value-type="float" office:value="193.1">
            <text:p>193,1</text:p>
          </table:table-cell>
          <table:table-cell office:value-type="float" office:value="196">
            <text:p>196</text:p>
          </table:table-cell>
          <table:table-cell table:formula="of:=SUM([.H221:.H230])/10" office:value-type="float" office:value="193.9">
            <text:p>19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1">
            <text:p>231</text:p>
          </table:table-cell>
          <table:table-cell office:value-type="string">
            <text:p>median:</text:p>
          </table:table-cell>
          <table:table-cell office:value-type="string">
            <text:p>17.634m</text:p>
          </table:table-cell>
          <table:table-cell office:value-type="string">
            <text:p>took:</text:p>
          </table:table-cell>
          <table:table-cell office:value-type="float" office:value="192">
            <text:p>192</text:p>
          </table:table-cell>
          <table:table-cell table:formula="of:=SUM([.F222:.F231])/10" office:value-type="float" office:value="193.3">
            <text:p>193,3</text:p>
          </table:table-cell>
          <table:table-cell office:value-type="float" office:value="192">
            <text:p>192</text:p>
          </table:table-cell>
          <table:table-cell table:formula="of:=SUM([.H222:.H231])/10" office:value-type="float" office:value="193.9">
            <text:p>19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2">
            <text:p>232</text:p>
          </table:table-cell>
          <table:table-cell office:value-type="string">
            <text:p>median:</text:p>
          </table:table-cell>
          <table:table-cell office:value-type="string">
            <text:p>17.685m</text:p>
          </table:table-cell>
          <table:table-cell office:value-type="string">
            <text:p>took:</text:p>
          </table:table-cell>
          <table:table-cell office:value-type="float" office:value="196">
            <text:p>196</text:p>
          </table:table-cell>
          <table:table-cell table:formula="of:=SUM([.F223:.F232])/10" office:value-type="float" office:value="193.6">
            <text:p>193,6</text:p>
          </table:table-cell>
          <table:table-cell office:value-type="float" office:value="193">
            <text:p>193</text:p>
          </table:table-cell>
          <table:table-cell table:formula="of:=SUM([.H223:.H232])/10" office:value-type="float" office:value="193.9">
            <text:p>193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3">
            <text:p>233</text:p>
          </table:table-cell>
          <table:table-cell office:value-type="string">
            <text:p>median:</text:p>
          </table:table-cell>
          <table:table-cell office:value-type="string">
            <text:p>17.668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224:.F233])/10" office:value-type="float" office:value="193.7">
            <text:p>193,7</text:p>
          </table:table-cell>
          <table:table-cell office:value-type="float" office:value="193">
            <text:p>193</text:p>
          </table:table-cell>
          <table:table-cell table:formula="of:=SUM([.H224:.H233])/10" office:value-type="float" office:value="193.8">
            <text:p>193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4">
            <text:p>234</text:p>
          </table:table-cell>
          <table:table-cell office:value-type="string">
            <text:p>median:</text:p>
          </table:table-cell>
          <table:table-cell office:value-type="string">
            <text:p>17.731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25:.F234])/10" office:value-type="float" office:value="193.8">
            <text:p>193,8</text:p>
          </table:table-cell>
          <table:table-cell office:value-type="float" office:value="193">
            <text:p>193</text:p>
          </table:table-cell>
          <table:table-cell table:formula="of:=SUM([.H225:.H234])/10" office:value-type="float" office:value="193.4">
            <text:p>193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5">
            <text:p>235</text:p>
          </table:table-cell>
          <table:table-cell office:value-type="string">
            <text:p>median:</text:p>
          </table:table-cell>
          <table:table-cell office:value-type="string">
            <text:p>17.757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26:.F235])/10" office:value-type="float" office:value="193.8">
            <text:p>193,8</text:p>
          </table:table-cell>
          <table:table-cell office:value-type="float" office:value="194">
            <text:p>194</text:p>
          </table:table-cell>
          <table:table-cell table:formula="of:=SUM([.H226:.H235])/10" office:value-type="float" office:value="193.3">
            <text:p>193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6">
            <text:p>236</text:p>
          </table:table-cell>
          <table:table-cell office:value-type="string">
            <text:p>median:</text:p>
          </table:table-cell>
          <table:table-cell office:value-type="string">
            <text:p>17.704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27:.F236])/10"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formula="of:=SUM([.H227:.H236])/10" office:value-type="float" office:value="193.5">
            <text:p>193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7">
            <text:p>237</text:p>
          </table:table-cell>
          <table:table-cell office:value-type="string">
            <text:p>median:</text:p>
          </table:table-cell>
          <table:table-cell office:value-type="string">
            <text:p>17.705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228:.F237])/10" office:value-type="float" office:value="193.8">
            <text:p>193,8</text:p>
          </table:table-cell>
          <table:table-cell office:value-type="float" office:value="193">
            <text:p>193</text:p>
          </table:table-cell>
          <table:table-cell table:formula="of:=SUM([.H228:.H237])/10" office:value-type="float" office:value="193.4">
            <text:p>193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8">
            <text:p>238</text:p>
          </table:table-cell>
          <table:table-cell office:value-type="string">
            <text:p>median:</text:p>
          </table:table-cell>
          <table:table-cell office:value-type="string">
            <text:p>17.766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29:.F238])/10" office:value-type="float" office:value="193.8">
            <text:p>193,8</text:p>
          </table:table-cell>
          <table:table-cell office:value-type="float" office:value="196">
            <text:p>196</text:p>
          </table:table-cell>
          <table:table-cell table:formula="of:=SUM([.H229:.H238])/10" office:value-type="float" office:value="194">
            <text:p>19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39">
            <text:p>239</text:p>
          </table:table-cell>
          <table:table-cell office:value-type="string">
            <text:p>median:</text:p>
          </table:table-cell>
          <table:table-cell office:value-type="string">
            <text:p>17.805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30:.F239])/10" office:value-type="float" office:value="194.1">
            <text:p>194,1</text:p>
          </table:table-cell>
          <table:table-cell office:value-type="float" office:value="193">
            <text:p>193</text:p>
          </table:table-cell>
          <table:table-cell table:formula="of:=SUM([.H230:.H239])/10" office:value-type="float" office:value="193.8">
            <text:p>193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0">
            <text:p>240</text:p>
          </table:table-cell>
          <table:table-cell office:value-type="string">
            <text:p>median:</text:p>
          </table:table-cell>
          <table:table-cell office:value-type="string">
            <text:p>17.81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231:.F240])/10" office:value-type="float" office:value="194.1">
            <text:p>194,1</text:p>
          </table:table-cell>
          <table:table-cell office:value-type="float" office:value="207">
            <text:p>207</text:p>
          </table:table-cell>
          <table:table-cell table:formula="of:=SUM([.H231:.H240])/10" office:value-type="float" office:value="194.9">
            <text:p>194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1">
            <text:p>241</text:p>
          </table:table-cell>
          <table:table-cell office:value-type="string">
            <text:p>median:</text:p>
          </table:table-cell>
          <table:table-cell office:value-type="string">
            <text:p>17.82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32:.F241])/10" office:value-type="float" office:value="194.4">
            <text:p>194,4</text:p>
          </table:table-cell>
          <table:table-cell office:value-type="float" office:value="195">
            <text:p>195</text:p>
          </table:table-cell>
          <table:table-cell table:formula="of:=SUM([.H232:.H241])/10" office:value-type="float" office:value="195.2">
            <text:p>195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2">
            <text:p>242</text:p>
          </table:table-cell>
          <table:table-cell office:value-type="string">
            <text:p>median:</text:p>
          </table:table-cell>
          <table:table-cell office:value-type="string">
            <text:p>17.829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33:.F242])/10" office:value-type="float" office:value="194.3">
            <text:p>194,3</text:p>
          </table:table-cell>
          <table:table-cell office:value-type="float" office:value="193">
            <text:p>193</text:p>
          </table:table-cell>
          <table:table-cell table:formula="of:=SUM([.H233:.H242])/10" office:value-type="float" office:value="195.2">
            <text:p>195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3">
            <text:p>243</text:p>
          </table:table-cell>
          <table:table-cell office:value-type="string">
            <text:p>median:</text:p>
          </table:table-cell>
          <table:table-cell office:value-type="string">
            <text:p>17.919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34:.F243])/10" office:value-type="float" office:value="194.2">
            <text:p>194,2</text:p>
          </table:table-cell>
          <table:table-cell office:value-type="float" office:value="194">
            <text:p>194</text:p>
          </table:table-cell>
          <table:table-cell table:formula="of:=SUM([.H234:.H243])/10" office:value-type="float" office:value="195.3">
            <text:p>195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4">
            <text:p>244</text:p>
          </table:table-cell>
          <table:table-cell office:value-type="string">
            <text:p>median:</text:p>
          </table:table-cell>
          <table:table-cell office:value-type="string">
            <text:p>17.948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35:.F244])/10" office:value-type="float" office:value="194.2">
            <text:p>194,2</text:p>
          </table:table-cell>
          <table:table-cell office:value-type="float" office:value="197">
            <text:p>197</text:p>
          </table:table-cell>
          <table:table-cell table:formula="of:=SUM([.H235:.H244])/10" office:value-type="float" office:value="195.7">
            <text:p>195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5">
            <text:p>245</text:p>
          </table:table-cell>
          <table:table-cell office:value-type="string">
            <text:p>median:</text:p>
          </table:table-cell>
          <table:table-cell office:value-type="string">
            <text:p>17.963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236:.F245])/10" office:value-type="float" office:value="194.3">
            <text:p>194,3</text:p>
          </table:table-cell>
          <table:table-cell office:value-type="float" office:value="211">
            <text:p>211</text:p>
          </table:table-cell>
          <table:table-cell table:formula="of:=SUM([.H236:.H245])/10" office:value-type="float" office:value="197.4">
            <text:p>197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6">
            <text:p>246</text:p>
          </table:table-cell>
          <table:table-cell office:value-type="string">
            <text:p>median:</text:p>
          </table:table-cell>
          <table:table-cell office:value-type="string">
            <text:p>17.987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237:.F246])/10" office:value-type="float" office:value="194.6">
            <text:p>194,6</text:p>
          </table:table-cell>
          <table:table-cell office:value-type="float" office:value="197">
            <text:p>197</text:p>
          </table:table-cell>
          <table:table-cell table:formula="of:=SUM([.H237:.H246])/10" office:value-type="float" office:value="197.6">
            <text:p>197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7">
            <text:p>247</text:p>
          </table:table-cell>
          <table:table-cell office:value-type="string">
            <text:p>median:</text:p>
          </table:table-cell>
          <table:table-cell office:value-type="string">
            <text:p>17.971m</text:p>
          </table:table-cell>
          <table:table-cell office:value-type="string">
            <text:p>took:</text:p>
          </table:table-cell>
          <table:table-cell office:value-type="float" office:value="194">
            <text:p>194</text:p>
          </table:table-cell>
          <table:table-cell table:formula="of:=SUM([.F238:.F247])/10" office:value-type="float" office:value="194.6">
            <text:p>194,6</text:p>
          </table:table-cell>
          <table:table-cell office:value-type="float" office:value="195">
            <text:p>195</text:p>
          </table:table-cell>
          <table:table-cell table:formula="of:=SUM([.H238:.H247])/10" office:value-type="float" office:value="197.8">
            <text:p>197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8">
            <text:p>248</text:p>
          </table:table-cell>
          <table:table-cell office:value-type="string">
            <text:p>median:</text:p>
          </table:table-cell>
          <table:table-cell office:value-type="string">
            <text:p>18.025m</text:p>
          </table:table-cell>
          <table:table-cell office:value-type="string">
            <text:p>took:</text:p>
          </table:table-cell>
          <table:table-cell office:value-type="float" office:value="196">
            <text:p>196</text:p>
          </table:table-cell>
          <table:table-cell table:formula="of:=SUM([.F239:.F248])/10" office:value-type="float" office:value="194.9">
            <text:p>194,9</text:p>
          </table:table-cell>
          <table:table-cell office:value-type="float" office:value="196">
            <text:p>196</text:p>
          </table:table-cell>
          <table:table-cell table:formula="of:=SUM([.H239:.H248])/10" office:value-type="float" office:value="197.8">
            <text:p>197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49">
            <text:p>249</text:p>
          </table:table-cell>
          <table:table-cell office:value-type="string">
            <text:p>median:</text:p>
          </table:table-cell>
          <table:table-cell office:value-type="string">
            <text:p>18.0m</text:p>
          </table:table-cell>
          <table:table-cell office:value-type="string">
            <text:p>took:</text:p>
          </table:table-cell>
          <table:table-cell office:value-type="float" office:value="196">
            <text:p>196</text:p>
          </table:table-cell>
          <table:table-cell table:formula="of:=SUM([.F240:.F249])/10" office:value-type="float" office:value="195">
            <text:p>195</text:p>
          </table:table-cell>
          <table:table-cell office:value-type="float" office:value="197">
            <text:p>197</text:p>
          </table:table-cell>
          <table:table-cell table:formula="of:=SUM([.H240:.H249])/10" office:value-type="float" office:value="198.2">
            <text:p>198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0">
            <text:p>250</text:p>
          </table:table-cell>
          <table:table-cell office:value-type="string">
            <text:p>median:</text:p>
          </table:table-cell>
          <table:table-cell office:value-type="string">
            <text:p>18.081m</text:p>
          </table:table-cell>
          <table:table-cell office:value-type="string">
            <text:p>took:</text:p>
          </table:table-cell>
          <table:table-cell office:value-type="float" office:value="196">
            <text:p>196</text:p>
          </table:table-cell>
          <table:table-cell table:formula="of:=SUM([.F241:.F250])/10" office:value-type="float" office:value="195.2">
            <text:p>195,2</text:p>
          </table:table-cell>
          <table:table-cell office:value-type="float" office:value="210">
            <text:p>210</text:p>
          </table:table-cell>
          <table:table-cell table:formula="of:=SUM([.H241:.H250])/10" office:value-type="float" office:value="198.5">
            <text:p>198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1">
            <text:p>251</text:p>
          </table:table-cell>
          <table:table-cell office:value-type="string">
            <text:p>median:</text:p>
          </table:table-cell>
          <table:table-cell office:value-type="string">
            <text:p>18.093m</text:p>
          </table:table-cell>
          <table:table-cell office:value-type="string">
            <text:p>took:</text:p>
          </table:table-cell>
          <table:table-cell office:value-type="float" office:value="193">
            <text:p>193</text:p>
          </table:table-cell>
          <table:table-cell table:formula="of:=SUM([.F242:.F251])/10" office:value-type="float" office:value="195">
            <text:p>195</text:p>
          </table:table-cell>
          <table:table-cell office:value-type="float" office:value="197">
            <text:p>197</text:p>
          </table:table-cell>
          <table:table-cell table:formula="of:=SUM([.H242:.H251])/10" office:value-type="float" office:value="198.7">
            <text:p>198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2">
            <text:p>252</text:p>
          </table:table-cell>
          <table:table-cell office:value-type="string">
            <text:p>median:</text:p>
          </table:table-cell>
          <table:table-cell office:value-type="string">
            <text:p>18.116m</text:p>
          </table:table-cell>
          <table:table-cell office:value-type="string">
            <text:p>took:</text:p>
          </table:table-cell>
          <table:table-cell office:value-type="float" office:value="196">
            <text:p>196</text:p>
          </table:table-cell>
          <table:table-cell table:formula="of:=SUM([.F243:.F252])/10" office:value-type="float" office:value="195.1">
            <text:p>195,1</text:p>
          </table:table-cell>
          <table:table-cell office:value-type="float" office:value="196">
            <text:p>196</text:p>
          </table:table-cell>
          <table:table-cell table:formula="of:=SUM([.H243:.H252])/10" office:value-type="float" office:value="199">
            <text:p>19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3">
            <text:p>253</text:p>
          </table:table-cell>
          <table:table-cell office:value-type="string">
            <text:p>median:</text:p>
          </table:table-cell>
          <table:table-cell office:value-type="string">
            <text:p>18.05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44:.F253])/10" office:value-type="float" office:value="195.5">
            <text:p>195,5</text:p>
          </table:table-cell>
          <table:table-cell office:value-type="float" office:value="198">
            <text:p>198</text:p>
          </table:table-cell>
          <table:table-cell table:formula="of:=SUM([.H244:.H253])/10" office:value-type="float" office:value="199.4">
            <text:p>199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4">
            <text:p>254</text:p>
          </table:table-cell>
          <table:table-cell office:value-type="string">
            <text:p>median:</text:p>
          </table:table-cell>
          <table:table-cell office:value-type="string">
            <text:p>18.152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45:.F254])/10" office:value-type="float" office:value="195.7">
            <text:p>195,7</text:p>
          </table:table-cell>
          <table:table-cell office:value-type="float" office:value="197">
            <text:p>197</text:p>
          </table:table-cell>
          <table:table-cell table:formula="of:=SUM([.H245:.H254])/10" office:value-type="float" office:value="199.4">
            <text:p>199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5">
            <text:p>255</text:p>
          </table:table-cell>
          <table:table-cell office:value-type="string">
            <text:p>median:</text:p>
          </table:table-cell>
          <table:table-cell office:value-type="string">
            <text:p>18.201m</text:p>
          </table:table-cell>
          <table:table-cell office:value-type="string">
            <text:p>took:</text:p>
          </table:table-cell>
          <table:table-cell office:value-type="float" office:value="195">
            <text:p>195</text:p>
          </table:table-cell>
          <table:table-cell table:formula="of:=SUM([.F246:.F255])/10" office:value-type="float" office:value="195.8">
            <text:p>195,8</text:p>
          </table:table-cell>
          <table:table-cell office:value-type="float" office:value="206">
            <text:p>206</text:p>
          </table:table-cell>
          <table:table-cell table:formula="of:=SUM([.H246:.H255])/10" office:value-type="float" office:value="198.9">
            <text:p>198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6">
            <text:p>256</text:p>
          </table:table-cell>
          <table:table-cell office:value-type="string">
            <text:p>median:</text:p>
          </table:table-cell>
          <table:table-cell office:value-type="string">
            <text:p>18.17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247:.F256])/10" office:value-type="float" office:value="195.8">
            <text:p>195,8</text:p>
          </table:table-cell>
          <table:table-cell office:value-type="float" office:value="199">
            <text:p>199</text:p>
          </table:table-cell>
          <table:table-cell table:formula="of:=SUM([.H247:.H256])/10" office:value-type="float" office:value="199.1">
            <text:p>199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7">
            <text:p>257</text:p>
          </table:table-cell>
          <table:table-cell office:value-type="string">
            <text:p>median:</text:p>
          </table:table-cell>
          <table:table-cell office:value-type="string">
            <text:p>18.16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48:.F257])/10" office:value-type="float" office:value="196.1">
            <text:p>196,1</text:p>
          </table:table-cell>
          <table:table-cell office:value-type="float" office:value="198">
            <text:p>198</text:p>
          </table:table-cell>
          <table:table-cell table:formula="of:=SUM([.H248:.H257])/10" office:value-type="float" office:value="199.4">
            <text:p>199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8">
            <text:p>258</text:p>
          </table:table-cell>
          <table:table-cell office:value-type="string">
            <text:p>median:</text:p>
          </table:table-cell>
          <table:table-cell office:value-type="string">
            <text:p>18.263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49:.F258])/10" office:value-type="float" office:value="196.2">
            <text:p>196,2</text:p>
          </table:table-cell>
          <table:table-cell office:value-type="float" office:value="196">
            <text:p>196</text:p>
          </table:table-cell>
          <table:table-cell table:formula="of:=SUM([.H249:.H258])/10" office:value-type="float" office:value="199.4">
            <text:p>199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59">
            <text:p>259</text:p>
          </table:table-cell>
          <table:table-cell office:value-type="string">
            <text:p>median:</text:p>
          </table:table-cell>
          <table:table-cell office:value-type="string">
            <text:p>18.286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250:.F259])/10" office:value-type="float" office:value="196.4">
            <text:p>196,4</text:p>
          </table:table-cell>
          <table:table-cell office:value-type="float" office:value="195">
            <text:p>195</text:p>
          </table:table-cell>
          <table:table-cell table:formula="of:=SUM([.H250:.H259])/10" office:value-type="float" office:value="199.2">
            <text:p>199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0">
            <text:p>260</text:p>
          </table:table-cell>
          <table:table-cell office:value-type="string">
            <text:p>median:</text:p>
          </table:table-cell>
          <table:table-cell office:value-type="string">
            <text:p>18.197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251:.F260])/10" office:value-type="float" office:value="196.6">
            <text:p>196,6</text:p>
          </table:table-cell>
          <table:table-cell office:value-type="float" office:value="207">
            <text:p>207</text:p>
          </table:table-cell>
          <table:table-cell table:formula="of:=SUM([.H251:.H260])/10" office:value-type="float" office:value="198.9">
            <text:p>198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1">
            <text:p>261</text:p>
          </table:table-cell>
          <table:table-cell office:value-type="string">
            <text:p>median:</text:p>
          </table:table-cell>
          <table:table-cell office:value-type="string">
            <text:p>18.23m</text:p>
          </table:table-cell>
          <table:table-cell office:value-type="string">
            <text:p>took:</text:p>
          </table:table-cell>
          <table:table-cell office:value-type="float" office:value="199">
            <text:p>199</text:p>
          </table:table-cell>
          <table:table-cell table:formula="of:=SUM([.F252:.F261])/10" office:value-type="float" office:value="197.2">
            <text:p>197,2</text:p>
          </table:table-cell>
          <table:table-cell office:value-type="float" office:value="198">
            <text:p>198</text:p>
          </table:table-cell>
          <table:table-cell table:formula="of:=SUM([.H252:.H261])/10" office:value-type="float" office:value="199">
            <text:p>19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2">
            <text:p>262</text:p>
          </table:table-cell>
          <table:table-cell office:value-type="string">
            <text:p>median:</text:p>
          </table:table-cell>
          <table:table-cell office:value-type="string">
            <text:p>18.237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53:.F262])/10" office:value-type="float" office:value="197.3">
            <text:p>197,3</text:p>
          </table:table-cell>
          <table:table-cell office:value-type="float" office:value="197">
            <text:p>197</text:p>
          </table:table-cell>
          <table:table-cell table:formula="of:=SUM([.H253:.H262])/10" office:value-type="float" office:value="199.1">
            <text:p>199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3">
            <text:p>263</text:p>
          </table:table-cell>
          <table:table-cell office:value-type="string">
            <text:p>median:</text:p>
          </table:table-cell>
          <table:table-cell office:value-type="string">
            <text:p>18.268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254:.F263])/10" office:value-type="float" office:value="197.4">
            <text:p>197,4</text:p>
          </table:table-cell>
          <table:table-cell office:value-type="float" office:value="200">
            <text:p>200</text:p>
          </table:table-cell>
          <table:table-cell table:formula="of:=SUM([.H254:.H263])/10" office:value-type="float" office:value="199.3">
            <text:p>199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4">
            <text:p>264</text:p>
          </table:table-cell>
          <table:table-cell office:value-type="string">
            <text:p>median:</text:p>
          </table:table-cell>
          <table:table-cell office:value-type="string">
            <text:p>18.215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55:.F264])/10" office:value-type="float" office:value="197.4">
            <text:p>197,4</text:p>
          </table:table-cell>
          <table:table-cell office:value-type="float" office:value="199">
            <text:p>199</text:p>
          </table:table-cell>
          <table:table-cell table:formula="of:=SUM([.H255:.H264])/10" office:value-type="float" office:value="199.5">
            <text:p>199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5">
            <text:p>265</text:p>
          </table:table-cell>
          <table:table-cell office:value-type="string">
            <text:p>median:</text:p>
          </table:table-cell>
          <table:table-cell office:value-type="string">
            <text:p>18.241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56:.F265])/10" office:value-type="float" office:value="197.6">
            <text:p>197,6</text:p>
          </table:table-cell>
          <table:table-cell office:value-type="float" office:value="213">
            <text:p>213</text:p>
          </table:table-cell>
          <table:table-cell table:formula="of:=SUM([.H256:.H265])/10" office:value-type="float" office:value="200.2">
            <text:p>200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6">
            <text:p>266</text:p>
          </table:table-cell>
          <table:table-cell office:value-type="string">
            <text:p>median:</text:p>
          </table:table-cell>
          <table:table-cell office:value-type="string">
            <text:p>18.168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257:.F266])/10" office:value-type="float" office:value="197.6">
            <text:p>197,6</text:p>
          </table:table-cell>
          <table:table-cell office:value-type="float" office:value="198">
            <text:p>198</text:p>
          </table:table-cell>
          <table:table-cell table:formula="of:=SUM([.H257:.H266])/10" office:value-type="float" office:value="200.1">
            <text:p>200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7">
            <text:p>267</text:p>
          </table:table-cell>
          <table:table-cell office:value-type="string">
            <text:p>median:</text:p>
          </table:table-cell>
          <table:table-cell office:value-type="string">
            <text:p>18.09m</text:p>
          </table:table-cell>
          <table:table-cell office:value-type="string">
            <text:p>took:</text:p>
          </table:table-cell>
          <table:table-cell office:value-type="float" office:value="197">
            <text:p>197</text:p>
          </table:table-cell>
          <table:table-cell table:formula="of:=SUM([.F258:.F267])/10" office:value-type="float" office:value="197.6">
            <text:p>197,6</text:p>
          </table:table-cell>
          <table:table-cell office:value-type="float" office:value="198">
            <text:p>198</text:p>
          </table:table-cell>
          <table:table-cell table:formula="of:=SUM([.H258:.H267])/10" office:value-type="float" office:value="200.1">
            <text:p>200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8">
            <text:p>268</text:p>
          </table:table-cell>
          <table:table-cell office:value-type="string">
            <text:p>median:</text:p>
          </table:table-cell>
          <table:table-cell office:value-type="string">
            <text:p>18.167m</text:p>
          </table:table-cell>
          <table:table-cell office:value-type="string">
            <text:p>took:</text:p>
          </table:table-cell>
          <table:table-cell office:value-type="float" office:value="200">
            <text:p>200</text:p>
          </table:table-cell>
          <table:table-cell table:formula="of:=SUM([.F259:.F268])/10" office:value-type="float" office:value="197.9">
            <text:p>197,9</text:p>
          </table:table-cell>
          <table:table-cell office:value-type="float" office:value="197">
            <text:p>197</text:p>
          </table:table-cell>
          <table:table-cell table:formula="of:=SUM([.H259:.H268])/10" office:value-type="float" office:value="200.2">
            <text:p>200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69">
            <text:p>269</text:p>
          </table:table-cell>
          <table:table-cell office:value-type="string">
            <text:p>median:</text:p>
          </table:table-cell>
          <table:table-cell office:value-type="string">
            <text:p>18.24m</text:p>
          </table:table-cell>
          <table:table-cell office:value-type="string">
            <text:p>took:</text:p>
          </table:table-cell>
          <table:table-cell office:value-type="float" office:value="198">
            <text:p>198</text:p>
          </table:table-cell>
          <table:table-cell table:formula="of:=SUM([.F260:.F269])/10" office:value-type="float" office:value="197.9">
            <text:p>197,9</text:p>
          </table:table-cell>
          <table:table-cell office:value-type="float" office:value="198">
            <text:p>198</text:p>
          </table:table-cell>
          <table:table-cell table:formula="of:=SUM([.H260:.H269])/10" office:value-type="float" office:value="200.5">
            <text:p>200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0">
            <text:p>270</text:p>
          </table:table-cell>
          <table:table-cell office:value-type="string">
            <text:p>median:</text:p>
          </table:table-cell>
          <table:table-cell office:value-type="string">
            <text:p>18.303m</text:p>
          </table:table-cell>
          <table:table-cell office:value-type="string">
            <text:p>took:</text:p>
          </table:table-cell>
          <table:table-cell office:value-type="float" office:value="200">
            <text:p>200</text:p>
          </table:table-cell>
          <table:table-cell table:formula="of:=SUM([.F261:.F270])/10" office:value-type="float" office:value="198.1">
            <text:p>198,1</text:p>
          </table:table-cell>
          <table:table-cell office:value-type="float" office:value="212">
            <text:p>212</text:p>
          </table:table-cell>
          <table:table-cell table:formula="of:=SUM([.H261:.H270])/10"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1">
            <text:p>271</text:p>
          </table:table-cell>
          <table:table-cell office:value-type="string">
            <text:p>median:</text:p>
          </table:table-cell>
          <table:table-cell office:value-type="string">
            <text:p>18.339m</text:p>
          </table:table-cell>
          <table:table-cell office:value-type="string">
            <text:p>took:</text:p>
          </table:table-cell>
          <table:table-cell office:value-type="float" office:value="199">
            <text:p>199</text:p>
          </table:table-cell>
          <table:table-cell table:formula="of:=SUM([.F262:.F271])/10" office:value-type="float" office:value="198.1">
            <text:p>198,1</text:p>
          </table:table-cell>
          <table:table-cell office:value-type="float" office:value="199">
            <text:p>199</text:p>
          </table:table-cell>
          <table:table-cell table:formula="of:=SUM([.H262:.H271])/10" office:value-type="float" office:value="201.1">
            <text:p>201,1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2">
            <text:p>272</text:p>
          </table:table-cell>
          <table:table-cell office:value-type="string">
            <text:p>median:</text:p>
          </table:table-cell>
          <table:table-cell office:value-type="string">
            <text:p>18.4m</text:p>
          </table:table-cell>
          <table:table-cell office:value-type="string">
            <text:p>took:</text:p>
          </table:table-cell>
          <table:table-cell office:value-type="float" office:value="199">
            <text:p>199</text:p>
          </table:table-cell>
          <table:table-cell table:formula="of:=SUM([.F263:.F272])/10" office:value-type="float" office:value="198.3">
            <text:p>198,3</text:p>
          </table:table-cell>
          <table:table-cell office:value-type="float" office:value="199">
            <text:p>199</text:p>
          </table:table-cell>
          <table:table-cell table:formula="of:=SUM([.H263:.H272])/10" office:value-type="float" office:value="201.3">
            <text:p>201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3">
            <text:p>273</text:p>
          </table:table-cell>
          <table:table-cell office:value-type="string">
            <text:p>median:</text:p>
          </table:table-cell>
          <table:table-cell office:value-type="string">
            <text:p>18.357m</text:p>
          </table:table-cell>
          <table:table-cell office:value-type="string">
            <text:p>took:</text:p>
          </table:table-cell>
          <table:table-cell office:value-type="float" office:value="202">
            <text:p>202</text:p>
          </table:table-cell>
          <table:table-cell table:formula="of:=SUM([.F264:.F273])/10" office:value-type="float" office:value="198.7">
            <text:p>198,7</text:p>
          </table:table-cell>
          <table:table-cell office:value-type="float" office:value="199">
            <text:p>199</text:p>
          </table:table-cell>
          <table:table-cell table:formula="of:=SUM([.H264:.H273])/10" office:value-type="float" office:value="201.2">
            <text:p>201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4">
            <text:p>274</text:p>
          </table:table-cell>
          <table:table-cell office:value-type="string">
            <text:p>median:</text:p>
          </table:table-cell>
          <table:table-cell office:value-type="string">
            <text:p>18.383m</text:p>
          </table:table-cell>
          <table:table-cell office:value-type="string">
            <text:p>took:</text:p>
          </table:table-cell>
          <table:table-cell office:value-type="float" office:value="201">
            <text:p>201</text:p>
          </table:table-cell>
          <table:table-cell table:formula="of:=SUM([.F265:.F274])/10" office:value-type="float" office:value="199.1">
            <text:p>199,1</text:p>
          </table:table-cell>
          <table:table-cell office:value-type="float" office:value="199">
            <text:p>199</text:p>
          </table:table-cell>
          <table:table-cell table:formula="of:=SUM([.H265:.H274])/10" office:value-type="float" office:value="201.2">
            <text:p>201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5">
            <text:p>275</text:p>
          </table:table-cell>
          <table:table-cell office:value-type="string">
            <text:p>median:</text:p>
          </table:table-cell>
          <table:table-cell office:value-type="string">
            <text:p>18.414m</text:p>
          </table:table-cell>
          <table:table-cell office:value-type="string">
            <text:p>took:</text:p>
          </table:table-cell>
          <table:table-cell office:value-type="float" office:value="200">
            <text:p>200</text:p>
          </table:table-cell>
          <table:table-cell table:formula="of:=SUM([.F266:.F275])/10" office:value-type="float" office:value="199.4">
            <text:p>199,4</text:p>
          </table:table-cell>
          <table:table-cell office:value-type="float" office:value="215">
            <text:p>215</text:p>
          </table:table-cell>
          <table:table-cell table:formula="of:=SUM([.H266:.H275])/10" office:value-type="float" office:value="201.4">
            <text:p>201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6">
            <text:p>276</text:p>
          </table:table-cell>
          <table:table-cell office:value-type="string">
            <text:p>median:</text:p>
          </table:table-cell>
          <table:table-cell office:value-type="string">
            <text:p>18.464m</text:p>
          </table:table-cell>
          <table:table-cell office:value-type="string">
            <text:p>took:</text:p>
          </table:table-cell>
          <table:table-cell office:value-type="float" office:value="200">
            <text:p>200</text:p>
          </table:table-cell>
          <table:table-cell table:formula="of:=SUM([.F267:.F276])/10" office:value-type="float" office:value="199.6">
            <text:p>199,6</text:p>
          </table:table-cell>
          <table:table-cell office:value-type="float" office:value="199">
            <text:p>199</text:p>
          </table:table-cell>
          <table:table-cell table:formula="of:=SUM([.H267:.H276])/10" office:value-type="float" office:value="201.5">
            <text:p>201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7">
            <text:p>277</text:p>
          </table:table-cell>
          <table:table-cell office:value-type="string">
            <text:p>median:</text:p>
          </table:table-cell>
          <table:table-cell office:value-type="string">
            <text:p>18.473m</text:p>
          </table:table-cell>
          <table:table-cell office:value-type="string">
            <text:p>took:</text:p>
          </table:table-cell>
          <table:table-cell office:value-type="float" office:value="199">
            <text:p>199</text:p>
          </table:table-cell>
          <table:table-cell table:formula="of:=SUM([.F268:.F277])/10" office:value-type="float" office:value="199.8">
            <text:p>199,8</text:p>
          </table:table-cell>
          <table:table-cell office:value-type="float" office:value="201">
            <text:p>201</text:p>
          </table:table-cell>
          <table:table-cell table:formula="of:=SUM([.H268:.H277])/10" office:value-type="float" office:value="201.8">
            <text:p>201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8">
            <text:p>278</text:p>
          </table:table-cell>
          <table:table-cell office:value-type="string">
            <text:p>median:</text:p>
          </table:table-cell>
          <table:table-cell office:value-type="string">
            <text:p>18.48m</text:p>
          </table:table-cell>
          <table:table-cell office:value-type="string">
            <text:p>took:</text:p>
          </table:table-cell>
          <table:table-cell office:value-type="float" office:value="203">
            <text:p>203</text:p>
          </table:table-cell>
          <table:table-cell table:formula="of:=SUM([.F269:.F278])/10" office:value-type="float" office:value="200.1">
            <text:p>200,1</text:p>
          </table:table-cell>
          <table:table-cell office:value-type="float" office:value="201">
            <text:p>201</text:p>
          </table:table-cell>
          <table:table-cell table:formula="of:=SUM([.H269:.H278])/10" office:value-type="float" office:value="202.2">
            <text:p>202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79">
            <text:p>279</text:p>
          </table:table-cell>
          <table:table-cell office:value-type="string">
            <text:p>median:</text:p>
          </table:table-cell>
          <table:table-cell office:value-type="string">
            <text:p>18.473m</text:p>
          </table:table-cell>
          <table:table-cell office:value-type="string">
            <text:p>took:</text:p>
          </table:table-cell>
          <table:table-cell office:value-type="float" office:value="200">
            <text:p>200</text:p>
          </table:table-cell>
          <table:table-cell table:formula="of:=SUM([.F270:.F279])/10" office:value-type="float" office:value="200.3">
            <text:p>200,3</text:p>
          </table:table-cell>
          <table:table-cell office:value-type="float" office:value="204">
            <text:p>204</text:p>
          </table:table-cell>
          <table:table-cell table:formula="of:=SUM([.H270:.H279])/10" office:value-type="float" office:value="202.8">
            <text:p>202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0">
            <text:p>280</text:p>
          </table:table-cell>
          <table:table-cell office:value-type="string">
            <text:p>median:</text:p>
          </table:table-cell>
          <table:table-cell office:value-type="string">
            <text:p>18.509m</text:p>
          </table:table-cell>
          <table:table-cell office:value-type="string">
            <text:p>took:</text:p>
          </table:table-cell>
          <table:table-cell office:value-type="float" office:value="203">
            <text:p>203</text:p>
          </table:table-cell>
          <table:table-cell table:formula="of:=SUM([.F271:.F280])/10" office:value-type="float" office:value="200.6">
            <text:p>200,6</text:p>
          </table:table-cell>
          <table:table-cell office:value-type="float" office:value="201">
            <text:p>201</text:p>
          </table:table-cell>
          <table:table-cell table:formula="of:=SUM([.H271:.H280])/10" office:value-type="float" office:value="201.7">
            <text:p>201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1">
            <text:p>281</text:p>
          </table:table-cell>
          <table:table-cell office:value-type="string">
            <text:p>median:</text:p>
          </table:table-cell>
          <table:table-cell office:value-type="string">
            <text:p>18.545m</text:p>
          </table:table-cell>
          <table:table-cell office:value-type="string">
            <text:p>took:</text:p>
          </table:table-cell>
          <table:table-cell office:value-type="float" office:value="199">
            <text:p>199</text:p>
          </table:table-cell>
          <table:table-cell table:formula="of:=SUM([.F272:.F281])/10" office:value-type="float" office:value="200.6">
            <text:p>200,6</text:p>
          </table:table-cell>
          <table:table-cell office:value-type="float" office:value="201">
            <text:p>201</text:p>
          </table:table-cell>
          <table:table-cell table:formula="of:=SUM([.H272:.H281])/10" office:value-type="float" office:value="201.9">
            <text:p>201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2">
            <text:p>282</text:p>
          </table:table-cell>
          <table:table-cell office:value-type="string">
            <text:p>median:</text:p>
          </table:table-cell>
          <table:table-cell office:value-type="string">
            <text:p>18.468m</text:p>
          </table:table-cell>
          <table:table-cell office:value-type="string">
            <text:p>took:</text:p>
          </table:table-cell>
          <table:table-cell office:value-type="float" office:value="204">
            <text:p>204</text:p>
          </table:table-cell>
          <table:table-cell table:formula="of:=SUM([.F273:.F282])/10" office:value-type="float" office:value="201.1">
            <text:p>201,1</text:p>
          </table:table-cell>
          <table:table-cell office:value-type="float" office:value="203">
            <text:p>203</text:p>
          </table:table-cell>
          <table:table-cell table:formula="of:=SUM([.H273:.H282])/10" office:value-type="float" office:value="202.3">
            <text:p>202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3">
            <text:p>283</text:p>
          </table:table-cell>
          <table:table-cell office:value-type="string">
            <text:p>median:</text:p>
          </table:table-cell>
          <table:table-cell office:value-type="string">
            <text:p>18.51m</text:p>
          </table:table-cell>
          <table:table-cell office:value-type="string">
            <text:p>took:</text:p>
          </table:table-cell>
          <table:table-cell office:value-type="float" office:value="203">
            <text:p>203</text:p>
          </table:table-cell>
          <table:table-cell table:formula="of:=SUM([.F274:.F283])/10" office:value-type="float" office:value="201.2">
            <text:p>201,2</text:p>
          </table:table-cell>
          <table:table-cell office:value-type="float" office:value="202">
            <text:p>202</text:p>
          </table:table-cell>
          <table:table-cell table:formula="of:=SUM([.H274:.H283])/10" office:value-type="float" office:value="202.6">
            <text:p>202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4">
            <text:p>284</text:p>
          </table:table-cell>
          <table:table-cell office:value-type="string">
            <text:p>median:</text:p>
          </table:table-cell>
          <table:table-cell office:value-type="string">
            <text:p>18.503m</text:p>
          </table:table-cell>
          <table:table-cell office:value-type="string">
            <text:p>took:</text:p>
          </table:table-cell>
          <table:table-cell office:value-type="float" office:value="203">
            <text:p>203</text:p>
          </table:table-cell>
          <table:table-cell table:formula="of:=SUM([.F275:.F284])/10" office:value-type="float" office:value="201.4">
            <text:p>201,4</text:p>
          </table:table-cell>
          <table:table-cell office:value-type="float" office:value="200">
            <text:p>200</text:p>
          </table:table-cell>
          <table:table-cell table:formula="of:=SUM([.H275:.H284])/10" office:value-type="float" office:value="202.7">
            <text:p>202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5">
            <text:p>285</text:p>
          </table:table-cell>
          <table:table-cell office:value-type="string">
            <text:p>median:</text:p>
          </table:table-cell>
          <table:table-cell office:value-type="string">
            <text:p>18.564m</text:p>
          </table:table-cell>
          <table:table-cell office:value-type="string">
            <text:p>took:</text:p>
          </table:table-cell>
          <table:table-cell office:value-type="float" office:value="202">
            <text:p>202</text:p>
          </table:table-cell>
          <table:table-cell table:formula="of:=SUM([.F276:.F285])/10" office:value-type="float" office:value="201.6">
            <text:p>201,6</text:p>
          </table:table-cell>
          <table:table-cell office:value-type="float" office:value="203">
            <text:p>203</text:p>
          </table:table-cell>
          <table:table-cell table:formula="of:=SUM([.H276:.H285])/10" office:value-type="float" office:value="201.5">
            <text:p>201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6">
            <text:p>286</text:p>
          </table:table-cell>
          <table:table-cell office:value-type="string">
            <text:p>median:</text:p>
          </table:table-cell>
          <table:table-cell office:value-type="string">
            <text:p>18.564m</text:p>
          </table:table-cell>
          <table:table-cell office:value-type="string">
            <text:p>took:</text:p>
          </table:table-cell>
          <table:table-cell office:value-type="float" office:value="204">
            <text:p>204</text:p>
          </table:table-cell>
          <table:table-cell table:formula="of:=SUM([.F277:.F286])/10" office:value-type="float" office:value="202">
            <text:p>202</text:p>
          </table:table-cell>
          <table:table-cell office:value-type="float" office:value="201">
            <text:p>201</text:p>
          </table:table-cell>
          <table:table-cell table:formula="of:=SUM([.H277:.H286])/10" office:value-type="float" office:value="201.7">
            <text:p>201,7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7">
            <text:p>287</text:p>
          </table:table-cell>
          <table:table-cell office:value-type="string">
            <text:p>median:</text:p>
          </table:table-cell>
          <table:table-cell office:value-type="string">
            <text:p>18.638m</text:p>
          </table:table-cell>
          <table:table-cell office:value-type="string">
            <text:p>took:</text:p>
          </table:table-cell>
          <table:table-cell office:value-type="float" office:value="201">
            <text:p>201</text:p>
          </table:table-cell>
          <table:table-cell table:formula="of:=SUM([.F278:.F287])/10" office:value-type="float" office:value="202.2">
            <text:p>202,2</text:p>
          </table:table-cell>
          <table:table-cell office:value-type="float" office:value="203">
            <text:p>203</text:p>
          </table:table-cell>
          <table:table-cell table:formula="of:=SUM([.H278:.H287])/10" office:value-type="float" office:value="201.9">
            <text:p>201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8">
            <text:p>288</text:p>
          </table:table-cell>
          <table:table-cell office:value-type="string">
            <text:p>median:</text:p>
          </table:table-cell>
          <table:table-cell office:value-type="string">
            <text:p>18.628m</text:p>
          </table:table-cell>
          <table:table-cell office:value-type="string">
            <text:p>took:</text:p>
          </table:table-cell>
          <table:table-cell office:value-type="float" office:value="203">
            <text:p>203</text:p>
          </table:table-cell>
          <table:table-cell table:formula="of:=SUM([.F279:.F288])/10" office:value-type="float" office:value="202.2">
            <text:p>202,2</text:p>
          </table:table-cell>
          <table:table-cell office:value-type="float" office:value="202">
            <text:p>202</text:p>
          </table:table-cell>
          <table:table-cell table:formula="of:=SUM([.H279:.H288])/10" office:value-type="float" office:value="202">
            <text:p>20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89">
            <text:p>289</text:p>
          </table:table-cell>
          <table:table-cell office:value-type="string">
            <text:p>median:</text:p>
          </table:table-cell>
          <table:table-cell office:value-type="string">
            <text:p>18.605m</text:p>
          </table:table-cell>
          <table:table-cell office:value-type="string">
            <text:p>took:</text:p>
          </table:table-cell>
          <table:table-cell office:value-type="float" office:value="206">
            <text:p>206</text:p>
          </table:table-cell>
          <table:table-cell table:formula="of:=SUM([.F280:.F289])/10" office:value-type="float" office:value="202.8">
            <text:p>202,8</text:p>
          </table:table-cell>
          <table:table-cell office:value-type="float" office:value="202">
            <text:p>202</text:p>
          </table:table-cell>
          <table:table-cell table:formula="of:=SUM([.H280:.H289])/10" office:value-type="float" office:value="201.8">
            <text:p>201,8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0">
            <text:p>290</text:p>
          </table:table-cell>
          <table:table-cell office:value-type="string">
            <text:p>median:</text:p>
          </table:table-cell>
          <table:table-cell office:value-type="string">
            <text:p>18.554m</text:p>
          </table:table-cell>
          <table:table-cell office:value-type="string">
            <text:p>took:</text:p>
          </table:table-cell>
          <table:table-cell office:value-type="float" office:value="203">
            <text:p>203</text:p>
          </table:table-cell>
          <table:table-cell table:formula="of:=SUM([.F281:.F290])/10" office:value-type="float" office:value="202.8">
            <text:p>202,8</text:p>
          </table:table-cell>
          <table:table-cell office:value-type="float" office:value="202">
            <text:p>202</text:p>
          </table:table-cell>
          <table:table-cell table:formula="of:=SUM([.H281:.H290])/10" office:value-type="float" office:value="201.9">
            <text:p>201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1">
            <text:p>291</text:p>
          </table:table-cell>
          <table:table-cell office:value-type="string">
            <text:p>median:</text:p>
          </table:table-cell>
          <table:table-cell office:value-type="string">
            <text:p>18.578m</text:p>
          </table:table-cell>
          <table:table-cell office:value-type="string">
            <text:p>took:</text:p>
          </table:table-cell>
          <table:table-cell office:value-type="float" office:value="205">
            <text:p>205</text:p>
          </table:table-cell>
          <table:table-cell table:formula="of:=SUM([.F282:.F291])/10" office:value-type="float" office:value="203.4">
            <text:p>203,4</text:p>
          </table:table-cell>
          <table:table-cell office:value-type="float" office:value="204">
            <text:p>204</text:p>
          </table:table-cell>
          <table:table-cell table:formula="of:=SUM([.H282:.H291])/10" office:value-type="float" office:value="202.2">
            <text:p>202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2">
            <text:p>292</text:p>
          </table:table-cell>
          <table:table-cell office:value-type="string">
            <text:p>median:</text:p>
          </table:table-cell>
          <table:table-cell office:value-type="string">
            <text:p>18.628m</text:p>
          </table:table-cell>
          <table:table-cell office:value-type="string">
            <text:p>took:</text:p>
          </table:table-cell>
          <table:table-cell office:value-type="float" office:value="207">
            <text:p>207</text:p>
          </table:table-cell>
          <table:table-cell table:formula="of:=SUM([.F283:.F292])/10" office:value-type="float" office:value="203.7">
            <text:p>203,7</text:p>
          </table:table-cell>
          <table:table-cell office:value-type="float" office:value="203">
            <text:p>203</text:p>
          </table:table-cell>
          <table:table-cell table:formula="of:=SUM([.H283:.H292])/10" office:value-type="float" office:value="202.2">
            <text:p>202,2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3">
            <text:p>293</text:p>
          </table:table-cell>
          <table:table-cell office:value-type="string">
            <text:p>median:</text:p>
          </table:table-cell>
          <table:table-cell office:value-type="string">
            <text:p>18.677m</text:p>
          </table:table-cell>
          <table:table-cell office:value-type="string">
            <text:p>took:</text:p>
          </table:table-cell>
          <table:table-cell office:value-type="float" office:value="204">
            <text:p>204</text:p>
          </table:table-cell>
          <table:table-cell table:formula="of:=SUM([.F284:.F293])/10" office:value-type="float" office:value="203.8">
            <text:p>203,8</text:p>
          </table:table-cell>
          <table:table-cell office:value-type="float" office:value="203">
            <text:p>203</text:p>
          </table:table-cell>
          <table:table-cell table:formula="of:=SUM([.H284:.H293])/10" office:value-type="float" office:value="202.3">
            <text:p>202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4">
            <text:p>294</text:p>
          </table:table-cell>
          <table:table-cell office:value-type="string">
            <text:p>median:</text:p>
          </table:table-cell>
          <table:table-cell office:value-type="string">
            <text:p>18.68m</text:p>
          </table:table-cell>
          <table:table-cell office:value-type="string">
            <text:p>took:</text:p>
          </table:table-cell>
          <table:table-cell office:value-type="float" office:value="201">
            <text:p>201</text:p>
          </table:table-cell>
          <table:table-cell table:formula="of:=SUM([.F285:.F294])/10" office:value-type="float" office:value="203.6">
            <text:p>203,6</text:p>
          </table:table-cell>
          <table:table-cell office:value-type="float" office:value="202">
            <text:p>202</text:p>
          </table:table-cell>
          <table:table-cell table:formula="of:=SUM([.H285:.H294])/10" office:value-type="float" office:value="202.5">
            <text:p>202,5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5">
            <text:p>295</text:p>
          </table:table-cell>
          <table:table-cell office:value-type="string">
            <text:p>median:</text:p>
          </table:table-cell>
          <table:table-cell office:value-type="string">
            <text:p>18.683m</text:p>
          </table:table-cell>
          <table:table-cell office:value-type="string">
            <text:p>took:</text:p>
          </table:table-cell>
          <table:table-cell office:value-type="float" office:value="204">
            <text:p>204</text:p>
          </table:table-cell>
          <table:table-cell table:formula="of:=SUM([.F286:.F295])/10" office:value-type="float" office:value="203.8">
            <text:p>203,8</text:p>
          </table:table-cell>
          <table:table-cell office:value-type="float" office:value="202">
            <text:p>202</text:p>
          </table:table-cell>
          <table:table-cell table:formula="of:=SUM([.H286:.H295])/10" office:value-type="float" office:value="202.4">
            <text:p>202,4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6">
            <text:p>296</text:p>
          </table:table-cell>
          <table:table-cell office:value-type="string">
            <text:p>median:</text:p>
          </table:table-cell>
          <table:table-cell office:value-type="string">
            <text:p>18.725m</text:p>
          </table:table-cell>
          <table:table-cell office:value-type="string">
            <text:p>took:</text:p>
          </table:table-cell>
          <table:table-cell office:value-type="float" office:value="205">
            <text:p>205</text:p>
          </table:table-cell>
          <table:table-cell table:formula="of:=SUM([.F287:.F296])/10" office:value-type="float" office:value="203.9">
            <text:p>203,9</text:p>
          </table:table-cell>
          <table:table-cell office:value-type="float" office:value="203">
            <text:p>203</text:p>
          </table:table-cell>
          <table:table-cell table:formula="of:=SUM([.H287:.H296])/10" office:value-type="float" office:value="202.6">
            <text:p>202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7">
            <text:p>297</text:p>
          </table:table-cell>
          <table:table-cell office:value-type="string">
            <text:p>median:</text:p>
          </table:table-cell>
          <table:table-cell office:value-type="string">
            <text:p>18.742m</text:p>
          </table:table-cell>
          <table:table-cell office:value-type="string">
            <text:p>took:</text:p>
          </table:table-cell>
          <table:table-cell office:value-type="float" office:value="205">
            <text:p>205</text:p>
          </table:table-cell>
          <table:table-cell table:formula="of:=SUM([.F288:.F297])/10" office:value-type="float" office:value="204.3">
            <text:p>204,3</text:p>
          </table:table-cell>
          <table:table-cell office:value-type="float" office:value="206">
            <text:p>206</text:p>
          </table:table-cell>
          <table:table-cell table:formula="of:=SUM([.H288:.H297])/10" office:value-type="float" office:value="202.9">
            <text:p>202,9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8">
            <text:p>298</text:p>
          </table:table-cell>
          <table:table-cell office:value-type="string">
            <text:p>median:</text:p>
          </table:table-cell>
          <table:table-cell office:value-type="string">
            <text:p>18.618m</text:p>
          </table:table-cell>
          <table:table-cell office:value-type="string">
            <text:p>took:</text:p>
          </table:table-cell>
          <table:table-cell office:value-type="float" office:value="237">
            <text:p>237</text:p>
          </table:table-cell>
          <table:table-cell table:formula="of:=SUM([.F289:.F298])/10" office:value-type="float" office:value="207.7">
            <text:p>207,7</text:p>
          </table:table-cell>
          <table:table-cell office:value-type="float" office:value="203">
            <text:p>203</text:p>
          </table:table-cell>
          <table:table-cell table:formula="of:=SUM([.H289:.H298])/10" office:value-type="float" office:value="203">
            <text:p>20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299">
            <text:p>299</text:p>
          </table:table-cell>
          <table:table-cell office:value-type="string">
            <text:p>median:</text:p>
          </table:table-cell>
          <table:table-cell office:value-type="string">
            <text:p>18.71m</text:p>
          </table:table-cell>
          <table:table-cell office:value-type="string">
            <text:p>took:</text:p>
          </table:table-cell>
          <table:table-cell office:value-type="float" office:value="205">
            <text:p>205</text:p>
          </table:table-cell>
          <table:table-cell table:formula="of:=SUM([.F290:.F299])/10" office:value-type="float" office:value="207.6">
            <text:p>207,6</text:p>
          </table:table-cell>
          <table:table-cell office:value-type="float" office:value="205">
            <text:p>205</text:p>
          </table:table-cell>
          <table:table-cell table:formula="of:=SUM([.H290:.H299])/10" office:value-type="float" office:value="203.3">
            <text:p>203,3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00">
            <text:p>300</text:p>
          </table:table-cell>
          <table:table-cell office:value-type="string">
            <text:p>median:</text:p>
          </table:table-cell>
          <table:table-cell office:value-type="string">
            <text:p>18.732m</text:p>
          </table:table-cell>
          <table:table-cell office:value-type="string">
            <text:p>took:</text:p>
          </table:table-cell>
          <table:table-cell office:value-type="float" office:value="209">
            <text:p>209</text:p>
          </table:table-cell>
          <table:table-cell table:formula="of:=SUM([.F291:.F300])/10" office:value-type="float" office:value="208.2">
            <text:p>208,2</text:p>
          </table:table-cell>
          <table:table-cell office:value-type="float" office:value="205">
            <text:p>205</text:p>
          </table:table-cell>
          <table:table-cell table:formula="of:=SUM([.H291:.H300])/10" office:value-type="float" office:value="203.6">
            <text:p>203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01">
            <text:p>301</text:p>
          </table:table-cell>
          <table:table-cell office:value-type="string">
            <text:p>median:</text:p>
          </table:table-cell>
          <table:table-cell office:value-type="string">
            <text:p>18.732m</text:p>
          </table:table-cell>
          <table:table-cell office:value-type="string">
            <text:p>took:</text:p>
          </table:table-cell>
          <table:table-cell office:value-type="float" office:value="207">
            <text:p>207</text:p>
          </table:table-cell>
          <table:table-cell table:formula="of:=SUM([.F292:.F301])/10" office:value-type="float" office:value="208.4">
            <text:p>208,4</text:p>
          </table:table-cell>
          <table:table-cell office:value-type="float" office:value="204">
            <text:p>204</text:p>
          </table:table-cell>
          <table:table-cell table:formula="of:=SUM([.H292:.H301])/10" office:value-type="float" office:value="203.6">
            <text:p>203,6</text:p>
          </table:table-cell>
          <table:table-cell/>
        </table:table-row>
        <table:table-row table:style-name="ro1">
          <table:table-cell office:value-type="string">
            <text:p>Gen</text:p>
          </table:table-cell>
          <table:table-cell office:value-type="float" office:value="302">
            <text:p>302</text:p>
          </table:table-cell>
          <table:table-cell office:value-type="string">
            <text:p>median:</text:p>
          </table:table-cell>
          <table:table-cell office:value-type="string">
            <text:p>18.685m</text:p>
          </table:table-cell>
          <table:table-cell office:value-type="string">
            <text:p>took:</text:p>
          </table:table-cell>
          <table:table-cell office:value-type="float" office:value="206">
            <text:p>206</text:p>
          </table:table-cell>
          <table:table-cell table:formula="of:=SUM([.F293:.F302])/10" office:value-type="float" office:value="208.3">
            <text:p>208,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303">
            <text:p>303</text:p>
          </table:table-cell>
          <table:table-cell office:value-type="string">
            <text:p>median:</text:p>
          </table:table-cell>
          <table:table-cell office:value-type="string">
            <text:p>18.717m</text:p>
          </table:table-cell>
          <table:table-cell office:value-type="string">
            <text:p>took:</text:p>
          </table:table-cell>
          <table:table-cell office:value-type="float" office:value="205">
            <text:p>205</text:p>
          </table:table-cell>
          <table:table-cell table:formula="of:=SUM([.F294:.F303])/10" office:value-type="float" office:value="208.4">
            <text:p>208,4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string">
            <text:p>Gen</text:p>
          </table:table-cell>
          <table:table-cell office:value-type="float" office:value="304">
            <text:p>304</text:p>
          </table:table-cell>
          <table:table-cell office:value-type="string">
            <text:p>median:</text:p>
          </table:table-cell>
          <table:table-cell office:value-type="string">
            <text:p>18.714m</text:p>
          </table:table-cell>
          <table:table-cell office:value-type="string">
            <text:p>took: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string">
            <text:p>Gen</text:p>
          </table:table-cell>
          <table:table-cell office:value-type="float" office:value="305">
            <text:p>305</text:p>
          </table:table-cell>
          <table:table-cell office:value-type="string">
            <text:p>median:</text:p>
          </table:table-cell>
          <table:table-cell office:value-type="string">
            <text:p>18.723m</text:p>
          </table:table-cell>
          <table:table-cell office:value-type="string">
            <text:p>took:</text:p>
          </table:table-cell>
          <table:table-cell office:value-type="float" office:value="204">
            <text:p>20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27.01.2018</text:date>, <text:time>11:4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1:48:46.12</dc:date>
    <dc:creator>Oliver Meyer</dc:creator>
    <meta:generator>OpenOffice/4.1.3$Win32 OpenOffice.org_project/413m1$Build-9783</meta:generator>
    <meta:editing-duration>PT13M10S</meta:editing-duration>
    <meta:editing-cycles>2</meta:editing-cycles>
    <meta:document-statistic meta:table-count="1" meta:cell-count="27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215cm" svg:height="18.146cm" xlink:href=".." xlink:type="simple" chart:class="chart:line" chart:style-name="ch1">
        <chart:legend chart:legend-position="end" svg:x="35.913cm" svg:y="7.975cm" style:legend-expansion="high" chart:style-name="ch2"/>
        <chart:plot-area chart:style-name="ch3" table:cell-range-address="Data.F1:Data.I305" chart:data-source-has-labels="row" svg:x="1.234cm" svg:y="1.583cm" svg:width="33.111cm" svg:height="15.781cm">
          <chartooo:coordinate-region svg:x="2.041cm" svg:y="1.795cm" svg:width="32.024cm" svg:height="14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F2:Data.F305" chart:label-cell-address="Data.F1:Data.F1" chart:class="chart:line">
            <chart:data-point chart:repeated="304"/>
          </chart:series>
          <chart:series chart:style-name="ch7" chart:values-cell-range-address="Data.G2:Data.G305" chart:label-cell-address="Data.G1:Data.G1" chart:class="chart:line">
            <chart:data-point chart:repeated="304"/>
          </chart:series>
          <chart:series chart:style-name="ch8" chart:values-cell-range-address="Data.H2:Data.H305" chart:label-cell-address="Data.H1:Data.H1" chart:class="chart:line">
            <chart:data-point chart:repeated="304"/>
          </chart:series>
          <chart:series chart:style-name="ch9" chart:values-cell-range-address="Data.I2:Data.I305" chart:label-cell-address="Data.I1:Data.I1" chart:class="chart:line">
            <chart:data-point chart:repeated="3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</text:p>
                <draw:g>
                  <svg:desc>Data.F1:Data.F1</svg:desc>
                </draw:g>
              </table:table-cell>
              <table:table-cell office:value-type="string">
                <text:p>single_av_10</text:p>
                <draw:g>
                  <svg:desc>Data.G1:Data.G1</svg:desc>
                </draw:g>
              </table:table-cell>
              <table:table-cell office:value-type="string">
                <text:p>multiple</text:p>
                <draw:g>
                  <svg:desc>Data.H1:Data.H1</svg:desc>
                </draw:g>
              </table:table-cell>
              <table:table-cell office:value-type="string">
                <text:p>Multi_av_10</text:p>
                <draw:g>
                  <svg:desc>Data.I1:Data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">
                <text:p>232</text:p>
                <draw:g>
                  <svg:desc>Data.F2:Data.F305</svg:desc>
                </draw:g>
              </table:table-cell>
              <table:table-cell office:value-type="float" office:value="NaN">
                <text:p>NaN</text:p>
                <draw:g>
                  <svg:desc>Data.G2:Data.G305</svg:desc>
                </draw:g>
              </table:table-cell>
              <table:table-cell office:value-type="float" office:value="231">
                <text:p>231</text:p>
                <draw:g>
                  <svg:desc>Data.H2:Data.H305</svg:desc>
                </draw:g>
              </table:table-cell>
              <table:table-cell office:value-type="float" office:value="NaN">
                <text:p>NaN</text:p>
                <draw:g>
                  <svg:desc>Data.I2:Data.I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">
                <text:p>268</text:p>
              </table:table-cell>
              <table:table-cell office:value-type="float" office:value="253.2">
                <text:p>253.2</text:p>
              </table:table-cell>
              <table:table-cell office:value-type="float" office:value="242">
                <text:p>242</text:p>
              </table:table-cell>
              <table:table-cell office:value-type="float" office:value="257.6">
                <text:p>25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9">
                <text:p>239</text:p>
              </table:table-cell>
              <table:table-cell office:value-type="float" office:value="253.9">
                <text:p>253.9</text:p>
              </table:table-cell>
              <table:table-cell office:value-type="float" office:value="240">
                <text:p>240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">
                <text:p>237</text:p>
              </table:table-cell>
              <table:table-cell office:value-type="float" office:value="254.3">
                <text:p>254.3</text:p>
              </table:table-cell>
              <table:table-cell office:value-type="float" office:value="238">
                <text:p>238</text:p>
              </table:table-cell>
              <table:table-cell office:value-type="float" office:value="258.8">
                <text:p>25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">
                <text:p>231</text:p>
              </table:table-cell>
              <table:table-cell office:value-type="float" office:value="253.2">
                <text:p>253.2</text:p>
              </table:table-cell>
              <table:table-cell office:value-type="float" office:value="232">
                <text:p>232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">
                <text:p>229</text:p>
              </table:table-cell>
              <table:table-cell office:value-type="float" office:value="251.9">
                <text:p>251.9</text:p>
              </table:table-cell>
              <table:table-cell office:value-type="float" office:value="225">
                <text:p>225</text:p>
              </table:table-cell>
              <table:table-cell office:value-type="float" office:value="253.9">
                <text:p>25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">
                <text:p>228</text:p>
              </table:table-cell>
              <table:table-cell office:value-type="float" office:value="249.4">
                <text:p>249.4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247.5">
                <text:p>247.5</text:p>
              </table:table-cell>
              <table:table-cell office:value-type="float" office:value="230">
                <text:p>230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4">
                <text:p>234</text:p>
              </table:table-cell>
              <table:table-cell office:value-type="float" office:value="244.9">
                <text:p>244.9</text:p>
              </table:table-cell>
              <table:table-cell office:value-type="float" office:value="235">
                <text:p>235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">
                <text:p>249</text:p>
              </table:table-cell>
              <table:table-cell office:value-type="float" office:value="241.4">
                <text:p>241.4</text:p>
              </table:table-cell>
              <table:table-cell office:value-type="float" office:value="240">
                <text:p>240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">
                <text:p>234</text:p>
              </table:table-cell>
              <table:table-cell office:value-type="float" office:value="238.4">
                <text:p>238.4</text:p>
              </table:table-cell>
              <table:table-cell office:value-type="float" office:value="234">
                <text:p>234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6">
                <text:p>236</text:p>
              </table:table-cell>
              <table:table-cell office:value-type="float" office:value="235.2">
                <text:p>235.2</text:p>
              </table:table-cell>
              <table:table-cell office:value-type="float" office:value="233">
                <text:p>233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  <table:table-cell office:value-type="float" office:value="235.4">
                <text:p>235.4</text:p>
              </table:table-cell>
              <table:table-cell office:value-type="float" office:value="243">
                <text:p>243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35.7">
                <text:p>235.7</text:p>
              </table:table-cell>
              <table:table-cell office:value-type="float" office:value="235">
                <text:p>235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">
                <text:p>236</text:p>
              </table:table-cell>
              <table:table-cell office:value-type="float" office:value="236.7">
                <text:p>236.7</text:p>
              </table:table-cell>
              <table:table-cell office:value-type="float" office:value="237">
                <text:p>237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37.9">
                <text:p>237.9</text:p>
              </table:table-cell>
              <table:table-cell office:value-type="float" office:value="252">
                <text:p>252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3">
                <text:p>243</text:p>
              </table:table-cell>
              <table:table-cell office:value-type="float" office:value="238.7">
                <text:p>238.7</text:p>
              </table:table-cell>
              <table:table-cell office:value-type="float" office:value="243">
                <text:p>243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241.2">
                <text:p>241.2</text:p>
              </table:table-cell>
              <table:table-cell office:value-type="float" office:value="280">
                <text:p>280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2">
                <text:p>242</text:p>
              </table:table-cell>
              <table:table-cell office:value-type="float" office:value="240.5">
                <text:p>240.5</text:p>
              </table:table-cell>
              <table:table-cell office:value-type="float" office:value="239">
                <text:p>239</text:p>
              </table:table-cell>
              <table:table-cell office:value-type="float" office:value="243.1">
                <text:p>243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">
                <text:p>245</text:p>
              </table:table-cell>
              <table:table-cell office:value-type="float" office:value="241.6">
                <text:p>241.6</text:p>
              </table:table-cell>
              <table:table-cell office:value-type="float" office:value="255">
                <text:p>255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">
                <text:p>245</text:p>
              </table:table-cell>
              <table:table-cell office:value-type="float" office:value="242.5">
                <text:p>242.5</text:p>
              </table:table-cell>
              <table:table-cell office:value-type="float" office:value="242">
                <text:p>242</text:p>
              </table:table-cell>
              <table:table-cell office:value-type="float" office:value="246.1">
                <text:p>24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">
                <text:p>249</text:p>
              </table:table-cell>
              <table:table-cell office:value-type="float" office:value="243.3">
                <text:p>243.3</text:p>
              </table:table-cell>
              <table:table-cell office:value-type="float" office:value="250">
                <text:p>250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">
                <text:p>244</text:p>
              </table:table-cell>
              <table:table-cell office:value-type="float" office:value="243.7">
                <text:p>243.7</text:p>
              </table:table-cell>
              <table:table-cell office:value-type="float" office:value="245">
                <text:p>245</text:p>
              </table:table-cell>
              <table:table-cell office:value-type="float" office:value="247.8">
                <text:p>24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">
                <text:p>246</text:p>
              </table:table-cell>
              <table:table-cell office:value-type="float" office:value="244.9">
                <text:p>244.9</text:p>
              </table:table-cell>
              <table:table-cell office:value-type="float" office:value="256">
                <text:p>256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">
                <text:p>249</text:p>
              </table:table-cell>
              <table:table-cell office:value-type="float" office:value="246.2">
                <text:p>246.2</text:p>
              </table:table-cell>
              <table:table-cell office:value-type="float" office:value="254">
                <text:p>254</text:p>
              </table:table-cell>
              <table:table-cell office:value-type="float" office:value="251.6">
                <text:p>25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7">
                <text:p>257</text:p>
              </table:table-cell>
              <table:table-cell office:value-type="float" office:value="247.9">
                <text:p>247.9</text:p>
              </table:table-cell>
              <table:table-cell office:value-type="float" office:value="255">
                <text:p>255</text:p>
              </table:table-cell>
              <table:table-cell office:value-type="float" office:value="251.9">
                <text:p>251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">
                <text:p>251</text:p>
              </table:table-cell>
              <table:table-cell office:value-type="float" office:value="248.7">
                <text:p>248.7</text:p>
              </table:table-cell>
              <table:table-cell office:value-type="float" office:value="252">
                <text:p>252</text:p>
              </table:table-cell>
              <table:table-cell office:value-type="float" office:value="252.8">
                <text:p>252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248.3">
                <text:p>248.3</text:p>
              </table:table-cell>
              <table:table-cell office:value-type="float" office:value="267">
                <text:p>267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">
                <text:p>258</text:p>
              </table:table-cell>
              <table:table-cell office:value-type="float" office:value="249.9">
                <text:p>249.9</text:p>
              </table:table-cell>
              <table:table-cell office:value-type="float" office:value="258">
                <text:p>258</text:p>
              </table:table-cell>
              <table:table-cell office:value-type="float" office:value="253.4">
                <text:p>253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">
                <text:p>257</text:p>
              </table:table-cell>
              <table:table-cell office:value-type="float" office:value="251.1">
                <text:p>251.1</text:p>
              </table:table-cell>
              <table:table-cell office:value-type="float" office:value="259">
                <text:p>259</text:p>
              </table:table-cell>
              <table:table-cell office:value-type="float" office:value="253.8">
                <text:p>25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">
                <text:p>260</text:p>
              </table:table-cell>
              <table:table-cell office:value-type="float" office:value="252.6">
                <text:p>252.6</text:p>
              </table:table-cell>
              <table:table-cell office:value-type="float" office:value="261">
                <text:p>261</text:p>
              </table:table-cell>
              <table:table-cell office:value-type="float" office:value="255.7">
                <text:p>25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">
                <text:p>267</text:p>
              </table:table-cell>
              <table:table-cell office:value-type="float" office:value="254.4">
                <text:p>254.4</text:p>
              </table:table-cell>
              <table:table-cell office:value-type="float" office:value="270">
                <text:p>270</text:p>
              </table:table-cell>
              <table:table-cell office:value-type="float" office:value="257.7">
                <text:p>25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">
                <text:p>264</text:p>
              </table:table-cell>
              <table:table-cell office:value-type="float" office:value="256.4">
                <text:p>256.4</text:p>
              </table:table-cell>
              <table:table-cell office:value-type="float" office:value="267">
                <text:p>267</text:p>
              </table:table-cell>
              <table:table-cell office:value-type="float" office:value="259.9">
                <text:p>259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4">
                <text:p>264</text:p>
              </table:table-cell>
              <table:table-cell office:value-type="float" office:value="258.2">
                <text:p>258.2</text:p>
              </table:table-cell>
              <table:table-cell office:value-type="float" office:value="266">
                <text:p>266</text:p>
              </table:table-cell>
              <table:table-cell office:value-type="float" office:value="260.9">
                <text:p>260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6">
                <text:p>266</text:p>
              </table:table-cell>
              <table:table-cell office:value-type="float" office:value="259.9">
                <text:p>259.9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3">
                <text:p>263</text:p>
              </table:table-cell>
              <table:table-cell office:value-type="float" office:value="260.5">
                <text:p>260.5</text:p>
              </table:table-cell>
              <table:table-cell office:value-type="float" office:value="262">
                <text:p>262</text:p>
              </table:table-cell>
              <table:table-cell office:value-type="float" office:value="262.7">
                <text:p>262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2">
                <text:p>262</text:p>
              </table:table-cell>
              <table:table-cell office:value-type="float" office:value="261.6">
                <text:p>261.6</text:p>
              </table:table-cell>
              <table:table-cell office:value-type="float" office:value="265">
                <text:p>26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4">
                <text:p>264</text:p>
              </table:table-cell>
              <table:table-cell office:value-type="float" office:value="262.5">
                <text:p>262.5</text:p>
              </table:table-cell>
              <table:table-cell office:value-type="float" office:value="259">
                <text:p>259</text:p>
              </table:table-cell>
              <table:table-cell office:value-type="float" office:value="263.2">
                <text:p>2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  <table:table-cell office:value-type="float" office:value="262.3">
                <text:p>262.3</text:p>
              </table:table-cell>
              <table:table-cell office:value-type="float" office:value="258">
                <text:p>258</text:p>
              </table:table-cell>
              <table:table-cell office:value-type="float" office:value="263.2">
                <text:p>26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">
                <text:p>253</text:p>
              </table:table-cell>
              <table:table-cell office:value-type="float" office:value="261.9">
                <text:p>261.9</text:p>
              </table:table-cell>
              <table:table-cell office:value-type="float" office:value="279">
                <text:p>279</text:p>
              </table:table-cell>
              <table:table-cell office:value-type="float" office:value="265.2">
                <text:p>265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260.8">
                <text:p>260.8</text:p>
              </table:table-cell>
              <table:table-cell office:value-type="float" office:value="251">
                <text:p>251</text:p>
              </table:table-cell>
              <table:table-cell office:value-type="float" office:value="264.2">
                <text:p>264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6">
                <text:p>246</text:p>
              </table:table-cell>
              <table:table-cell office:value-type="float" office:value="258.7">
                <text:p>258.7</text:p>
              </table:table-cell>
              <table:table-cell office:value-type="float" office:value="248">
                <text:p>24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">
                <text:p>251</text:p>
              </table:table-cell>
              <table:table-cell office:value-type="float" office:value="257.4">
                <text:p>257.4</text:p>
              </table:table-cell>
              <table:table-cell office:value-type="float" office:value="248">
                <text:p>248</text:p>
              </table:table-cell>
              <table:table-cell office:value-type="float" office:value="260.1">
                <text:p>26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">
                <text:p>249</text:p>
              </table:table-cell>
              <table:table-cell office:value-type="float" office:value="255.9">
                <text:p>255.9</text:p>
              </table:table-cell>
              <table:table-cell office:value-type="float" office:value="250">
                <text:p>250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">
                <text:p>249</text:p>
              </table:table-cell>
              <table:table-cell office:value-type="float" office:value="254.2">
                <text:p>254.2</text:p>
              </table:table-cell>
              <table:table-cell office:value-type="float" office:value="245">
                <text:p>245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5">
                <text:p>245</text:p>
              </table:table-cell>
              <table:table-cell office:value-type="float" office:value="252.4">
                <text:p>252.4</text:p>
              </table:table-cell>
              <table:table-cell office:value-type="float" office:value="243">
                <text:p>243</text:p>
              </table:table-cell>
              <table:table-cell office:value-type="float" office:value="254.6">
                <text:p>25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5">
                <text:p>245</text:p>
              </table:table-cell>
              <table:table-cell office:value-type="float" office:value="250.7">
                <text:p>250.7</text:p>
              </table:table-cell>
              <table:table-cell office:value-type="float" office:value="245">
                <text:p>245</text:p>
              </table:table-cell>
              <table:table-cell office:value-type="float" office:value="252.6">
                <text:p>25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">
                <text:p>242</text:p>
              </table:table-cell>
              <table:table-cell office:value-type="float" office:value="248.5">
                <text:p>248.5</text:p>
              </table:table-cell>
              <table:table-cell office:value-type="float" office:value="243">
                <text:p>24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3">
                <text:p>243</text:p>
              </table:table-cell>
              <table:table-cell office:value-type="float" office:value="247.2">
                <text:p>247.2</text:p>
              </table:table-cell>
              <table:table-cell office:value-type="float" office:value="245">
                <text:p>245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45.9">
                <text:p>245.9</text:p>
              </table:table-cell>
              <table:table-cell office:value-type="float" office:value="239">
                <text:p>239</text:p>
              </table:table-cell>
              <table:table-cell office:value-type="float" office:value="245.7">
                <text:p>24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245.2">
                <text:p>245.2</text:p>
              </table:table-cell>
              <table:table-cell office:value-type="float" office:value="243">
                <text:p>243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">
                <text:p>243</text:p>
              </table:table-cell>
              <table:table-cell office:value-type="float" office:value="244.9">
                <text:p>244.9</text:p>
              </table:table-cell>
              <table:table-cell office:value-type="float" office:value="239">
                <text:p>2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1">
                <text:p>241</text:p>
              </table:table-cell>
              <table:table-cell office:value-type="float" office:value="243.9">
                <text:p>243.9</text:p>
              </table:table-cell>
              <table:table-cell office:value-type="float" office:value="244">
                <text:p>244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">
                <text:p>241</text:p>
              </table:table-cell>
              <table:table-cell office:value-type="float" office:value="243.1">
                <text:p>243.1</text:p>
              </table:table-cell>
              <table:table-cell office:value-type="float" office:value="241">
                <text:p>241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2">
                <text:p>242</text:p>
              </table:table-cell>
              <table:table-cell office:value-type="float" office:value="242.4">
                <text:p>242.4</text:p>
              </table:table-cell>
              <table:table-cell office:value-type="float" office:value="240">
                <text:p>240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">
                <text:p>245</text:p>
              </table:table-cell>
              <table:table-cell office:value-type="float" office:value="242.4">
                <text:p>242.4</text:p>
              </table:table-cell>
              <table:table-cell office:value-type="float" office:value="243">
                <text:p>243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1.9">
                <text:p>24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">
                <text:p>243</text:p>
              </table:table-cell>
              <table:table-cell office:value-type="float" office:value="242.1">
                <text:p>242.1</text:p>
              </table:table-cell>
              <table:table-cell office:value-type="float" office:value="240">
                <text:p>240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7">
                <text:p>237</text:p>
              </table:table-cell>
              <table:table-cell office:value-type="float" office:value="241.5">
                <text:p>241.5</text:p>
              </table:table-cell>
              <table:table-cell office:value-type="float" office:value="240">
                <text:p>240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8">
                <text:p>238</text:p>
              </table:table-cell>
              <table:table-cell office:value-type="float" office:value="241.3">
                <text:p>241.3</text:p>
              </table:table-cell>
              <table:table-cell office:value-type="float" office:value="237">
                <text:p>237</text:p>
              </table:table-cell>
              <table:table-cell office:value-type="float" office:value="240.9">
                <text:p>240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  <table:table-cell office:value-type="float" office:value="240.4">
                <text:p>240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5">
                <text:p>235</text:p>
              </table:table-cell>
              <table:table-cell office:value-type="float" office:value="240.2">
                <text:p>240.2</text:p>
              </table:table-cell>
              <table:table-cell office:value-type="float" office:value="240">
                <text:p>240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4">
                <text:p>234</text:p>
              </table:table-cell>
              <table:table-cell office:value-type="float" office:value="239.5">
                <text:p>239.5</text:p>
              </table:table-cell>
              <table:table-cell office:value-type="float" office:value="237">
                <text:p>237</text:p>
              </table:table-cell>
              <table:table-cell office:value-type="float" office:value="239.8">
                <text:p>23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4">
                <text:p>234</text:p>
              </table:table-cell>
              <table:table-cell office:value-type="float" office:value="238.8">
                <text:p>238.8</text:p>
              </table:table-cell>
              <table:table-cell office:value-type="float" office:value="241">
                <text:p>241</text:p>
              </table:table-cell>
              <table:table-cell office:value-type="float" office:value="239.8">
                <text:p>239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237.6">
                <text:p>237.6</text:p>
              </table:table-cell>
              <table:table-cell office:value-type="float" office:value="236">
                <text:p>236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9">
                <text:p>229</text:p>
              </table:table-cell>
              <table:table-cell office:value-type="float" office:value="236">
                <text:p>236</text:p>
              </table:table-cell>
              <table:table-cell office:value-type="float" office:value="228">
                <text:p>228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">
                <text:p>227</text:p>
              </table:table-cell>
              <table:table-cell office:value-type="float" office:value="234.6">
                <text:p>234.6</text:p>
              </table:table-cell>
              <table:table-cell office:value-type="float" office:value="233">
                <text:p>23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">
                <text:p>227</text:p>
              </table:table-cell>
              <table:table-cell office:value-type="float" office:value="233">
                <text:p>233</text:p>
              </table:table-cell>
              <table:table-cell office:value-type="float" office:value="228">
                <text:p>228</text:p>
              </table:table-cell>
              <table:table-cell office:value-type="float" office:value="235.8">
                <text:p>235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3">
                <text:p>223</text:p>
              </table:table-cell>
              <table:table-cell office:value-type="float" office:value="231.6">
                <text:p>231.6</text:p>
              </table:table-cell>
              <table:table-cell office:value-type="float" office:value="224">
                <text:p>224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4">
                <text:p>224</text:p>
              </table:table-cell>
              <table:table-cell office:value-type="float" office:value="230.2">
                <text:p>230.2</text:p>
              </table:table-cell>
              <table:table-cell office:value-type="float" office:value="223">
                <text:p>223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232.1">
                <text:p>232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4">
                <text:p>214</text:p>
              </table:table-cell>
              <table:table-cell office:value-type="float" office:value="225.9">
                <text:p>225.9</text:p>
              </table:table-cell>
              <table:table-cell office:value-type="float" office:value="215">
                <text:p>215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2">
                <text:p>212</text:p>
              </table:table-cell>
              <table:table-cell office:value-type="float" office:value="223.7">
                <text:p>223.7</text:p>
              </table:table-cell>
              <table:table-cell office:value-type="float" office:value="211">
                <text:p>21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">
                <text:p>206</text:p>
              </table:table-cell>
              <table:table-cell office:value-type="float" office:value="218.6">
                <text:p>218.6</text:p>
              </table:table-cell>
              <table:table-cell office:value-type="float" office:value="221">
                <text:p>221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3">
                <text:p>213</text:p>
              </table:table-cell>
              <table:table-cell office:value-type="float" office:value="217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22.7">
                <text:p>222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4">
                <text:p>204</text:p>
              </table:table-cell>
              <table:table-cell office:value-type="float" office:value="214.7">
                <text:p>214.7</text:p>
              </table:table-cell>
              <table:table-cell office:value-type="float" office:value="209">
                <text:p>209</text:p>
              </table:table-cell>
              <table:table-cell office:value-type="float" office:value="220.3">
                <text:p>22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7">
                <text:p>207</text:p>
              </table:table-cell>
              <table:table-cell office:value-type="float" office:value="212.7">
                <text:p>212.7</text:p>
              </table:table-cell>
              <table:table-cell office:value-type="float" office:value="206">
                <text:p>206</text:p>
              </table:table-cell>
              <table:table-cell office:value-type="float" office:value="218.1">
                <text:p>21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2">
                <text:p>202</text:p>
              </table:table-cell>
              <table:table-cell office:value-type="float" office:value="210.6">
                <text:p>210.6</text:p>
              </table:table-cell>
              <table:table-cell office:value-type="float" office:value="204">
                <text:p>204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208.2">
                <text:p>208.2</text:p>
              </table:table-cell>
              <table:table-cell office:value-type="float" office:value="203">
                <text:p>203</text:p>
              </table:table-cell>
              <table:table-cell office:value-type="float" office:value="214.1">
                <text:p>214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">
                <text:p>200</text:p>
              </table:table-cell>
              <table:table-cell office:value-type="float" office:value="206.5">
                <text:p>206.5</text:p>
              </table:table-cell>
              <table:table-cell office:value-type="float" office:value="200">
                <text:p>2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7">
                <text:p>197</text:p>
              </table:table-cell>
              <table:table-cell office:value-type="float" office:value="204.8">
                <text:p>204.8</text:p>
              </table:table-cell>
              <table:table-cell office:value-type="float" office:value="209">
                <text:p>209</text:p>
              </table:table-cell>
              <table:table-cell office:value-type="float" office:value="210.4">
                <text:p>21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203.3">
                <text:p>203.3</text:p>
              </table:table-cell>
              <table:table-cell office:value-type="float" office:value="196">
                <text:p>196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6">
                <text:p>196</text:p>
              </table:table-cell>
              <table:table-cell office:value-type="float" office:value="202.2">
                <text:p>202.2</text:p>
              </table:table-cell>
              <table:table-cell office:value-type="float" office:value="194">
                <text:p>194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">
                <text:p>190</text:p>
              </table:table-cell>
              <table:table-cell office:value-type="float" office:value="200.6">
                <text:p>200.6</text:p>
              </table:table-cell>
              <table:table-cell office:value-type="float" office:value="195">
                <text:p>195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7">
                <text:p>187</text:p>
              </table:table-cell>
              <table:table-cell office:value-type="float" office:value="198">
                <text:p>198</text:p>
              </table:table-cell>
              <table:table-cell office:value-type="float" office:value="186">
                <text:p>186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5">
                <text:p>185</text:p>
              </table:table-cell>
              <table:table-cell office:value-type="float" office:value="196.1">
                <text:p>196.1</text:p>
              </table:table-cell>
              <table:table-cell office:value-type="float" office:value="191">
                <text:p>191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4">
                <text:p>184</text:p>
              </table:table-cell>
              <table:table-cell office:value-type="float" office:value="193.8">
                <text:p>193.8</text:p>
              </table:table-cell>
              <table:table-cell office:value-type="float" office:value="186">
                <text:p>186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">
                <text:p>182</text:p>
              </table:table-cell>
              <table:table-cell office:value-type="float" office:value="191.8">
                <text:p>191.8</text:p>
              </table:table-cell>
              <table:table-cell office:value-type="float" office:value="181">
                <text:p>181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">
                <text:p>178</text:p>
              </table:table-cell>
              <table:table-cell office:value-type="float" office:value="189.6">
                <text:p>189.6</text:p>
              </table:table-cell>
              <table:table-cell office:value-type="float" office:value="179">
                <text:p>179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">
                <text:p>181</text:p>
              </table:table-cell>
              <table:table-cell office:value-type="float" office:value="187.7">
                <text:p>187.7</text:p>
              </table:table-cell>
              <table:table-cell office:value-type="float" office:value="179">
                <text:p>179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7">
                <text:p>177</text:p>
              </table:table-cell>
              <table:table-cell office:value-type="float" office:value="185.7">
                <text:p>185.7</text:p>
              </table:table-cell>
              <table:table-cell office:value-type="float" office:value="176">
                <text:p>176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">
                <text:p>178</text:p>
              </table:table-cell>
              <table:table-cell office:value-type="float" office:value="183.8">
                <text:p>183.8</text:p>
              </table:table-cell>
              <table:table-cell office:value-type="float" office:value="178">
                <text:p>178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6">
                <text:p>176</text:p>
              </table:table-cell>
              <table:table-cell office:value-type="float" office:value="181.8">
                <text:p>181.8</text:p>
              </table:table-cell>
              <table:table-cell office:value-type="float" office:value="178">
                <text:p>178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6">
                <text:p>176</text:p>
              </table:table-cell>
              <table:table-cell office:value-type="float" office:value="180.4">
                <text:p>180.4</text:p>
              </table:table-cell>
              <table:table-cell office:value-type="float" office:value="177">
                <text:p>177</text:p>
              </table:table-cell>
              <table:table-cell office:value-type="float" office:value="181.1">
                <text:p>181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74">
                <text:p>174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6">
                <text:p>176</text:p>
              </table:table-cell>
              <table:table-cell office:value-type="float" office:value="178.1">
                <text:p>178.1</text:p>
              </table:table-cell>
              <table:table-cell office:value-type="float" office:value="176">
                <text:p>176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5">
                <text:p>175</text:p>
              </table:table-cell>
              <table:table-cell office:value-type="float" office:value="177.2">
                <text:p>177.2</text:p>
              </table:table-cell>
              <table:table-cell office:value-type="float" office:value="173">
                <text:p>173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">
                <text:p>173</text:p>
              </table:table-cell>
              <table:table-cell office:value-type="float" office:value="176.3">
                <text:p>176.3</text:p>
              </table:table-cell>
              <table:table-cell office:value-type="float" office:value="177">
                <text:p>177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6">
                <text:p>176</text:p>
              </table:table-cell>
              <table:table-cell office:value-type="float" office:value="176.1">
                <text:p>176.1</text:p>
              </table:table-cell>
              <table:table-cell office:value-type="float" office:value="175">
                <text:p>175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75.5">
                <text:p>175.5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7">
                <text:p>177</text:p>
              </table:table-cell>
              <table:table-cell office:value-type="float" office:value="175.5">
                <text:p>175.5</text:p>
              </table:table-cell>
              <table:table-cell office:value-type="float" office:value="179">
                <text:p>179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75.3">
                <text:p>175.3</text:p>
              </table:table-cell>
              <table:table-cell office:value-type="float" office:value="179">
                <text:p>179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7">
                <text:p>177</text:p>
              </table:table-cell>
              <table:table-cell office:value-type="float" office:value="175.4">
                <text:p>175.4</text:p>
              </table:table-cell>
              <table:table-cell office:value-type="float" office:value="189">
                <text:p>189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75.6">
                <text:p>175.6</text:p>
              </table:table-cell>
              <table:table-cell office:value-type="float" office:value="176">
                <text:p>176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5">
                <text:p>175</text:p>
              </table:table-cell>
              <table:table-cell office:value-type="float" office:value="175.8">
                <text:p>175.8</text:p>
              </table:table-cell>
              <table:table-cell office:value-type="float" office:value="176">
                <text:p>176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8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">
                <text:p>174</text:p>
              </table:table-cell>
              <table:table-cell office:value-type="float" office:value="175.9">
                <text:p>175.9</text:p>
              </table:table-cell>
              <table:table-cell office:value-type="float" office:value="204">
                <text:p>204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">
                <text:p>176</text:p>
              </table:table-cell>
              <table:table-cell office:value-type="float" office:value="176.2">
                <text:p>176.2</text:p>
              </table:table-cell>
              <table:table-cell office:value-type="float" office:value="180">
                <text:p>180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8">
                <text:p>178</text:p>
              </table:table-cell>
              <table:table-cell office:value-type="float" office:value="176.4">
                <text:p>176.4</text:p>
              </table:table-cell>
              <table:table-cell office:value-type="float" office:value="181">
                <text:p>181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176.9">
                <text:p>176.9</text:p>
              </table:table-cell>
              <table:table-cell office:value-type="float" office:value="178">
                <text:p>178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6">
                <text:p>176</text:p>
              </table:table-cell>
              <table:table-cell office:value-type="float" office:value="176.8">
                <text:p>176.8</text:p>
              </table:table-cell>
              <table:table-cell office:value-type="float" office:value="177">
                <text:p>17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7">
                <text:p>177</text:p>
              </table:table-cell>
              <table:table-cell office:value-type="float" office:value="176.9">
                <text:p>176.9</text:p>
              </table:table-cell>
              <table:table-cell office:value-type="float" office:value="175">
                <text:p>175</text:p>
              </table:table-cell>
              <table:table-cell office:value-type="float" office:value="181.1">
                <text:p>181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7">
                <text:p>177</text:p>
              </table:table-cell>
              <table:table-cell office:value-type="float" office:value="176.9">
                <text:p>176.9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7">
                <text:p>177</text:p>
              </table:table-cell>
              <table:table-cell office:value-type="float" office:value="176.8">
                <text:p>176.8</text:p>
              </table:table-cell>
              <table:table-cell office:value-type="float" office:value="193">
                <text:p>193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9">
                <text:p>179</text:p>
              </table:table-cell>
              <table:table-cell office:value-type="float" office:value="177.2">
                <text:p>177.2</text:p>
              </table:table-cell>
              <table:table-cell office:value-type="float" office:value="177">
                <text:p>177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9">
                <text:p>179</text:p>
              </table:table-cell>
              <table:table-cell office:value-type="float" office:value="177.3">
                <text:p>177.3</text:p>
              </table:table-cell>
              <table:table-cell office:value-type="float" office:value="180">
                <text:p>180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8">
                <text:p>178</text:p>
              </table:table-cell>
              <table:table-cell office:value-type="float" office:value="177.7">
                <text:p>177.7</text:p>
              </table:table-cell>
              <table:table-cell office:value-type="float" office:value="180">
                <text:p>180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9">
                <text:p>179</text:p>
              </table:table-cell>
              <table:table-cell office:value-type="float" office:value="178.1">
                <text:p>178.1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5">
                <text:p>185</text:p>
              </table:table-cell>
              <table:table-cell office:value-type="float" office:value="178.9">
                <text:p>178.9</text:p>
              </table:table-cell>
              <table:table-cell office:value-type="float" office:value="182">
                <text:p>182</text:p>
              </table:table-cell>
              <table:table-cell office:value-type="float" office:value="180.8">
                <text:p>180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1">
                <text:p>181</text:p>
              </table:table-cell>
              <table:table-cell office:value-type="float" office:value="179.3">
                <text:p>179.3</text:p>
              </table:table-cell>
              <table:table-cell office:value-type="float" office:value="185">
                <text:p>185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3">
                <text:p>183</text:p>
              </table:table-cell>
              <table:table-cell office:value-type="float" office:value="179.9">
                <text:p>179.9</text:p>
              </table:table-cell>
              <table:table-cell office:value-type="float" office:value="184">
                <text:p>184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">
                <text:p>180</text:p>
              </table:table-cell>
              <table:table-cell office:value-type="float" office:value="180.2">
                <text:p>180.2</text:p>
              </table:table-cell>
              <table:table-cell office:value-type="float" office:value="182">
                <text:p>182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">
                <text:p>182</text:p>
              </table:table-cell>
              <table:table-cell office:value-type="float" office:value="180.5">
                <text:p>180.5</text:p>
              </table:table-cell>
              <table:table-cell office:value-type="float" office:value="197">
                <text:p>197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">
                <text:p>183</text:p>
              </table:table-cell>
              <table:table-cell office:value-type="float" office:value="180.9">
                <text:p>180.9</text:p>
              </table:table-cell>
              <table:table-cell office:value-type="float" office:value="182">
                <text:p>182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3">
                <text:p>183</text:p>
              </table:table-cell>
              <table:table-cell office:value-type="float" office:value="181.4">
                <text:p>181.4</text:p>
              </table:table-cell>
              <table:table-cell office:value-type="float" office:value="186">
                <text:p>186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9">
                <text:p>179</text:p>
              </table:table-cell>
              <table:table-cell office:value-type="float" office:value="181.4">
                <text:p>181.4</text:p>
              </table:table-cell>
              <table:table-cell office:value-type="float" office:value="183">
                <text:p>183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1">
                <text:p>181</text:p>
              </table:table-cell>
              <table:table-cell office:value-type="float" office:value="181.6">
                <text:p>181.6</text:p>
              </table:table-cell>
              <table:table-cell office:value-type="float" office:value="182">
                <text:p>182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1">
                <text:p>181</text:p>
              </table:table-cell>
              <table:table-cell office:value-type="float" office:value="181.6">
                <text:p>181.6</text:p>
              </table:table-cell>
              <table:table-cell office:value-type="float" office:value="182">
                <text:p>182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5">
                <text:p>185</text:p>
              </table:table-cell>
              <table:table-cell office:value-type="float" office:value="182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">
                <text:p>182</text:p>
              </table:table-cell>
              <table:table-cell office:value-type="float" office:value="181.9">
                <text:p>181.9</text:p>
              </table:table-cell>
              <table:table-cell office:value-type="float" office:value="185">
                <text:p>185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2">
                <text:p>182</text:p>
              </table:table-cell>
              <table:table-cell office:value-type="float" office:value="182.1">
                <text:p>182.1</text:p>
              </table:table-cell>
              <table:table-cell office:value-type="float" office:value="184">
                <text:p>184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181.9">
                <text:p>181.9</text:p>
              </table:table-cell>
              <table:table-cell office:value-type="float" office:value="185">
                <text:p>185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3">
                <text:p>183</text:p>
              </table:table-cell>
              <table:table-cell office:value-type="float" office:value="181.9">
                <text:p>181.9</text:p>
              </table:table-cell>
              <table:table-cell office:value-type="float" office:value="219">
                <text:p>219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7">
                <text:p>187</text:p>
              </table:table-cell>
              <table:table-cell office:value-type="float" office:value="182.3">
                <text:p>182.3</text:p>
              </table:table-cell>
              <table:table-cell office:value-type="float" office:value="186">
                <text:p>186</text:p>
              </table:table-cell>
              <table:table-cell office:value-type="float" office:value="187.3">
                <text:p>187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183.4">
                <text:p>183.4</text:p>
              </table:table-cell>
              <table:table-cell office:value-type="float" office:value="186">
                <text:p>186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4">
                <text:p>184</text:p>
              </table:table-cell>
              <table:table-cell office:value-type="float" office:value="183.7">
                <text:p>183.7</text:p>
              </table:table-cell>
              <table:table-cell office:value-type="float" office:value="185">
                <text:p>185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5">
                <text:p>185</text:p>
              </table:table-cell>
              <table:table-cell office:value-type="float" office:value="183.9">
                <text:p>183.9</text:p>
              </table:table-cell>
              <table:table-cell office:value-type="float" office:value="184">
                <text:p>184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3">
                <text:p>183</text:p>
              </table:table-cell>
              <table:table-cell office:value-type="float" office:value="184.1">
                <text:p>184.1</text:p>
              </table:table-cell>
              <table:table-cell office:value-type="float" office:value="198">
                <text:p>19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9">
                <text:p>189</text:p>
              </table:table-cell>
              <table:table-cell office:value-type="float" office:value="184.7">
                <text:p>184.7</text:p>
              </table:table-cell>
              <table:table-cell office:value-type="float" office:value="187">
                <text:p>187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4">
                <text:p>184</text:p>
              </table:table-cell>
              <table:table-cell office:value-type="float" office:value="185.4">
                <text:p>185.4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7">
                <text:p>187</text:p>
              </table:table-cell>
              <table:table-cell office:value-type="float" office:value="185.8">
                <text:p>185.8</text:p>
              </table:table-cell>
              <table:table-cell office:value-type="float" office:value="186">
                <text:p>18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6">
                <text:p>186</text:p>
              </table:table-cell>
              <table:table-cell office:value-type="float" office:value="185.7">
                <text:p>185.7</text:p>
              </table:table-cell>
              <table:table-cell office:value-type="float" office:value="186">
                <text:p>18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8">
                <text:p>188</text:p>
              </table:table-cell>
              <table:table-cell office:value-type="float" office:value="185.5">
                <text:p>185.5</text:p>
              </table:table-cell>
              <table:table-cell office:value-type="float" office:value="186">
                <text:p>18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">
                <text:p>187</text:p>
              </table:table-cell>
              <table:table-cell office:value-type="float" office:value="185.8">
                <text:p>185.8</text:p>
              </table:table-cell>
              <table:table-cell office:value-type="float" office:value="187">
                <text:p>18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5">
                <text:p>185</text:p>
              </table:table-cell>
              <table:table-cell office:value-type="float" office:value="185.8">
                <text:p>185.8</text:p>
              </table:table-cell>
              <table:table-cell office:value-type="float" office:value="187">
                <text:p>187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7">
                <text:p>187</text:p>
              </table:table-cell>
              <table:table-cell office:value-type="float" office:value="186.2">
                <text:p>186.2</text:p>
              </table:table-cell>
              <table:table-cell office:value-type="float" office:value="187">
                <text:p>187</text:p>
              </table:table-cell>
              <table:table-cell office:value-type="float" office:value="186.1">
                <text:p>186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7">
                <text:p>187</text:p>
              </table:table-cell>
              <table:table-cell office:value-type="float" office:value="186.5">
                <text:p>186.5</text:p>
              </table:table-cell>
              <table:table-cell office:value-type="float" office:value="186">
                <text:p>186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5">
                <text:p>185</text:p>
              </table:table-cell>
              <table:table-cell office:value-type="float" office:value="186.1">
                <text:p>186.1</text:p>
              </table:table-cell>
              <table:table-cell office:value-type="float" office:value="187">
                <text:p>187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8">
                <text:p>188</text:p>
              </table:table-cell>
              <table:table-cell office:value-type="float" office:value="186.4">
                <text:p>186.4</text:p>
              </table:table-cell>
              <table:table-cell office:value-type="float" office:value="186">
                <text:p>186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6">
                <text:p>186</text:p>
              </table:table-cell>
              <table:table-cell office:value-type="float" office:value="186.6">
                <text:p>186.6</text:p>
              </table:table-cell>
              <table:table-cell office:value-type="float" office:value="186">
                <text:p>186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6">
                <text:p>186</text:p>
              </table:table-cell>
              <table:table-cell office:value-type="float" office:value="186.5">
                <text:p>186.5</text:p>
              </table:table-cell>
              <table:table-cell office:value-type="float" office:value="190">
                <text:p>190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">
                <text:p>201</text:p>
              </table:table-cell>
              <table:table-cell office:value-type="float" office:value="188">
                <text:p>188</text:p>
              </table:table-cell>
              <table:table-cell office:value-type="float" office:value="227">
                <text:p>227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5">
                <text:p>195</text:p>
              </table:table-cell>
              <table:table-cell office:value-type="float" office:value="188.7">
                <text:p>188.7</text:p>
              </table:table-cell>
              <table:table-cell office:value-type="float" office:value="217">
                <text:p>2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">
                <text:p>194</text:p>
              </table:table-cell>
              <table:table-cell office:value-type="float" office:value="189.4">
                <text:p>189.4</text:p>
              </table:table-cell>
              <table:table-cell office:value-type="float" office:value="215">
                <text:p>215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6">
                <text:p>186</text:p>
              </table:table-cell>
              <table:table-cell office:value-type="float" office:value="189.5">
                <text:p>189.5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8">
                <text:p>188</text:p>
              </table:table-cell>
              <table:table-cell office:value-type="float" office:value="189.6">
                <text:p>189.6</text:p>
              </table:table-cell>
              <table:table-cell office:value-type="float" office:value="188">
                <text:p>188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9">
                <text:p>189</text:p>
              </table:table-cell>
              <table:table-cell office:value-type="float" office:value="189.8">
                <text:p>189.8</text:p>
              </table:table-cell>
              <table:table-cell office:value-type="float" office:value="193">
                <text:p>193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90.1">
                <text:p>190.1</text:p>
              </table:table-cell>
              <table:table-cell office:value-type="float" office:value="188">
                <text:p>188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2">
                <text:p>192</text:p>
              </table:table-cell>
              <table:table-cell office:value-type="float" office:value="190.5">
                <text:p>190.5</text:p>
              </table:table-cell>
              <table:table-cell office:value-type="float" office:value="189">
                <text:p>189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">
                <text:p>188</text:p>
              </table:table-cell>
              <table:table-cell office:value-type="float" office:value="190.7">
                <text:p>190.7</text:p>
              </table:table-cell>
              <table:table-cell office:value-type="float" office:value="188">
                <text:p>188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191.1">
                <text:p>191.1</text:p>
              </table:table-cell>
              <table:table-cell office:value-type="float" office:value="214">
                <text:p>214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189.7">
                <text:p>189.7</text:p>
              </table:table-cell>
              <table:table-cell office:value-type="float" office:value="201">
                <text:p>201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9">
                <text:p>199</text:p>
              </table:table-cell>
              <table:table-cell office:value-type="float" office:value="190.1">
                <text:p>190.1</text:p>
              </table:table-cell>
              <table:table-cell office:value-type="float" office:value="190">
                <text:p>19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90.1">
                <text:p>190.1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190.5">
                <text:p>190.5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">
                <text:p>192</text:p>
              </table:table-cell>
              <table:table-cell office:value-type="float" office:value="190.9">
                <text:p>190.9</text:p>
              </table:table-cell>
              <table:table-cell office:value-type="float" office:value="189">
                <text:p>189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">
                <text:p>192</text:p>
              </table:table-cell>
              <table:table-cell office:value-type="float" office:value="191.2">
                <text:p>191.2</text:p>
              </table:table-cell>
              <table:table-cell office:value-type="float" office:value="201">
                <text:p>201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191.7">
                <text:p>191.7</text:p>
              </table:table-cell>
              <table:table-cell office:value-type="float" office:value="192">
                <text:p>192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91.5">
                <text:p>191.5</text:p>
              </table:table-cell>
              <table:table-cell office:value-type="float" office:value="190">
                <text:p>19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2">
                <text:p>192</text:p>
              </table:table-cell>
              <table:table-cell office:value-type="float" office:value="191.9">
                <text:p>191.9</text:p>
              </table:table-cell>
              <table:table-cell office:value-type="float" office:value="192">
                <text:p>192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192.1">
                <text:p>192.1</text:p>
              </table:table-cell>
              <table:table-cell office:value-type="float" office:value="190">
                <text:p>190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">
                <text:p>195</text:p>
              </table:table-cell>
              <table:table-cell office:value-type="float" office:value="192.9">
                <text:p>192.9</text:p>
              </table:table-cell>
              <table:table-cell office:value-type="float" office:value="192">
                <text:p>192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.6">
                <text:p>191.6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1.9">
                <text:p>191.9</text:p>
              </table:table-cell>
              <table:table-cell office:value-type="float" office:value="192">
                <text:p>192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91.8">
                <text:p>191.8</text:p>
              </table:table-cell>
              <table:table-cell office:value-type="float" office:value="193">
                <text:p>193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91.6">
                <text:p>191.6</text:p>
              </table:table-cell>
              <table:table-cell office:value-type="float" office:value="193">
                <text:p>193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92.6">
                <text:p>192.6</text:p>
              </table:table-cell>
              <table:table-cell office:value-type="float" office:value="193">
                <text:p>193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92.7">
                <text:p>192.7</text:p>
              </table:table-cell>
              <table:table-cell office:value-type="float" office:value="194">
                <text:p>194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4">
                <text:p>194</text:p>
              </table:table-cell>
              <table:table-cell office:value-type="float" office:value="192.6">
                <text:p>192.6</text:p>
              </table:table-cell>
              <table:table-cell office:value-type="float" office:value="190">
                <text:p>190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192.9">
                <text:p>192.9</text:p>
              </table:table-cell>
              <table:table-cell office:value-type="float" office:value="191">
                <text:p>191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3.3">
                <text:p>193.3</text:p>
              </table:table-cell>
              <table:table-cell office:value-type="float" office:value="193">
                <text:p>193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3.7">
                <text:p>193.7</text:p>
              </table:table-cell>
              <table:table-cell office:value-type="float" office:value="193">
                <text:p>193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4">
                <text:p>194</text:p>
              </table:table-cell>
              <table:table-cell office:value-type="float" office:value="193.8">
                <text:p>193.8</text:p>
              </table:table-cell>
              <table:table-cell office:value-type="float" office:value="194">
                <text:p>194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2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">
                <text:p>193</text:p>
              </table:table-cell>
              <table:table-cell office:value-type="float" office:value="194.2">
                <text:p>194.2</text:p>
              </table:table-cell>
              <table:table-cell office:value-type="float" office:value="209">
                <text:p>20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94.2">
                <text:p>194.2</text:p>
              </table:table-cell>
              <table:table-cell office:value-type="float" office:value="193">
                <text:p>193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3">
                <text:p>193</text:p>
              </table:table-cell>
              <table:table-cell office:value-type="float" office:value="193.7">
                <text:p>193.7</text:p>
              </table:table-cell>
              <table:table-cell office:value-type="float" office:value="192">
                <text:p>192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2">
                <text:p>192</text:p>
              </table:table-cell>
              <table:table-cell office:value-type="float" office:value="193.6">
                <text:p>193.6</text:p>
              </table:table-cell>
              <table:table-cell office:value-type="float" office:value="191">
                <text:p>191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195.1">
                <text:p>195.1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1">
                <text:p>191</text:p>
              </table:table-cell>
              <table:table-cell office:value-type="float" office:value="194.9">
                <text:p>194.9</text:p>
              </table:table-cell>
              <table:table-cell office:value-type="float" office:value="207">
                <text:p>207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3">
                <text:p>193</text:p>
              </table:table-cell>
              <table:table-cell office:value-type="float" office:value="194.8">
                <text:p>194.8</text:p>
              </table:table-cell>
              <table:table-cell office:value-type="float" office:value="193">
                <text:p>193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5">
                <text:p>195</text:p>
              </table:table-cell>
              <table:table-cell office:value-type="float" office:value="194.6">
                <text:p>194.6</text:p>
              </table:table-cell>
              <table:table-cell office:value-type="float" office:value="192">
                <text:p>192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1">
                <text:p>191</text:p>
              </table:table-cell>
              <table:table-cell office:value-type="float" office:value="194.3">
                <text:p>194.3</text:p>
              </table:table-cell>
              <table:table-cell office:value-type="float" office:value="192">
                <text:p>19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2">
                <text:p>192</text:p>
              </table:table-cell>
              <table:table-cell office:value-type="float" office:value="194.3">
                <text:p>194.3</text:p>
              </table:table-cell>
              <table:table-cell office:value-type="float" office:value="194">
                <text:p>194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1">
                <text:p>191</text:p>
              </table:table-cell>
              <table:table-cell office:value-type="float" office:value="194.1">
                <text:p>194.1</text:p>
              </table:table-cell>
              <table:table-cell office:value-type="float" office:value="200">
                <text:p>20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2">
                <text:p>192</text:p>
              </table:table-cell>
              <table:table-cell office:value-type="float" office:value="193.9">
                <text:p>193.9</text:p>
              </table:table-cell>
              <table:table-cell office:value-type="float" office:value="195">
                <text:p>195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193.8">
                <text:p>193.8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192.1">
                <text:p>192.1</text:p>
              </table:table-cell>
              <table:table-cell office:value-type="float" office:value="193">
                <text:p>193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0">
                <text:p>190</text:p>
              </table:table-cell>
              <table:table-cell office:value-type="float" office:value="191.5">
                <text:p>191.5</text:p>
              </table:table-cell>
              <table:table-cell office:value-type="float" office:value="192">
                <text:p>192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3">
                <text:p>193</text:p>
              </table:table-cell>
              <table:table-cell office:value-type="float" office:value="191.7">
                <text:p>191.7</text:p>
              </table:table-cell>
              <table:table-cell office:value-type="float" office:value="193">
                <text:p>193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3">
                <text:p>193</text:p>
              </table:table-cell>
              <table:table-cell office:value-type="float" office:value="191.8">
                <text:p>191.8</text:p>
              </table:table-cell>
              <table:table-cell office:value-type="float" office:value="194">
                <text:p>194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4">
                <text:p>194</text:p>
              </table:table-cell>
              <table:table-cell office:value-type="float" office:value="192.1">
                <text:p>192.1</text:p>
              </table:table-cell>
              <table:table-cell office:value-type="float" office:value="197">
                <text:p>197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3">
                <text:p>193</text:p>
              </table:table-cell>
              <table:table-cell office:value-type="float" office:value="192.1">
                <text:p>192.1</text:p>
              </table:table-cell>
              <table:table-cell office:value-type="float" office:value="195">
                <text:p>19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3">
                <text:p>193</text:p>
              </table:table-cell>
              <table:table-cell office:value-type="float" office:value="192.2">
                <text:p>192.2</text:p>
              </table:table-cell>
              <table:table-cell office:value-type="float" office:value="193">
                <text:p>193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">
                <text:p>196</text:p>
              </table:table-cell>
              <table:table-cell office:value-type="float" office:value="192.7">
                <text:p>192.7</text:p>
              </table:table-cell>
              <table:table-cell office:value-type="float" office:value="194">
                <text:p>194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3">
                <text:p>193</text:p>
              </table:table-cell>
              <table:table-cell office:value-type="float" office:value="192.9">
                <text:p>192.9</text:p>
              </table:table-cell>
              <table:table-cell office:value-type="float" office:value="190">
                <text:p>190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2">
                <text:p>192</text:p>
              </table:table-cell>
              <table:table-cell office:value-type="float" office:value="192.9">
                <text:p>192.9</text:p>
              </table:table-cell>
              <table:table-cell office:value-type="float" office:value="195">
                <text:p>19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4">
                <text:p>194</text:p>
              </table:table-cell>
              <table:table-cell office:value-type="float" office:value="193.1">
                <text:p>193.1</text:p>
              </table:table-cell>
              <table:table-cell office:value-type="float" office:value="196">
                <text:p>196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">
                <text:p>192</text:p>
              </table:table-cell>
              <table:table-cell office:value-type="float" office:value="193.3">
                <text:p>193.3</text:p>
              </table:table-cell>
              <table:table-cell office:value-type="float" office:value="192">
                <text:p>192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6">
                <text:p>196</text:p>
              </table:table-cell>
              <table:table-cell office:value-type="float" office:value="193.6">
                <text:p>193.6</text:p>
              </table:table-cell>
              <table:table-cell office:value-type="float" office:value="193">
                <text:p>193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4">
                <text:p>194</text:p>
              </table:table-cell>
              <table:table-cell office:value-type="float" office:value="193.7">
                <text:p>193.7</text:p>
              </table:table-cell>
              <table:table-cell office:value-type="float" office:value="193">
                <text:p>193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5">
                <text:p>195</text:p>
              </table:table-cell>
              <table:table-cell office:value-type="float" office:value="193.8">
                <text:p>193.8</text:p>
              </table:table-cell>
              <table:table-cell office:value-type="float" office:value="193">
                <text:p>19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3">
                <text:p>193</text:p>
              </table:table-cell>
              <table:table-cell office:value-type="float" office:value="193.8">
                <text:p>193.8</text:p>
              </table:table-cell>
              <table:table-cell office:value-type="float" office:value="194">
                <text:p>194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4">
                <text:p>194</text:p>
              </table:table-cell>
              <table:table-cell office:value-type="float" office:value="193.8">
                <text:p>193.8</text:p>
              </table:table-cell>
              <table:table-cell office:value-type="float" office:value="193">
                <text:p>19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3">
                <text:p>193</text:p>
              </table:table-cell>
              <table:table-cell office:value-type="float" office:value="193.8">
                <text:p>193.8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5">
                <text:p>195</text:p>
              </table:table-cell>
              <table:table-cell office:value-type="float" office:value="194.1">
                <text:p>194.1</text:p>
              </table:table-cell>
              <table:table-cell office:value-type="float" office:value="193">
                <text:p>193</text:p>
              </table:table-cell>
              <table:table-cell office:value-type="float" office:value="193.8">
                <text:p>193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4">
                <text:p>194</text:p>
              </table:table-cell>
              <table:table-cell office:value-type="float" office:value="194.1">
                <text:p>194.1</text:p>
              </table:table-cell>
              <table:table-cell office:value-type="float" office:value="207">
                <text:p>207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5">
                <text:p>195</text:p>
              </table:table-cell>
              <table:table-cell office:value-type="float" office:value="194.4">
                <text:p>194.4</text:p>
              </table:table-cell>
              <table:table-cell office:value-type="float" office:value="195">
                <text:p>195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5">
                <text:p>195</text:p>
              </table:table-cell>
              <table:table-cell office:value-type="float" office:value="194.3">
                <text:p>194.3</text:p>
              </table:table-cell>
              <table:table-cell office:value-type="float" office:value="193">
                <text:p>193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3">
                <text:p>193</text:p>
              </table:table-cell>
              <table:table-cell office:value-type="float" office:value="194.2">
                <text:p>194.2</text:p>
              </table:table-cell>
              <table:table-cell office:value-type="float" office:value="194">
                <text:p>194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5">
                <text:p>195</text:p>
              </table:table-cell>
              <table:table-cell office:value-type="float" office:value="194.2">
                <text:p>194.2</text:p>
              </table:table-cell>
              <table:table-cell office:value-type="float" office:value="197">
                <text:p>197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194.3">
                <text:p>194.3</text:p>
              </table:table-cell>
              <table:table-cell office:value-type="float" office:value="211">
                <text:p>211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8">
                <text:p>198</text:p>
              </table:table-cell>
              <table:table-cell office:value-type="float" office:value="194.6">
                <text:p>194.6</text:p>
              </table:table-cell>
              <table:table-cell office:value-type="float" office:value="197">
                <text:p>197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">
                <text:p>194</text:p>
              </table:table-cell>
              <table:table-cell office:value-type="float" office:value="194.6">
                <text:p>194.6</text:p>
              </table:table-cell>
              <table:table-cell office:value-type="float" office:value="195">
                <text:p>195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6">
                <text:p>196</text:p>
              </table:table-cell>
              <table:table-cell office:value-type="float" office:value="194.9">
                <text:p>194.9</text:p>
              </table:table-cell>
              <table:table-cell office:value-type="float" office:value="196">
                <text:p>196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6">
                <text:p>196</text:p>
              </table:table-cell>
              <table:table-cell office:value-type="float" office:value="195.2">
                <text:p>195.2</text:p>
              </table:table-cell>
              <table:table-cell office:value-type="float" office:value="210">
                <text:p>210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6">
                <text:p>196</text:p>
              </table:table-cell>
              <table:table-cell office:value-type="float" office:value="195.1">
                <text:p>195.1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7">
                <text:p>197</text:p>
              </table:table-cell>
              <table:table-cell office:value-type="float" office:value="195.5">
                <text:p>195.5</text:p>
              </table:table-cell>
              <table:table-cell office:value-type="float" office:value="198">
                <text:p>198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7">
                <text:p>197</text:p>
              </table:table-cell>
              <table:table-cell office:value-type="float" office:value="195.7">
                <text:p>195.7</text:p>
              </table:table-cell>
              <table:table-cell office:value-type="float" office:value="197">
                <text:p>19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5">
                <text:p>195</text:p>
              </table:table-cell>
              <table:table-cell office:value-type="float" office:value="195.8">
                <text:p>195.8</text:p>
              </table:table-cell>
              <table:table-cell office:value-type="float" office:value="206">
                <text:p>206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">
                <text:p>198</text:p>
              </table:table-cell>
              <table:table-cell office:value-type="float" office:value="195.8">
                <text:p>195.8</text:p>
              </table:table-cell>
              <table:table-cell office:value-type="float" office:value="199">
                <text:p>199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7">
                <text:p>197</text:p>
              </table:table-cell>
              <table:table-cell office:value-type="float" office:value="196.1">
                <text:p>196.1</text:p>
              </table:table-cell>
              <table:table-cell office:value-type="float" office:value="198">
                <text:p>198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7">
                <text:p>197</text:p>
              </table:table-cell>
              <table:table-cell office:value-type="float" office:value="196.2">
                <text:p>196.2</text:p>
              </table:table-cell>
              <table:table-cell office:value-type="float" office:value="196">
                <text:p>196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8">
                <text:p>198</text:p>
              </table:table-cell>
              <table:table-cell office:value-type="float" office:value="196.4">
                <text:p>196.4</text:p>
              </table:table-cell>
              <table:table-cell office:value-type="float" office:value="195">
                <text:p>195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8">
                <text:p>198</text:p>
              </table:table-cell>
              <table:table-cell office:value-type="float" office:value="196.6">
                <text:p>196.6</text:p>
              </table:table-cell>
              <table:table-cell office:value-type="float" office:value="207">
                <text:p>207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">
                <text:p>199</text:p>
              </table:table-cell>
              <table:table-cell office:value-type="float" office:value="197.2">
                <text:p>197.2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">
                <text:p>197</text:p>
              </table:table-cell>
              <table:table-cell office:value-type="float" office:value="197.3">
                <text:p>197.3</text:p>
              </table:table-cell>
              <table:table-cell office:value-type="float" office:value="197">
                <text:p>197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200">
                <text:p>200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7">
                <text:p>197</text:p>
              </table:table-cell>
              <table:table-cell office:value-type="float" office:value="197.4">
                <text:p>197.4</text:p>
              </table:table-cell>
              <table:table-cell office:value-type="float" office:value="199">
                <text:p>199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7">
                <text:p>197</text:p>
              </table:table-cell>
              <table:table-cell office:value-type="float" office:value="197.6">
                <text:p>197.6</text:p>
              </table:table-cell>
              <table:table-cell office:value-type="float" office:value="213">
                <text:p>213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8">
                <text:p>198</text:p>
              </table:table-cell>
              <table:table-cell office:value-type="float" office:value="197.6">
                <text:p>197.6</text:p>
              </table:table-cell>
              <table:table-cell office:value-type="float" office:value="198">
                <text:p>198</text:p>
              </table:table-cell>
              <table:table-cell office:value-type="float" office:value="200.1">
                <text:p>200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7">
                <text:p>197</text:p>
              </table:table-cell>
              <table:table-cell office:value-type="float" office:value="197.6">
                <text:p>197.6</text:p>
              </table:table-cell>
              <table:table-cell office:value-type="float" office:value="198">
                <text:p>198</text:p>
              </table:table-cell>
              <table:table-cell office:value-type="float" office:value="200.1">
                <text:p>200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0">
                <text:p>200</text:p>
              </table:table-cell>
              <table:table-cell office:value-type="float" office:value="197.9">
                <text:p>197.9</text:p>
              </table:table-cell>
              <table:table-cell office:value-type="float" office:value="197">
                <text:p>197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8">
                <text:p>198</text:p>
              </table:table-cell>
              <table:table-cell office:value-type="float" office:value="197.9">
                <text:p>197.9</text:p>
              </table:table-cell>
              <table:table-cell office:value-type="float" office:value="198">
                <text:p>198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">
                <text:p>200</text:p>
              </table:table-cell>
              <table:table-cell office:value-type="float" office:value="198.1">
                <text:p>198.1</text:p>
              </table:table-cell>
              <table:table-cell office:value-type="float" office:value="212">
                <text:p>21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9">
                <text:p>199</text:p>
              </table:table-cell>
              <table:table-cell office:value-type="float" office:value="198.1">
                <text:p>198.1</text:p>
              </table:table-cell>
              <table:table-cell office:value-type="float" office:value="199">
                <text:p>199</text:p>
              </table:table-cell>
              <table:table-cell office:value-type="float" office:value="201.1">
                <text:p>201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9">
                <text:p>199</text:p>
              </table:table-cell>
              <table:table-cell office:value-type="float" office:value="198.3">
                <text:p>198.3</text:p>
              </table:table-cell>
              <table:table-cell office:value-type="float" office:value="199">
                <text:p>199</text:p>
              </table:table-cell>
              <table:table-cell office:value-type="float" office:value="201.3">
                <text:p>201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2">
                <text:p>202</text:p>
              </table:table-cell>
              <table:table-cell office:value-type="float" office:value="198.7">
                <text:p>198.7</text:p>
              </table:table-cell>
              <table:table-cell office:value-type="float" office:value="199">
                <text:p>199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">
                <text:p>201</text:p>
              </table:table-cell>
              <table:table-cell office:value-type="float" office:value="199.1">
                <text:p>199.1</text:p>
              </table:table-cell>
              <table:table-cell office:value-type="float" office:value="199">
                <text:p>199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">
                <text:p>200</text:p>
              </table:table-cell>
              <table:table-cell office:value-type="float" office:value="199.4">
                <text:p>199.4</text:p>
              </table:table-cell>
              <table:table-cell office:value-type="float" office:value="215">
                <text:p>21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0">
                <text:p>200</text:p>
              </table:table-cell>
              <table:table-cell office:value-type="float" office:value="199.6">
                <text:p>199.6</text:p>
              </table:table-cell>
              <table:table-cell office:value-type="float" office:value="199">
                <text:p>199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9">
                <text:p>199</text:p>
              </table:table-cell>
              <table:table-cell office:value-type="float" office:value="199.8">
                <text:p>199.8</text:p>
              </table:table-cell>
              <table:table-cell office:value-type="float" office:value="201">
                <text:p>201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3">
                <text:p>203</text:p>
              </table:table-cell>
              <table:table-cell office:value-type="float" office:value="200.1">
                <text:p>200.1</text:p>
              </table:table-cell>
              <table:table-cell office:value-type="float" office:value="201">
                <text:p>201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">
                <text:p>200</text:p>
              </table:table-cell>
              <table:table-cell office:value-type="float" office:value="200.3">
                <text:p>200.3</text:p>
              </table:table-cell>
              <table:table-cell office:value-type="float" office:value="204">
                <text:p>204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3">
                <text:p>203</text:p>
              </table:table-cell>
              <table:table-cell office:value-type="float" office:value="200.6">
                <text:p>200.6</text:p>
              </table:table-cell>
              <table:table-cell office:value-type="float" office:value="201">
                <text:p>201</text:p>
              </table:table-cell>
              <table:table-cell office:value-type="float" office:value="201.7">
                <text:p>201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9">
                <text:p>199</text:p>
              </table:table-cell>
              <table:table-cell office:value-type="float" office:value="200.6">
                <text:p>200.6</text:p>
              </table:table-cell>
              <table:table-cell office:value-type="float" office:value="201">
                <text:p>201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4">
                <text:p>204</text:p>
              </table:table-cell>
              <table:table-cell office:value-type="float" office:value="201.1">
                <text:p>201.1</text:p>
              </table:table-cell>
              <table:table-cell office:value-type="float" office:value="203">
                <text:p>203</text:p>
              </table:table-cell>
              <table:table-cell office:value-type="float" office:value="202.3">
                <text:p>202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3">
                <text:p>203</text:p>
              </table:table-cell>
              <table:table-cell office:value-type="float" office:value="201.2">
                <text:p>201.2</text:p>
              </table:table-cell>
              <table:table-cell office:value-type="float" office:value="202">
                <text:p>202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3">
                <text:p>203</text:p>
              </table:table-cell>
              <table:table-cell office:value-type="float" office:value="201.4">
                <text:p>201.4</text:p>
              </table:table-cell>
              <table:table-cell office:value-type="float" office:value="200">
                <text:p>200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2">
                <text:p>202</text:p>
              </table:table-cell>
              <table:table-cell office:value-type="float" office:value="201.6">
                <text:p>201.6</text:p>
              </table:table-cell>
              <table:table-cell office:value-type="float" office:value="203">
                <text:p>203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01.7">
                <text:p>201.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1">
                <text:p>201</text:p>
              </table:table-cell>
              <table:table-cell office:value-type="float" office:value="202.2">
                <text:p>202.2</text:p>
              </table:table-cell>
              <table:table-cell office:value-type="float" office:value="203">
                <text:p>203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3">
                <text:p>203</text:p>
              </table:table-cell>
              <table:table-cell office:value-type="float" office:value="202.2">
                <text:p>202.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">
                <text:p>206</text:p>
              </table:table-cell>
              <table:table-cell office:value-type="float" office:value="202.8">
                <text:p>202.8</text:p>
              </table:table-cell>
              <table:table-cell office:value-type="float" office:value="202">
                <text:p>202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3">
                <text:p>203</text:p>
              </table:table-cell>
              <table:table-cell office:value-type="float" office:value="202.8">
                <text:p>202.8</text:p>
              </table:table-cell>
              <table:table-cell office:value-type="float" office:value="202">
                <text:p>202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5">
                <text:p>205</text:p>
              </table:table-cell>
              <table:table-cell office:value-type="float" office:value="203.4">
                <text:p>203.4</text:p>
              </table:table-cell>
              <table:table-cell office:value-type="float" office:value="204">
                <text:p>204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7">
                <text:p>207</text:p>
              </table:table-cell>
              <table:table-cell office:value-type="float" office:value="203.7">
                <text:p>203.7</text:p>
              </table:table-cell>
              <table:table-cell office:value-type="float" office:value="203">
                <text:p>203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4">
                <text:p>204</text:p>
              </table:table-cell>
              <table:table-cell office:value-type="float" office:value="203.8">
                <text:p>203.8</text:p>
              </table:table-cell>
              <table:table-cell office:value-type="float" office:value="203">
                <text:p>203</text:p>
              </table:table-cell>
              <table:table-cell office:value-type="float" office:value="202.3">
                <text:p>202.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1">
                <text:p>201</text:p>
              </table:table-cell>
              <table:table-cell office:value-type="float" office:value="203.6">
                <text:p>203.6</text:p>
              </table:table-cell>
              <table:table-cell office:value-type="float" office:value="202">
                <text:p>202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4">
                <text:p>204</text:p>
              </table:table-cell>
              <table:table-cell office:value-type="float" office:value="203.8">
                <text:p>203.8</text:p>
              </table:table-cell>
              <table:table-cell office:value-type="float" office:value="202">
                <text:p>202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5">
                <text:p>205</text:p>
              </table:table-cell>
              <table:table-cell office:value-type="float" office:value="203.9">
                <text:p>203.9</text:p>
              </table:table-cell>
              <table:table-cell office:value-type="float" office:value="203">
                <text:p>203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5">
                <text:p>205</text:p>
              </table:table-cell>
              <table:table-cell office:value-type="float" office:value="204.3">
                <text:p>204.3</text:p>
              </table:table-cell>
              <table:table-cell office:value-type="float" office:value="206">
                <text:p>206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7">
                <text:p>237</text:p>
              </table:table-cell>
              <table:table-cell office:value-type="float" office:value="207.7">
                <text:p>207.7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5">
                <text:p>205</text:p>
              </table:table-cell>
              <table:table-cell office:value-type="float" office:value="207.6">
                <text:p>207.6</text:p>
              </table:table-cell>
              <table:table-cell office:value-type="float" office:value="205">
                <text:p>205</text:p>
              </table:table-cell>
              <table:table-cell office:value-type="float" office:value="203.3">
                <text:p>203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9">
                <text:p>209</text:p>
              </table:table-cell>
              <table:table-cell office:value-type="float" office:value="208.2">
                <text:p>208.2</text:p>
              </table:table-cell>
              <table:table-cell office:value-type="float" office:value="205">
                <text:p>205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7">
                <text:p>207</text:p>
              </table:table-cell>
              <table:table-cell office:value-type="float" office:value="208.4">
                <text:p>208.4</text:p>
              </table:table-cell>
              <table:table-cell office:value-type="float" office:value="204">
                <text:p>204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">
                <text:p>206</text:p>
              </table:table-cell>
              <table:table-cell office:value-type="float" office:value="208.3">
                <text:p>208.3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5">
                <text:p>205</text:p>
              </table:table-cell>
              <table:table-cell office:value-type="float" office:value="208.4">
                <text:p>208.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